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Bold" style:font-pitch="fixed"/>
    <style:font-face style:name="Ubuntu Mono1"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125in" style:rel-column-width="29573*"/>
    </style:style>
    <style:style style:name="Table3.B" style:family="table-column">
      <style:table-column-properties style:column-width="3.8in" style:rel-column-width="35962*"/>
    </style:style>
    <style:style style:name="Table3.A1" style:family="table-cell">
      <style:table-cell-properties fo:padding="0.0382in" fo:border="none"/>
    </style:style>
    <style:style style:name="Table3.2" style:family="table-row">
      <style:table-row-properties style:min-row-height="3.5063in"/>
    </style:style>
    <style:style style:name="Table4" style:family="table">
      <style:table-properties style:width="4.1674in" table:align="center"/>
    </style:style>
    <style:style style:name="Table4.A" style:family="table-column">
      <style:table-column-properties style:column-width="0.4243in"/>
    </style:style>
    <style:style style:name="Table4.B" style:family="table-column">
      <style:table-column-properties style:column-width="0.341in"/>
    </style:style>
    <style:style style:name="Table4.A1" style:family="table-cell">
      <style:table-cell-properties fo:padding="0.0382in" fo:border-left="0.05pt solid #000000" fo:border-right="none" fo:border-top="0.05pt solid #000000" fo:border-bottom="0.05pt solid #000000"/>
    </style:style>
    <style:style style:name="Table4.K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9347in" style:rel-column-width="18309*"/>
    </style:style>
    <style:style style:name="Table5.B" style:family="table-column">
      <style:table-column-properties style:column-width="4.9903in" style:rel-column-width="47226*"/>
    </style:style>
    <style:style style:name="Table5.A1" style:family="table-cell">
      <style:table-cell-properties fo:padding="0.0403in" fo:border-left="0.05pt solid #000000" fo:border-right="none" fo:border-top="0.05pt solid #000000" fo:border-bottom="0.05pt solid #000000"/>
    </style:style>
    <style:style style:name="Table5.B1" style:family="table-cell">
      <style:table-cell-properties fo:padding="0.0403in" fo:border="0.05pt solid #000000"/>
    </style:style>
    <style:style style:name="Table5.A2" style:family="table-cell">
      <style:table-cell-properties fo:padding="0.0403in" fo:border-left="0.05pt solid #000000" fo:border-right="none" fo:border-top="none" fo:border-bottom="0.05pt solid #000000"/>
    </style:style>
    <style:style style:name="Table5.B2" style:family="table-cell">
      <style:table-cell-properties fo:padding="0.0403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9347in" style:rel-column-width="18309*"/>
    </style:style>
    <style:style style:name="Table6.B" style:family="table-column">
      <style:table-column-properties style:column-width="4.9903in" style:rel-column-width="47226*"/>
    </style:style>
    <style:style style:name="Table6.A1" style:family="table-cell">
      <style:table-cell-properties fo:padding="0.0403in" fo:border-left="0.05pt solid #000000" fo:border-right="none" fo:border-top="0.05pt solid #000000" fo:border-bottom="0.05pt solid #000000"/>
    </style:style>
    <style:style style:name="Table6.B1" style:family="table-cell">
      <style:table-cell-properties fo:padding="0.0403in" fo:border="0.05pt solid #000000"/>
    </style:style>
    <style:style style:name="Table6.A2" style:family="table-cell">
      <style:table-cell-properties fo:padding="0.0403in" fo:border-left="0.05pt solid #000000" fo:border-right="none" fo:border-top="none" fo:border-bottom="0.05pt solid #000000"/>
    </style:style>
    <style:style style:name="Table6.B2" style:family="table-cell">
      <style:table-cell-properties fo:padding="0.0403in" fo:border-left="0.05pt solid #000000" fo:border-right="0.05pt solid #000000" fo:border-top="none" fo:border-bottom="0.05pt solid #000000"/>
    </style:style>
    <style:style style:name="Table6.10" style:family="table-row">
      <style:table-row-properties style:min-row-height="0.9236in"/>
    </style:style>
    <style:style style:name="Table8" style:family="table">
      <style:table-properties style:width="6.925in" table:align="margins"/>
    </style:style>
    <style:style style:name="Table8.A" style:family="table-column">
      <style:table-column-properties style:column-width="1.9347in" style:rel-column-width="18309*"/>
    </style:style>
    <style:style style:name="Table8.B" style:family="table-column">
      <style:table-column-properties style:column-width="4.9903in" style:rel-column-width="4722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972in" style:rel-column-width="33096*"/>
    </style:style>
    <style:style style:name="Table9.B" style:family="table-column">
      <style:table-column-properties style:column-width="3.4278in" style:rel-column-width="32439*"/>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2215in" table:align="center"/>
    </style:style>
    <style:style style:name="Table10.A" style:family="table-column">
      <style:table-column-properties style:column-width="0.834in"/>
    </style:style>
    <style:style style:name="Table10.B" style:family="table-column">
      <style:table-column-properties style:column-width="0.2576in"/>
    </style:style>
    <style:style style:name="Table10.D" style:family="table-column">
      <style:table-column-properties style:column-width="0.341in"/>
    </style:style>
    <style:style style:name="Table10.A1" style:family="table-cell">
      <style:table-cell-properties fo:padding="0.0382in" fo:border-left="0.05pt solid #000000" fo:border-right="none" fo:border-top="0.05pt solid #000000" fo:border-bottom="0.05pt solid #000000"/>
    </style:style>
    <style:style style:name="Table10.S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background-color="transparent" fo:padding="0.0382in" fo:border-left="0.05pt solid #000000" fo:border-right="none" fo:border-top="none" fo:border-bottom="0.05pt solid #000000">
        <style:background-image/>
      </style:table-cell-properties>
    </style:style>
    <style:style style:name="Table10.P2" style:family="table-cell">
      <style:table-cell-properties fo:padding="0.0382in" fo:border-left="0.05pt solid #000000" fo:border-right="0.05pt solid #000000" fo:border-top="none" fo:border-bottom="0.05pt solid #000000"/>
    </style:style>
    <style:style style:name="Table1" style:family="table">
      <style:table-properties style:width="6.925in" fo:break-before="auto" fo:break-after="auto" table:align="margins"/>
    </style:style>
    <style:style style:name="Table1.A" style:family="table-column">
      <style:table-column-properties style:column-width="2.7528in" style:rel-column-width="26051*"/>
    </style:style>
    <style:style style:name="Table1.B" style:family="table-column">
      <style:table-column-properties style:column-width="2.5in" style:rel-column-width="23658*"/>
    </style:style>
    <style:style style:name="Table1.C" style:family="table-column">
      <style:table-column-properties style:column-width="0.625in" style:rel-column-width="5914*"/>
    </style:style>
    <style:style style:name="Table1.D" style:family="table-column">
      <style:table-column-properties style:column-width="1.0472in" style:rel-column-width="991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0799in" table:align="center"/>
    </style:style>
    <style:style style:name="Table7.A" style:family="table-column">
      <style:table-column-properties style:column-width="1.2208in"/>
    </style:style>
    <style:style style:name="Table7.B" style:family="table-column">
      <style:table-column-properties style:column-width="0.341in"/>
    </style:style>
    <style:style style:name="Table7.G" style:family="table-column">
      <style:table-column-properties style:column-width="0.2569in"/>
    </style:style>
    <style:style style:name="Table7.H" style:family="table-column">
      <style:table-column-properties style:column-width="0.5507in"/>
    </style:style>
    <style:style style:name="Table7.M" style:family="table-column">
      <style:table-column-properties style:column-width="0.2576in"/>
    </style:style>
    <style:style style:name="Table7.A1" style:family="table-cell">
      <style:table-cell-properties fo:padding="0.0382in" fo:border-left="0.05pt solid #000000" fo:border-right="none" fo:border-top="0.05pt solid #000000" fo:border-bottom="0.05pt solid #000000"/>
    </style:style>
    <style:style style:name="Table7.O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background-color="transparent" fo:padding="0.0382in" fo:border-left="0.05pt solid #000000" fo:border-right="none" fo:border-top="none" fo:border-bottom="0.05pt solid #000000">
        <style:background-image/>
      </style:table-cell-properties>
    </style:style>
    <style:style style:name="Table7.N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fo:font-size="28pt" style:font-size-asian="24.5pt" style:font-size-complex="28pt"/>
    </style:style>
    <style:style style:name="P2" style:family="paragraph" style:parent-style-name="Subtitle">
      <style:text-properties fo:font-size="14pt" style:font-size-asian="14pt" style:font-size-complex="14pt"/>
    </style:style>
    <style:style style:name="P3" style:family="paragraph" style:parent-style-name="Subtitle">
      <style:text-properties fo:font-size="14pt" officeooo:rsid="0114ebba" officeooo:paragraph-rsid="0114ebba" style:font-size-asian="14pt" style:font-size-complex="14pt"/>
    </style:style>
    <style:style style:name="P4" style:family="paragraph" style:parent-style-name="Subtitle">
      <style:text-properties officeooo:rsid="001b5bb5" officeooo:paragraph-rsid="001b5bb5"/>
    </style:style>
    <style:style style:name="P5" style:family="paragraph" style:parent-style-name="Subtitle">
      <style:text-properties style:text-position="0% 100%" style:font-name="Liberation Serif" officeooo:rsid="00c02c6e" officeooo:paragraph-rsid="001b5bb5"/>
    </style:style>
    <style:style style:name="P6" style:family="paragraph" style:parent-style-name="Subtitle">
      <style:text-properties style:font-name="Ubuntu Condensed" fo:font-size="40pt" fo:text-shadow="1pt 1pt" officeooo:paragraph-rsid="0117ba17" style:font-size-asian="40pt" style:font-size-complex="40pt"/>
    </style:style>
    <style:style style:name="P7" style:family="paragraph" style:parent-style-name="Subtitle">
      <style:text-properties fo:font-size="22pt" officeooo:rsid="0117ba17" officeooo:paragraph-rsid="0117ba17" style:font-size-asian="22pt" style:font-size-complex="22pt"/>
    </style:style>
    <style:style style:name="P8" style:family="paragraph" style:parent-style-name="Subtitle">
      <style:text-properties fo:font-size="22pt" fo:font-style="italic" officeooo:rsid="0117ba17" officeooo:paragraph-rsid="0117ba17" style:font-size-asian="22pt" style:font-style-asian="italic" style:font-size-complex="22pt" style:font-style-complex="italic"/>
    </style:style>
    <style:style style:name="P9" style:family="paragraph" style:parent-style-name="Subtitle">
      <style:text-properties officeooo:rsid="0329d9b8" officeooo:paragraph-rsid="0329d9b8"/>
    </style:style>
    <style:style style:name="P10" style:family="paragraph" style:parent-style-name="Text_20_body">
      <style:paragraph-properties fo:text-align="start" style:justify-single-word="false"/>
      <style:text-properties style:text-position="0% 100%" style:font-name="Liberation Serif" officeooo:rsid="00c02c6e" officeooo:paragraph-rsid="00c17ee1"/>
    </style:style>
    <style:style style:name="P11" style:family="paragraph" style:parent-style-name="Text_20_body">
      <style:paragraph-properties fo:text-align="justify" style:justify-single-word="false"/>
      <style:text-properties style:text-position="0% 100%" fo:font-style="normal" fo:font-weight="normal" officeooo:rsid="01393527" officeooo:paragraph-rsid="032b66cb"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text-position="0% 100%" fo:font-style="normal" fo:font-weight="normal" officeooo:rsid="010c5f3e" officeooo:paragraph-rsid="032b66cb" style:font-style-asian="normal" style:font-weight-asian="normal" style:font-style-complex="normal" style:font-weight-complex="normal"/>
    </style:style>
    <style:style style:name="P13" style:family="paragraph" style:parent-style-name="Text_20_body">
      <style:text-properties officeooo:rsid="0114ebba" officeooo:paragraph-rsid="0114ebba"/>
    </style:style>
    <style:style style:name="P14" style:family="paragraph" style:parent-style-name="Text_20_body">
      <style:paragraph-properties fo:text-align="center" style:justify-single-word="false"/>
    </style:style>
    <style:style style:name="P15" style:family="paragraph" style:parent-style-name="Text_20_body">
      <style:text-properties officeooo:rsid="001b5bb5" officeooo:paragraph-rsid="001b5bb5"/>
    </style:style>
    <style:style style:name="P16" style:family="paragraph" style:parent-style-name="Text_20_body">
      <style:text-properties fo:font-size="22pt" officeooo:paragraph-rsid="0117ba17" style:font-size-asian="22pt" style:font-size-complex="22pt"/>
    </style:style>
    <style:style style:name="P17" style:family="paragraph" style:parent-style-name="Text_20_body">
      <style:text-properties officeooo:rsid="02659fd3" officeooo:paragraph-rsid="02659fd3"/>
    </style:style>
    <style:style style:name="P18" style:family="paragraph" style:parent-style-name="Text_20_body">
      <style:paragraph-properties fo:text-align="justify" style:justify-single-word="false"/>
      <style:text-properties officeooo:rsid="0266dd5f" officeooo:paragraph-rsid="0266dd5f"/>
    </style:style>
    <style:style style:name="P19" style:family="paragraph" style:parent-style-name="Text_20_body">
      <style:text-properties officeooo:rsid="026a5c58" officeooo:paragraph-rsid="026a5c58"/>
    </style:style>
    <style:style style:name="P20" style:family="paragraph" style:parent-style-name="Text_20_body">
      <style:text-properties officeooo:paragraph-rsid="026463ab"/>
    </style:style>
    <style:style style:name="P21" style:family="paragraph" style:parent-style-name="Text_20_body">
      <style:text-properties officeooo:rsid="02765faa" officeooo:paragraph-rsid="02765faa"/>
    </style:style>
    <style:style style:name="P22" style:family="paragraph" style:parent-style-name="Text_20_body">
      <style:text-properties officeooo:rsid="02785006" officeooo:paragraph-rsid="02785006"/>
    </style:style>
    <style:style style:name="P23" style:family="paragraph" style:parent-style-name="Text_20_body">
      <style:text-properties officeooo:rsid="02794483" officeooo:paragraph-rsid="02794483"/>
    </style:style>
    <style:style style:name="P24" style:family="paragraph" style:parent-style-name="Text_20_body">
      <style:text-properties officeooo:rsid="027b6415" officeooo:paragraph-rsid="027b6415"/>
    </style:style>
    <style:style style:name="P25" style:family="paragraph" style:parent-style-name="Text_20_body">
      <style:text-properties officeooo:rsid="027b6415" officeooo:paragraph-rsid="0307426a"/>
    </style:style>
    <style:style style:name="P26" style:family="paragraph" style:parent-style-name="Text_20_body">
      <style:text-properties officeooo:rsid="027cd724" officeooo:paragraph-rsid="027cd724"/>
    </style:style>
    <style:style style:name="P27" style:family="paragraph" style:parent-style-name="Text_20_body">
      <style:text-properties officeooo:rsid="0280a2c5" officeooo:paragraph-rsid="0280a2c5"/>
    </style:style>
    <style:style style:name="P28" style:family="paragraph" style:parent-style-name="Text_20_body">
      <style:text-properties officeooo:rsid="0284c6bc" officeooo:paragraph-rsid="0284c6bc"/>
    </style:style>
    <style:style style:name="P29" style:family="paragraph" style:parent-style-name="Text_20_body">
      <style:text-properties officeooo:rsid="02969941" officeooo:paragraph-rsid="02969941"/>
    </style:style>
    <style:style style:name="P30" style:family="paragraph" style:parent-style-name="Text_20_body">
      <style:text-properties officeooo:rsid="029a8fb1" officeooo:paragraph-rsid="029a8fb1"/>
    </style:style>
    <style:style style:name="P31" style:family="paragraph" style:parent-style-name="Text_20_body">
      <style:text-properties officeooo:rsid="029b4585" officeooo:paragraph-rsid="029b4585"/>
    </style:style>
    <style:style style:name="P32" style:family="paragraph" style:parent-style-name="Text_20_body">
      <style:text-properties officeooo:rsid="029dfd81" officeooo:paragraph-rsid="029dfd81"/>
    </style:style>
    <style:style style:name="P33" style:family="paragraph" style:parent-style-name="Text_20_body">
      <style:text-properties officeooo:rsid="02ad3408" officeooo:paragraph-rsid="02ad3408"/>
    </style:style>
    <style:style style:name="P34" style:family="paragraph" style:parent-style-name="Text_20_body">
      <style:text-properties officeooo:rsid="02b0e65f" officeooo:paragraph-rsid="02b0e65f"/>
    </style:style>
    <style:style style:name="P35" style:family="paragraph" style:parent-style-name="Text_20_body">
      <style:text-properties officeooo:rsid="02bf6ac2" officeooo:paragraph-rsid="02bf6ac2"/>
    </style:style>
    <style:style style:name="P36" style:family="paragraph" style:parent-style-name="Text_20_body">
      <style:text-properties officeooo:rsid="02c44fe5" officeooo:paragraph-rsid="02c44fe5"/>
    </style:style>
    <style:style style:name="P37" style:family="paragraph" style:parent-style-name="Text_20_body">
      <style:text-properties officeooo:rsid="02c79442" officeooo:paragraph-rsid="02c79442"/>
    </style:style>
    <style:style style:name="P38" style:family="paragraph" style:parent-style-name="Text_20_body">
      <style:text-properties officeooo:rsid="02d286f8" officeooo:paragraph-rsid="02d286f8"/>
    </style:style>
    <style:style style:name="P39" style:family="paragraph" style:parent-style-name="Text_20_body">
      <style:text-properties officeooo:rsid="02d4a348" officeooo:paragraph-rsid="02d4a348"/>
    </style:style>
    <style:style style:name="P40" style:family="paragraph" style:parent-style-name="Text_20_body">
      <style:text-properties officeooo:rsid="02e2749d" officeooo:paragraph-rsid="02e2749d"/>
    </style:style>
    <style:style style:name="P41" style:family="paragraph" style:parent-style-name="Text_20_body">
      <style:text-properties officeooo:rsid="02f59cd1" officeooo:paragraph-rsid="02f59cd1"/>
    </style:style>
    <style:style style:name="P42" style:family="paragraph" style:parent-style-name="Text_20_body">
      <style:text-properties officeooo:rsid="03132022" officeooo:paragraph-rsid="03132022"/>
    </style:style>
    <style:style style:name="P43" style:family="paragraph" style:parent-style-name="Text_20_body">
      <style:text-properties officeooo:paragraph-rsid="03132022"/>
    </style:style>
    <style:style style:name="P44" style:family="paragraph" style:parent-style-name="Text_20_body">
      <style:text-properties fo:font-weight="bold" officeooo:rsid="01d338e1" officeooo:paragraph-rsid="031adc9a" style:font-weight-asian="bold" style:font-weight-complex="bold"/>
    </style:style>
    <style:style style:name="P45" style:family="paragraph" style:parent-style-name="Text_20_body">
      <style:text-properties fo:font-weight="bold" officeooo:rsid="01d338e1" officeooo:paragraph-rsid="032b66cb" style:font-weight-asian="bold" style:font-weight-complex="bold"/>
    </style:style>
    <style:style style:name="P46" style:family="paragraph" style:parent-style-name="Text_20_body">
      <style:text-properties fo:font-weight="normal" officeooo:rsid="0191218f" officeooo:paragraph-rsid="031adc9a" style:font-weight-asian="normal" style:font-weight-complex="normal"/>
    </style:style>
    <style:style style:name="P47" style:family="paragraph" style:parent-style-name="Text_20_body">
      <style:text-properties fo:font-weight="normal" officeooo:rsid="0191218f" officeooo:paragraph-rsid="032b66cb" style:font-weight-asian="normal" style:font-weight-complex="normal"/>
    </style:style>
    <style:style style:name="P48" style:family="paragraph" style:parent-style-name="Text_20_body">
      <style:text-properties officeooo:rsid="01913a8d" officeooo:paragraph-rsid="031adc9a"/>
    </style:style>
    <style:style style:name="P49" style:family="paragraph" style:parent-style-name="Text_20_body">
      <style:text-properties officeooo:rsid="032b66cb" officeooo:paragraph-rsid="026463ab"/>
    </style:style>
    <style:style style:name="P50" style:family="paragraph" style:parent-style-name="Text_20_body">
      <style:text-properties officeooo:rsid="032b66cb" officeooo:paragraph-rsid="032b66cb"/>
    </style:style>
    <style:style style:name="P51" style:family="paragraph" style:parent-style-name="Text_20_body">
      <style:paragraph-properties fo:text-align="justify" style:justify-single-word="false"/>
      <style:text-properties officeooo:paragraph-rsid="032b66cb"/>
    </style:style>
    <style:style style:name="P52" style:family="paragraph" style:parent-style-name="Text_20_body">
      <style:text-properties officeooo:paragraph-rsid="032b66cb"/>
    </style:style>
    <style:style style:name="P53" style:family="paragraph" style:parent-style-name="Text_20_body">
      <style:text-properties officeooo:rsid="032d8dee" officeooo:paragraph-rsid="032d8dee"/>
    </style:style>
    <style:style style:name="P54" style:family="paragraph" style:parent-style-name="Text_20_body">
      <style:text-properties officeooo:paragraph-rsid="03313520"/>
    </style:style>
    <style:style style:name="P55" style:family="paragraph" style:parent-style-name="Text_20_body">
      <style:paragraph-properties fo:text-align="justify" style:justify-single-word="false"/>
      <style:text-properties officeooo:rsid="026046ad" officeooo:paragraph-rsid="032b66cb"/>
    </style:style>
    <style:style style:name="P56" style:family="paragraph" style:parent-style-name="Text_20_body">
      <style:text-properties officeooo:rsid="034007eb" officeooo:paragraph-rsid="034007eb"/>
    </style:style>
    <style:style style:name="P57" style:family="paragraph" style:parent-style-name="Text_20_body">
      <style:text-properties officeooo:paragraph-rsid="034e19bb"/>
    </style:style>
    <style:style style:name="P58" style:family="paragraph" style:parent-style-name="Code">
      <style:text-properties officeooo:rsid="02659fd3" officeooo:paragraph-rsid="02659fd3"/>
    </style:style>
    <style:style style:name="P59" style:family="paragraph" style:parent-style-name="Code">
      <style:text-properties officeooo:rsid="02680caf" officeooo:paragraph-rsid="02680caf"/>
    </style:style>
    <style:style style:name="P60" style:family="paragraph" style:parent-style-name="Code">
      <style:text-properties officeooo:rsid="026a5c58" officeooo:paragraph-rsid="026a5c58"/>
    </style:style>
    <style:style style:name="P61" style:family="paragraph" style:parent-style-name="Code">
      <style:text-properties officeooo:rsid="026a5c58" officeooo:paragraph-rsid="026bd468"/>
    </style:style>
    <style:style style:name="P62" style:family="paragraph" style:parent-style-name="Code">
      <style:text-properties fo:font-weight="bold" style:font-weight-asian="bold" style:font-weight-complex="bold"/>
    </style:style>
    <style:style style:name="P63" style:family="paragraph" style:parent-style-name="Code">
      <style:text-properties officeooo:paragraph-rsid="02765faa"/>
    </style:style>
    <style:style style:name="P64" style:family="paragraph" style:parent-style-name="Code">
      <style:text-properties fo:font-weight="normal" officeooo:rsid="029882cc" officeooo:paragraph-rsid="029882cc" style:font-weight-asian="normal" style:font-weight-complex="normal"/>
    </style:style>
    <style:style style:name="P65" style:family="paragraph" style:parent-style-name="Code">
      <style:text-properties officeooo:rsid="02785006" officeooo:paragraph-rsid="02785006"/>
    </style:style>
    <style:style style:name="P66" style:family="paragraph" style:parent-style-name="Code">
      <style:text-properties officeooo:rsid="027b6415" officeooo:paragraph-rsid="027b6415"/>
    </style:style>
    <style:style style:name="P67" style:family="paragraph" style:parent-style-name="Code">
      <style:text-properties fo:font-style="italic" officeooo:rsid="027b6415" officeooo:paragraph-rsid="027b6415" style:font-style-asian="italic" style:font-style-complex="italic"/>
    </style:style>
    <style:style style:name="P68" style:family="paragraph" style:parent-style-name="Code">
      <style:text-properties fo:font-style="italic" officeooo:rsid="027cd724" officeooo:paragraph-rsid="027cd724" style:font-style-asian="italic" style:font-style-complex="italic"/>
    </style:style>
    <style:style style:name="P69" style:family="paragraph" style:parent-style-name="Code">
      <style:text-properties fo:font-style="italic" officeooo:rsid="027cd724" officeooo:paragraph-rsid="0281fb98" style:font-style-asian="italic" style:font-style-complex="italic"/>
    </style:style>
    <style:style style:name="P70" style:family="paragraph" style:parent-style-name="Code">
      <style:text-properties fo:font-style="italic" officeooo:rsid="027cd724" officeooo:paragraph-rsid="0289dc50" style:font-style-asian="italic" style:font-style-complex="italic"/>
    </style:style>
    <style:style style:name="P71" style:family="paragraph" style:parent-style-name="Code">
      <style:text-properties fo:font-style="italic" officeooo:rsid="027cd724" officeooo:paragraph-rsid="02969941" style:font-style-asian="italic" style:font-style-complex="italic"/>
    </style:style>
    <style:style style:name="P72" style:family="paragraph" style:parent-style-name="Code">
      <style:text-properties fo:font-style="italic" officeooo:rsid="029b4585" officeooo:paragraph-rsid="029b4585" style:font-style-asian="italic" style:font-style-complex="italic"/>
    </style:style>
    <style:style style:name="P73" style:family="paragraph" style:parent-style-name="Code">
      <style:text-properties fo:font-style="italic" officeooo:rsid="02af193f" officeooo:paragraph-rsid="02af193f" style:font-style-asian="italic" style:font-style-complex="italic"/>
    </style:style>
    <style:style style:name="P74" style:family="paragraph" style:parent-style-name="Code">
      <style:text-properties fo:font-style="italic" officeooo:rsid="02bf6ac2" officeooo:paragraph-rsid="02bf6ac2" style:font-style-asian="italic" style:font-style-complex="italic"/>
    </style:style>
    <style:style style:name="P75" style:family="paragraph" style:parent-style-name="Code">
      <style:text-properties fo:font-style="italic" officeooo:rsid="02bf6ac2" officeooo:paragraph-rsid="02c520c9" style:font-style-asian="italic" style:font-style-complex="italic"/>
    </style:style>
    <style:style style:name="P76" style:family="paragraph" style:parent-style-name="Code">
      <style:text-properties fo:font-style="italic" officeooo:rsid="02c79442" officeooo:paragraph-rsid="02c79442" style:font-style-asian="italic" style:font-style-complex="italic"/>
    </style:style>
    <style:style style:name="P77" style:family="paragraph" style:parent-style-name="Code">
      <style:text-properties fo:font-style="italic" officeooo:rsid="02c79442" officeooo:paragraph-rsid="02c98ec1" style:font-style-asian="italic" style:font-style-complex="italic"/>
    </style:style>
    <style:style style:name="P78" style:family="paragraph" style:parent-style-name="Code">
      <style:text-properties fo:font-style="italic" officeooo:rsid="02d286f8" officeooo:paragraph-rsid="02d286f8" style:font-style-asian="italic" style:font-style-complex="italic"/>
    </style:style>
    <style:style style:name="P79" style:family="paragraph" style:parent-style-name="Code">
      <style:text-properties fo:font-style="italic" officeooo:rsid="02f59cd1" officeooo:paragraph-rsid="02f59cd1" style:font-style-asian="italic" style:font-style-complex="italic"/>
    </style:style>
    <style:style style:name="P80" style:family="paragraph" style:parent-style-name="Code">
      <style:text-properties fo:font-style="italic" officeooo:rsid="0307426a" officeooo:paragraph-rsid="0307426a" style:font-style-asian="italic" style:font-style-complex="italic"/>
    </style:style>
    <style:style style:name="P81" style:family="paragraph" style:parent-style-name="Code">
      <style:text-properties fo:font-style="italic" officeooo:rsid="029882cc" officeooo:paragraph-rsid="029882cc" style:font-style-asian="italic" style:font-style-complex="italic"/>
    </style:style>
    <style:style style:name="P82" style:family="paragraph" style:parent-style-name="Code">
      <style:text-properties officeooo:rsid="029882cc" officeooo:paragraph-rsid="029882cc"/>
    </style:style>
    <style:style style:name="P83" style:family="paragraph" style:parent-style-name="Code">
      <style:text-properties style:text-position="0% 100%" fo:font-style="italic" officeooo:rsid="029b4585" officeooo:paragraph-rsid="029b4585" style:font-style-asian="italic" style:font-style-complex="italic"/>
    </style:style>
    <style:style style:name="P84" style:family="paragraph" style:parent-style-name="Code">
      <style:text-properties style:text-position="0% 100%" fo:font-style="italic" fo:font-weight="normal" officeooo:rsid="029882cc" officeooo:paragraph-rsid="029882cc" style:font-style-asian="italic" style:font-weight-asian="normal" style:font-style-complex="italic" style:font-weight-complex="normal"/>
    </style:style>
    <style:style style:name="P85" style:family="paragraph" style:parent-style-name="Code">
      <style:text-properties style:text-position="0% 100%" fo:font-weight="bold" officeooo:rsid="029882cc" officeooo:paragraph-rsid="029882cc" style:font-weight-asian="bold" style:font-weight-complex="bold"/>
    </style:style>
    <style:style style:name="P86" style:family="paragraph" style:parent-style-name="Code">
      <style:text-properties officeooo:rsid="029dfd81" officeooo:paragraph-rsid="029dfd81"/>
    </style:style>
    <style:style style:name="P87" style:family="paragraph" style:parent-style-name="Code">
      <style:text-properties officeooo:rsid="02b0e65f" officeooo:paragraph-rsid="02b0e65f"/>
    </style:style>
    <style:style style:name="P88" style:family="paragraph" style:parent-style-name="Code">
      <style:text-properties officeooo:rsid="02d4a348" officeooo:paragraph-rsid="02d4a348"/>
    </style:style>
    <style:style style:name="P89" style:family="paragraph" style:parent-style-name="Code">
      <style:text-properties officeooo:paragraph-rsid="02af193f"/>
    </style:style>
    <style:style style:name="P90" style:family="paragraph" style:parent-style-name="Code">
      <style:text-properties officeooo:paragraph-rsid="029b4585"/>
    </style:style>
    <style:style style:name="P91" style:family="paragraph" style:parent-style-name="Code">
      <style:text-properties officeooo:rsid="02794483" officeooo:paragraph-rsid="02794483"/>
    </style:style>
    <style:style style:name="P92" style:family="paragraph" style:parent-style-name="Code">
      <style:text-properties style:text-position="sub 58%" fo:font-style="italic" officeooo:rsid="029b4585" officeooo:paragraph-rsid="029b4585" style:font-style-asian="italic" style:font-style-complex="italic"/>
    </style:style>
    <style:style style:name="P93" style:family="paragraph" style:parent-style-name="Code">
      <style:text-properties fo:font-style="normal" officeooo:rsid="02451ddc" officeooo:paragraph-rsid="032b66cb" style:font-style-asian="normal" style:font-style-complex="normal"/>
    </style:style>
    <style:style style:name="P94" style:family="paragraph" style:parent-style-name="Code">
      <style:text-properties fo:font-size="10pt" officeooo:rsid="0255888c" officeooo:paragraph-rsid="032b66cb" style:font-size-asian="10pt" style:font-size-complex="10pt"/>
    </style:style>
    <style:style style:name="P95" style:family="paragraph" style:parent-style-name="Code">
      <style:text-properties fo:font-size="10pt" officeooo:rsid="01913a8d" officeooo:paragraph-rsid="031adc9a" style:font-size-asian="10pt" style:font-size-complex="10pt"/>
    </style:style>
    <style:style style:name="P96" style:family="paragraph" style:parent-style-name="Code">
      <style:text-properties fo:font-size="10pt" officeooo:rsid="01913a8d" officeooo:paragraph-rsid="032b66cb" style:font-size-asian="10pt" style:font-size-complex="10pt"/>
    </style:style>
    <style:style style:name="P97" style:family="paragraph" style:parent-style-name="Code">
      <style:text-properties fo:font-size="10pt" officeooo:rsid="01c471b4" officeooo:paragraph-rsid="032b66cb" style:font-size-asian="10pt" style:font-size-complex="10pt"/>
    </style:style>
    <style:style style:name="P98" style:family="paragraph" style:parent-style-name="Code">
      <style:text-properties fo:font-size="10pt" officeooo:rsid="01ef2e15" officeooo:paragraph-rsid="032b66cb" style:font-size-asian="10pt" style:font-size-complex="10pt"/>
    </style:style>
    <style:style style:name="P99" style:family="paragraph" style:parent-style-name="Code">
      <style:text-properties fo:font-size="10pt" officeooo:rsid="01f07a3e" officeooo:paragraph-rsid="032b66cb" style:font-size-asian="10pt" style:font-size-complex="10pt"/>
    </style:style>
    <style:style style:name="P100" style:family="paragraph" style:parent-style-name="Code">
      <style:text-properties fo:font-size="10pt" officeooo:rsid="0192aa57" officeooo:paragraph-rsid="031adc9a" style:font-size-asian="10pt" style:font-size-complex="10pt"/>
    </style:style>
    <style:style style:name="P101" style:family="paragraph" style:parent-style-name="Code">
      <style:text-properties fo:font-size="10pt" officeooo:rsid="0192aa57" officeooo:paragraph-rsid="032b66cb" style:font-size-asian="10pt" style:font-size-complex="10pt"/>
    </style:style>
    <style:style style:name="P102" style:family="paragraph" style:parent-style-name="Code">
      <style:text-properties fo:font-size="10pt" officeooo:rsid="01f18025" officeooo:paragraph-rsid="032b66cb" style:font-size-asian="10pt" style:font-size-complex="10pt"/>
    </style:style>
    <style:style style:name="P103" style:family="paragraph" style:parent-style-name="Code">
      <style:text-properties fo:font-size="10pt" officeooo:rsid="01f65b2a" officeooo:paragraph-rsid="032b66cb" style:font-size-asian="10pt" style:font-size-complex="10pt"/>
    </style:style>
    <style:style style:name="P104" style:family="paragraph" style:parent-style-name="Code">
      <style:text-properties fo:font-size="10pt" officeooo:rsid="01d60e68" officeooo:paragraph-rsid="031adc9a" style:font-size-asian="10pt" style:font-size-complex="10pt"/>
    </style:style>
    <style:style style:name="P105" style:family="paragraph" style:parent-style-name="Code">
      <style:text-properties fo:font-size="10pt" officeooo:rsid="01d60e68" officeooo:paragraph-rsid="032b66cb" style:font-size-asian="10pt" style:font-size-complex="10pt"/>
    </style:style>
    <style:style style:name="P106" style:family="paragraph" style:parent-style-name="Code">
      <style:text-properties fo:font-size="10pt" officeooo:rsid="0252ca2f" officeooo:paragraph-rsid="031adc9a" style:font-size-asian="10pt" style:font-size-complex="10pt"/>
    </style:style>
    <style:style style:name="P107" style:family="paragraph" style:parent-style-name="Code">
      <style:text-properties fo:font-size="10pt" officeooo:rsid="0252ca2f" officeooo:paragraph-rsid="032b66cb" style:font-size-asian="10pt" style:font-size-complex="10pt"/>
    </style:style>
    <style:style style:name="P108" style:family="paragraph" style:parent-style-name="Code">
      <style:text-properties fo:font-size="10pt" officeooo:rsid="02534848" officeooo:paragraph-rsid="031adc9a" style:font-size-asian="10pt" style:font-size-complex="10pt"/>
    </style:style>
    <style:style style:name="P109" style:family="paragraph" style:parent-style-name="Code">
      <style:text-properties fo:font-size="10pt" officeooo:rsid="02534848" officeooo:paragraph-rsid="032b66cb" style:font-size-asian="10pt" style:font-size-complex="10pt"/>
    </style:style>
    <style:style style:name="P110" style:family="paragraph" style:parent-style-name="Code">
      <style:text-properties fo:font-size="10pt" officeooo:rsid="011ec7ce" officeooo:paragraph-rsid="032b66cb" style:font-size-asian="10pt" style:font-size-complex="10pt"/>
    </style:style>
    <style:style style:name="P111" style:family="paragraph" style:parent-style-name="Code">
      <style:text-properties fo:font-size="10pt" officeooo:rsid="011cc87f" officeooo:paragraph-rsid="032b66cb" style:font-size-asian="10pt" style:font-size-complex="10pt"/>
    </style:style>
    <style:style style:name="P112" style:family="paragraph" style:parent-style-name="Code">
      <style:text-properties fo:font-size="10pt" officeooo:rsid="01254155" officeooo:paragraph-rsid="032b66cb" style:font-size-asian="10pt" style:font-size-complex="10pt"/>
    </style:style>
    <style:style style:name="P113" style:family="paragraph" style:parent-style-name="Code">
      <style:text-properties fo:font-size="10pt" officeooo:rsid="011da33b" officeooo:paragraph-rsid="032b66cb" style:font-size-asian="10pt" style:font-size-complex="10pt"/>
    </style:style>
    <style:style style:name="P114" style:family="paragraph" style:parent-style-name="Code">
      <style:text-properties fo:font-size="10pt" officeooo:rsid="0119852d" officeooo:paragraph-rsid="032b66cb" style:font-size-asian="10pt" style:font-size-complex="10pt"/>
    </style:style>
    <style:style style:name="P115" style:family="paragraph" style:parent-style-name="Code">
      <style:text-properties fo:font-size="10pt" officeooo:rsid="011b5b01" officeooo:paragraph-rsid="032b66cb" style:font-size-asian="10pt" style:font-size-complex="10pt"/>
    </style:style>
    <style:style style:name="P116" style:family="paragraph" style:parent-style-name="Code">
      <style:text-properties fo:font-size="10pt" officeooo:paragraph-rsid="032b66cb" style:font-size-asian="10pt" style:font-size-complex="10pt"/>
    </style:style>
    <style:style style:name="P117" style:family="paragraph" style:parent-style-name="Code">
      <style:text-properties fo:font-size="10pt" fo:font-weight="normal" officeooo:rsid="0252ca2f" officeooo:paragraph-rsid="031adc9a" style:font-size-asian="10pt" style:font-weight-asian="normal" style:font-size-complex="10pt" style:font-weight-complex="normal"/>
    </style:style>
    <style:style style:name="P118" style:family="paragraph" style:parent-style-name="Code">
      <style:text-properties fo:font-size="10pt" fo:font-weight="normal" officeooo:rsid="0252ca2f" officeooo:paragraph-rsid="032b66cb" style:font-size-asian="10pt" style:font-weight-asian="normal" style:font-size-complex="10pt" style:font-weight-complex="normal"/>
    </style:style>
    <style:style style:name="P119" style:family="paragraph" style:parent-style-name="Code">
      <style:text-properties fo:font-size="10pt" fo:font-weight="bold" officeooo:rsid="0192aa57" officeooo:paragraph-rsid="031adc9a" style:font-size-asian="10pt" style:font-weight-asian="bold" style:font-size-complex="10pt" style:font-weight-complex="bold"/>
    </style:style>
    <style:style style:name="P120" style:family="paragraph" style:parent-style-name="Code">
      <style:text-properties fo:font-size="10pt" fo:font-weight="bold" officeooo:rsid="0192aa57" officeooo:paragraph-rsid="032b66cb" style:font-size-asian="10pt" style:font-weight-asian="bold" style:font-size-complex="10pt" style:font-weight-complex="bold"/>
    </style:style>
    <style:style style:name="P121" style:family="paragraph" style:parent-style-name="Code">
      <style:text-properties fo:color="#009933" style:font-name="Ubuntu Mono" fo:font-size="10pt" fo:font-weight="normal" officeooo:rsid="019917c0" officeooo:paragraph-rsid="032b66cb" fo:background-color="transparent" style:font-size-asian="10pt" style:font-size-complex="10pt"/>
    </style:style>
    <style:style style:name="P122" style:family="paragraph" style:parent-style-name="Code">
      <style:text-properties officeooo:rsid="013c5251" officeooo:paragraph-rsid="032b66cb"/>
    </style:style>
    <style:style style:name="P123" style:family="paragraph" style:parent-style-name="Code">
      <style:text-properties officeooo:rsid="01e15a51" officeooo:paragraph-rsid="032b66cb"/>
    </style:style>
    <style:style style:name="P124" style:family="paragraph" style:parent-style-name="Code">
      <style:text-properties officeooo:rsid="025a3e2d" officeooo:paragraph-rsid="032b66cb"/>
    </style:style>
    <style:style style:name="P125" style:family="paragraph" style:parent-style-name="Code">
      <style:text-properties officeooo:rsid="02137537" officeooo:paragraph-rsid="032b66cb"/>
    </style:style>
    <style:style style:name="P126" style:family="paragraph" style:parent-style-name="Code">
      <style:text-properties officeooo:rsid="02153c68" officeooo:paragraph-rsid="032b66cb"/>
    </style:style>
    <style:style style:name="P127" style:family="paragraph" style:parent-style-name="Code">
      <style:text-properties officeooo:rsid="015aa865" officeooo:paragraph-rsid="032b66cb"/>
    </style:style>
    <style:style style:name="P128" style:family="paragraph" style:parent-style-name="Code">
      <style:text-properties officeooo:rsid="015bfda3" officeooo:paragraph-rsid="032b66cb"/>
    </style:style>
    <style:style style:name="P129" style:family="paragraph" style:parent-style-name="Code">
      <style:text-properties officeooo:rsid="015c9b71" officeooo:paragraph-rsid="032b66cb"/>
    </style:style>
    <style:style style:name="P130" style:family="paragraph" style:parent-style-name="Code">
      <style:text-properties officeooo:rsid="015ce507" officeooo:paragraph-rsid="032b66cb"/>
    </style:style>
    <style:style style:name="P131" style:family="paragraph" style:parent-style-name="Code">
      <style:text-properties officeooo:rsid="015dbac5" officeooo:paragraph-rsid="032b66cb"/>
    </style:style>
    <style:style style:name="P132" style:family="paragraph" style:parent-style-name="Code">
      <style:text-properties officeooo:rsid="015f0c0b" officeooo:paragraph-rsid="032b66cb"/>
    </style:style>
    <style:style style:name="P133" style:family="paragraph" style:parent-style-name="Code">
      <style:text-properties officeooo:rsid="0170afbd" officeooo:paragraph-rsid="032b66cb"/>
    </style:style>
    <style:style style:name="P134" style:family="paragraph" style:parent-style-name="Code">
      <style:text-properties officeooo:rsid="01578ede" officeooo:paragraph-rsid="032b66cb"/>
    </style:style>
    <style:style style:name="P135" style:family="paragraph" style:parent-style-name="Code">
      <style:text-properties officeooo:rsid="0157afae" officeooo:paragraph-rsid="032b66cb"/>
    </style:style>
    <style:style style:name="P136" style:family="paragraph" style:parent-style-name="Code">
      <style:text-properties officeooo:rsid="01593dbd" officeooo:paragraph-rsid="032b66cb"/>
    </style:style>
    <style:style style:name="P137" style:family="paragraph" style:parent-style-name="Code">
      <style:text-properties officeooo:rsid="015a3576" officeooo:paragraph-rsid="032b66cb"/>
    </style:style>
    <style:style style:name="P138" style:family="paragraph" style:parent-style-name="Code">
      <style:text-properties officeooo:rsid="015a4d7d" officeooo:paragraph-rsid="032b66cb"/>
    </style:style>
    <style:style style:name="P139" style:family="paragraph" style:parent-style-name="Code">
      <style:text-properties officeooo:rsid="015d5d05" officeooo:paragraph-rsid="032b66cb"/>
    </style:style>
    <style:style style:name="P140" style:family="paragraph" style:parent-style-name="Code">
      <style:text-properties officeooo:rsid="01871f49" officeooo:paragraph-rsid="032b66cb"/>
    </style:style>
    <style:style style:name="P141" style:family="paragraph" style:parent-style-name="Code">
      <style:text-properties officeooo:rsid="01de7900" officeooo:paragraph-rsid="032b66cb"/>
    </style:style>
    <style:style style:name="P142" style:family="paragraph" style:parent-style-name="Code">
      <style:text-properties officeooo:rsid="01446b36" officeooo:paragraph-rsid="032b66cb"/>
    </style:style>
    <style:style style:name="P143" style:family="paragraph" style:parent-style-name="Code">
      <style:text-properties officeooo:rsid="0147e6a6" officeooo:paragraph-rsid="032b66cb"/>
    </style:style>
    <style:style style:name="P144" style:family="paragraph" style:parent-style-name="Code">
      <style:text-properties officeooo:rsid="0152b3a3" officeooo:paragraph-rsid="032b66cb"/>
    </style:style>
    <style:style style:name="P145" style:family="paragraph" style:parent-style-name="Code">
      <style:text-properties officeooo:rsid="01fd5a89" officeooo:paragraph-rsid="032b66cb"/>
    </style:style>
    <style:style style:name="P146" style:family="paragraph" style:parent-style-name="Code">
      <style:text-properties officeooo:rsid="01eaee4a" officeooo:paragraph-rsid="032b66cb"/>
    </style:style>
    <style:style style:name="P147" style:family="paragraph" style:parent-style-name="Code">
      <style:text-properties officeooo:rsid="01df4b27" officeooo:paragraph-rsid="032b66cb"/>
    </style:style>
    <style:style style:name="P148" style:family="paragraph" style:parent-style-name="Code">
      <style:text-properties officeooo:paragraph-rsid="032b66cb"/>
    </style:style>
    <style:style style:name="P149" style:family="paragraph" style:parent-style-name="Table_20_Contents">
      <style:paragraph-properties fo:text-align="center" style:justify-single-word="false"/>
      <style:text-properties officeooo:rsid="0284c6bc" officeooo:paragraph-rsid="0284c6bc"/>
    </style:style>
    <style:style style:name="P150" style:family="paragraph" style:parent-style-name="Table_20_Contents">
      <style:paragraph-properties fo:text-align="center" style:justify-single-word="false"/>
      <style:text-properties fo:font-weight="bold" officeooo:rsid="0284c6bc" officeooo:paragraph-rsid="0284c6bc" style:font-weight-asian="bold" style:font-weight-complex="bold"/>
    </style:style>
    <style:style style:name="P151" style:family="paragraph" style:parent-style-name="Table_20_Contents">
      <style:paragraph-properties fo:text-align="center" style:justify-single-word="false"/>
      <style:text-properties fo:font-weight="bold" officeooo:rsid="0292156d" officeooo:paragraph-rsid="0292156d" style:font-weight-asian="bold" style:font-weight-complex="bold"/>
    </style:style>
    <style:style style:name="P152" style:family="paragraph" style:parent-style-name="Table_20_Contents">
      <style:paragraph-properties fo:text-align="center" style:justify-single-word="false"/>
      <style:text-properties fo:font-weight="bold" officeooo:paragraph-rsid="032b66cb" style:font-weight-asian="bold" style:font-weight-complex="bold"/>
    </style:style>
    <style:style style:name="P153" style:family="paragraph" style:parent-style-name="Table_20_Contents">
      <style:paragraph-properties fo:text-align="center" style:justify-single-word="false"/>
      <style:text-properties fo:font-weight="bold" officeooo:rsid="014426f5" officeooo:paragraph-rsid="032b66cb" style:font-weight-asian="bold" style:font-weight-complex="bold"/>
    </style:style>
    <style:style style:name="P154" style:family="paragraph" style:parent-style-name="Table_20_Contents">
      <style:paragraph-properties fo:text-align="center" style:justify-single-word="false"/>
      <style:text-properties fo:font-weight="bold" officeooo:rsid="01578ede" officeooo:paragraph-rsid="032b66cb" style:font-weight-asian="bold" style:font-weight-complex="bold"/>
    </style:style>
    <style:style style:name="P155" style:family="paragraph" style:parent-style-name="Table_20_Contents">
      <style:paragraph-properties fo:text-align="center" style:justify-single-word="false"/>
      <style:text-properties fo:font-weight="bold" officeooo:rsid="01ddd58c" officeooo:paragraph-rsid="032b66cb" style:font-weight-asian="bold" style:font-weight-complex="bold"/>
    </style:style>
    <style:style style:name="P156" style:family="paragraph" style:parent-style-name="Table_20_Contents">
      <style:paragraph-properties fo:text-align="center" style:justify-single-word="false"/>
      <style:text-properties officeooo:paragraph-rsid="02873523"/>
    </style:style>
    <style:style style:name="P157" style:family="paragraph" style:parent-style-name="Table_20_Contents">
      <style:paragraph-properties fo:text-align="center" style:justify-single-word="false"/>
      <style:text-properties officeooo:paragraph-rsid="028a2aa9"/>
    </style:style>
    <style:style style:name="P158" style:family="paragraph" style:parent-style-name="Table_20_Contents">
      <style:paragraph-properties fo:text-align="center" style:justify-single-word="false"/>
      <style:text-properties officeooo:paragraph-rsid="028b6e51"/>
    </style:style>
    <style:style style:name="P159" style:family="paragraph" style:parent-style-name="Table_20_Contents">
      <style:paragraph-properties fo:text-align="center" style:justify-single-word="false"/>
      <style:text-properties officeooo:paragraph-rsid="028c8156"/>
    </style:style>
    <style:style style:name="P160" style:family="paragraph" style:parent-style-name="Table_20_Contents">
      <style:paragraph-properties fo:text-align="center" style:justify-single-word="false"/>
      <style:text-properties officeooo:paragraph-rsid="028f4b5b"/>
    </style:style>
    <style:style style:name="P161" style:family="paragraph" style:parent-style-name="Table_20_Contents">
      <style:paragraph-properties fo:text-align="center" style:justify-single-word="false"/>
      <style:text-properties officeooo:paragraph-rsid="032b66cb"/>
    </style:style>
    <style:style style:name="P162" style:family="paragraph" style:parent-style-name="Table_20_Contents">
      <style:paragraph-properties fo:text-align="center" style:justify-single-word="false"/>
      <style:text-properties officeooo:rsid="02873523" officeooo:paragraph-rsid="02873523"/>
    </style:style>
    <style:style style:name="P163" style:family="paragraph" style:parent-style-name="Table_20_Contents">
      <style:paragraph-properties fo:text-align="center" style:justify-single-word="false"/>
      <style:text-properties officeooo:rsid="02873523" officeooo:paragraph-rsid="028f4323"/>
    </style:style>
    <style:style style:name="P164" style:family="paragraph" style:parent-style-name="Table_20_Contents">
      <style:paragraph-properties fo:text-align="center" style:justify-single-word="false"/>
      <style:text-properties officeooo:rsid="028a2aa9" officeooo:paragraph-rsid="028a2aa9"/>
    </style:style>
    <style:style style:name="P165" style:family="paragraph" style:parent-style-name="Table_20_Contents">
      <style:paragraph-properties fo:text-align="center" style:justify-single-word="false"/>
      <style:text-properties officeooo:rsid="028a2aa9" officeooo:paragraph-rsid="028f4323"/>
    </style:style>
    <style:style style:name="P166" style:family="paragraph" style:parent-style-name="Table_20_Contents">
      <style:paragraph-properties fo:text-align="center" style:justify-single-word="false"/>
      <style:text-properties officeooo:rsid="028c8156" officeooo:paragraph-rsid="028c8156"/>
    </style:style>
    <style:style style:name="P167" style:family="paragraph" style:parent-style-name="Table_20_Contents">
      <style:paragraph-properties fo:text-align="center" style:justify-single-word="false"/>
      <style:text-properties officeooo:rsid="028c8156" officeooo:paragraph-rsid="028f4323"/>
    </style:style>
    <style:style style:name="P168" style:family="paragraph" style:parent-style-name="Table_20_Contents">
      <style:paragraph-properties fo:text-align="center" style:justify-single-word="false"/>
      <style:text-properties officeooo:rsid="028c8156" officeooo:paragraph-rsid="02903a1f"/>
    </style:style>
    <style:style style:name="P169" style:family="paragraph" style:parent-style-name="Table_20_Contents">
      <style:paragraph-properties fo:text-align="center" style:justify-single-word="false"/>
      <style:text-properties officeooo:rsid="028d88d4" officeooo:paragraph-rsid="028d88d4"/>
    </style:style>
    <style:style style:name="P170" style:family="paragraph" style:parent-style-name="Table_20_Contents">
      <style:paragraph-properties fo:text-align="center" style:justify-single-word="false"/>
      <style:text-properties officeooo:rsid="028f4b5b" officeooo:paragraph-rsid="028f4b5b"/>
    </style:style>
    <style:style style:name="P171" style:family="paragraph" style:parent-style-name="Table_20_Contents">
      <style:paragraph-properties fo:text-align="center" style:justify-single-word="false"/>
      <style:text-properties officeooo:rsid="02903a1f" officeooo:paragraph-rsid="02903a1f"/>
    </style:style>
    <style:style style:name="P172" style:family="paragraph" style:parent-style-name="Table_20_Contents">
      <style:paragraph-properties fo:text-align="center" style:justify-single-word="false"/>
      <style:text-properties officeooo:rsid="02afa355" officeooo:paragraph-rsid="02afa355"/>
    </style:style>
    <style:style style:name="P173" style:family="paragraph" style:parent-style-name="Table_20_Contents">
      <style:paragraph-properties fo:text-align="center" style:justify-single-word="false"/>
      <style:text-properties officeooo:rsid="02b0a8f3" officeooo:paragraph-rsid="02b0a8f3"/>
    </style:style>
    <style:style style:name="P174" style:family="paragraph" style:parent-style-name="Table_20_Contents">
      <style:paragraph-properties fo:text-align="center" style:justify-single-word="false"/>
      <style:text-properties officeooo:rsid="0191218f" officeooo:paragraph-rsid="031adc9a"/>
    </style:style>
    <style:style style:name="P175" style:family="paragraph" style:parent-style-name="Table_20_Contents">
      <style:paragraph-properties fo:text-align="center" style:justify-single-word="false"/>
      <style:text-properties officeooo:rsid="0191218f" officeooo:paragraph-rsid="032b66cb"/>
    </style:style>
    <style:style style:name="P176" style:family="paragraph" style:parent-style-name="Table_20_Contents">
      <style:paragraph-properties fo:text-align="center" style:justify-single-word="false"/>
      <style:text-properties officeooo:rsid="01c40cef" officeooo:paragraph-rsid="031adc9a"/>
    </style:style>
    <style:style style:name="P177" style:family="paragraph" style:parent-style-name="Table_20_Contents">
      <style:paragraph-properties fo:text-align="center" style:justify-single-word="false"/>
      <style:text-properties officeooo:rsid="01c40cef" officeooo:paragraph-rsid="032b66cb"/>
    </style:style>
    <style:style style:name="P178" style:family="paragraph" style:parent-style-name="Table_20_Contents">
      <style:paragraph-properties fo:text-align="center" style:justify-single-word="false"/>
      <style:text-properties officeooo:rsid="01edd030" officeooo:paragraph-rsid="032b66cb"/>
    </style:style>
    <style:style style:name="P179" style:family="paragraph" style:parent-style-name="Table_20_Contents">
      <style:paragraph-properties fo:text-align="center" style:justify-single-word="false"/>
      <style:text-properties officeooo:rsid="0119852d" officeooo:paragraph-rsid="032b66cb"/>
    </style:style>
    <style:style style:name="P180" style:family="paragraph" style:parent-style-name="Table_20_Contents">
      <style:paragraph-properties fo:text-align="justify" style:justify-single-word="false"/>
      <style:text-properties officeooo:paragraph-rsid="032b66cb"/>
    </style:style>
    <style:style style:name="P181" style:family="paragraph" style:parent-style-name="Table_20_Contents">
      <style:paragraph-properties fo:text-align="justify" style:justify-single-word="false"/>
      <style:text-properties officeooo:rsid="013a9bea" officeooo:paragraph-rsid="032b66cb"/>
    </style:style>
    <style:style style:name="P182" style:family="paragraph" style:parent-style-name="Table_20_Contents">
      <style:paragraph-properties fo:text-align="justify" style:justify-single-word="false"/>
      <style:text-properties officeooo:rsid="01519fe0" officeooo:paragraph-rsid="032b66cb"/>
    </style:style>
    <style:style style:name="P183" style:family="paragraph" style:parent-style-name="Table_20_Contents">
      <style:paragraph-properties fo:text-align="justify" style:justify-single-word="false"/>
      <style:text-properties officeooo:rsid="0151df49" officeooo:paragraph-rsid="032b66cb"/>
    </style:style>
    <style:style style:name="P184" style:family="paragraph" style:parent-style-name="Table_20_Contents">
      <style:paragraph-properties fo:text-align="justify" style:justify-single-word="false"/>
      <style:text-properties officeooo:rsid="02331386" officeooo:paragraph-rsid="032b66cb"/>
    </style:style>
    <style:style style:name="P185" style:family="paragraph" style:parent-style-name="Table_20_Contents">
      <style:paragraph-properties fo:text-align="justify" style:justify-single-word="false"/>
      <style:text-properties officeooo:rsid="025a3e2d" officeooo:paragraph-rsid="032b66cb"/>
    </style:style>
    <style:style style:name="P186" style:family="paragraph" style:parent-style-name="Table_20_Contents">
      <style:paragraph-properties fo:text-align="justify" style:justify-single-word="false"/>
      <style:text-properties officeooo:rsid="01446b36" officeooo:paragraph-rsid="032b66cb"/>
    </style:style>
    <style:style style:name="P187" style:family="paragraph" style:parent-style-name="Table_20_Contents">
      <style:paragraph-properties fo:text-align="justify" style:justify-single-word="false"/>
      <style:text-properties officeooo:rsid="02137537" officeooo:paragraph-rsid="032b66cb"/>
    </style:style>
    <style:style style:name="P188" style:family="paragraph" style:parent-style-name="Table_20_Contents">
      <style:paragraph-properties fo:text-align="justify" style:justify-single-word="false"/>
      <style:text-properties officeooo:rsid="014426f5" officeooo:paragraph-rsid="032b66cb"/>
    </style:style>
    <style:style style:name="P189" style:family="paragraph" style:parent-style-name="Table_20_Contents">
      <style:paragraph-properties fo:text-align="justify" style:justify-single-word="false"/>
      <style:text-properties officeooo:rsid="015aa865" officeooo:paragraph-rsid="032b66cb"/>
    </style:style>
    <style:style style:name="P190" style:family="paragraph" style:parent-style-name="Table_20_Contents">
      <style:paragraph-properties fo:text-align="justify" style:justify-single-word="false"/>
      <style:text-properties officeooo:rsid="02528bce" officeooo:paragraph-rsid="032b66cb"/>
    </style:style>
    <style:style style:name="P191" style:family="paragraph" style:parent-style-name="Table_20_Contents">
      <style:paragraph-properties fo:text-align="justify" style:justify-single-word="false"/>
      <style:text-properties officeooo:rsid="015c9b71" officeooo:paragraph-rsid="032b66cb"/>
    </style:style>
    <style:style style:name="P192" style:family="paragraph" style:parent-style-name="Table_20_Contents">
      <style:paragraph-properties fo:text-align="justify" style:justify-single-word="false"/>
      <style:text-properties officeooo:rsid="015dbac5" officeooo:paragraph-rsid="032b66cb"/>
    </style:style>
    <style:style style:name="P193" style:family="paragraph" style:parent-style-name="Table_20_Contents">
      <style:paragraph-properties fo:text-align="justify" style:justify-single-word="false"/>
      <style:text-properties officeooo:rsid="015f0c0b" officeooo:paragraph-rsid="032b66cb"/>
    </style:style>
    <style:style style:name="P194" style:family="paragraph" style:parent-style-name="Table_20_Contents">
      <style:paragraph-properties fo:text-align="justify" style:justify-single-word="false"/>
      <style:text-properties officeooo:rsid="01578ede" officeooo:paragraph-rsid="032b66cb"/>
    </style:style>
    <style:style style:name="P195" style:family="paragraph" style:parent-style-name="Table_20_Contents">
      <style:paragraph-properties fo:text-align="justify" style:justify-single-word="false"/>
      <style:text-properties officeooo:rsid="0157afae" officeooo:paragraph-rsid="032b66cb"/>
    </style:style>
    <style:style style:name="P196" style:family="paragraph" style:parent-style-name="Table_20_Contents">
      <style:paragraph-properties fo:text-align="justify" style:justify-single-word="false"/>
      <style:text-properties officeooo:rsid="01593dbd" officeooo:paragraph-rsid="032b66cb"/>
    </style:style>
    <style:style style:name="P197" style:family="paragraph" style:parent-style-name="Table_20_Contents">
      <style:paragraph-properties fo:text-align="justify" style:justify-single-word="false"/>
      <style:text-properties officeooo:rsid="015a3576" officeooo:paragraph-rsid="032b66cb"/>
    </style:style>
    <style:style style:name="P198" style:family="paragraph" style:parent-style-name="Table_20_Contents">
      <style:paragraph-properties fo:text-align="justify" style:justify-single-word="false"/>
      <style:text-properties officeooo:rsid="015a4d7d" officeooo:paragraph-rsid="032b66cb"/>
    </style:style>
    <style:style style:name="P199" style:family="paragraph" style:parent-style-name="Table_20_Contents">
      <style:paragraph-properties fo:text-align="justify" style:justify-single-word="false"/>
      <style:text-properties officeooo:rsid="015d5d05" officeooo:paragraph-rsid="032b66cb"/>
    </style:style>
    <style:style style:name="P200" style:family="paragraph" style:parent-style-name="Table_20_Contents">
      <style:paragraph-properties fo:text-align="justify" style:justify-single-word="false"/>
      <style:text-properties officeooo:rsid="0152b3a3" officeooo:paragraph-rsid="032b66cb"/>
    </style:style>
    <style:style style:name="P201" style:family="paragraph" style:parent-style-name="Table_20_Contents">
      <style:paragraph-properties fo:text-align="justify" style:justify-single-word="false"/>
      <style:text-properties officeooo:rsid="02105276" officeooo:paragraph-rsid="032b66cb"/>
    </style:style>
    <style:style style:name="P202" style:family="paragraph" style:parent-style-name="Table_20_Contents">
      <style:paragraph-properties fo:text-align="justify" style:justify-single-word="false"/>
      <style:text-properties officeooo:rsid="0139abb1" officeooo:paragraph-rsid="032b66cb"/>
    </style:style>
    <style:style style:name="P203" style:family="paragraph" style:parent-style-name="Table_20_Contents">
      <style:paragraph-properties fo:text-align="justify" style:justify-single-word="false"/>
      <style:text-properties officeooo:rsid="013c5251" officeooo:paragraph-rsid="032b66cb"/>
    </style:style>
    <style:style style:name="P204" style:family="paragraph" style:parent-style-name="Table_20_Contents">
      <style:paragraph-properties fo:text-align="justify" style:justify-single-word="false"/>
      <style:text-properties officeooo:rsid="01e15a51" officeooo:paragraph-rsid="032b66cb"/>
    </style:style>
    <style:style style:name="P205" style:family="paragraph" style:parent-style-name="Table_20_Contents">
      <style:paragraph-properties fo:text-align="justify" style:justify-single-word="false"/>
      <style:text-properties officeooo:rsid="02345417" officeooo:paragraph-rsid="032b66cb"/>
    </style:style>
    <style:style style:name="P206" style:family="paragraph" style:parent-style-name="Table_20_Contents">
      <style:paragraph-properties fo:text-align="justify" style:justify-single-word="false"/>
      <style:text-properties officeooo:rsid="0174b8ae" officeooo:paragraph-rsid="032b66cb"/>
    </style:style>
    <style:style style:name="P207" style:family="paragraph" style:parent-style-name="Table_20_Contents">
      <style:paragraph-properties fo:text-align="justify" style:justify-single-word="false"/>
      <style:text-properties officeooo:rsid="01424ffd" officeooo:paragraph-rsid="032b66cb"/>
    </style:style>
    <style:style style:name="P208" style:family="paragraph" style:parent-style-name="Table_20_Contents">
      <style:paragraph-properties fo:text-align="justify" style:justify-single-word="false"/>
      <style:text-properties officeooo:rsid="02153c68" officeooo:paragraph-rsid="032b66cb"/>
    </style:style>
    <style:style style:name="P209" style:family="paragraph" style:parent-style-name="Table_20_Contents">
      <style:paragraph-properties fo:text-align="justify" style:justify-single-word="false"/>
      <style:text-properties officeooo:rsid="014d9b0c" officeooo:paragraph-rsid="032b66cb"/>
    </style:style>
    <style:style style:name="P210" style:family="paragraph" style:parent-style-name="Table_20_Contents">
      <style:paragraph-properties fo:text-align="justify" style:justify-single-word="false"/>
      <style:text-properties officeooo:rsid="015ce507" officeooo:paragraph-rsid="032b66cb"/>
    </style:style>
    <style:style style:name="P211" style:family="paragraph" style:parent-style-name="Table_20_Contents">
      <style:paragraph-properties fo:text-align="justify" style:justify-single-word="false"/>
      <style:text-properties officeooo:rsid="01871f49" officeooo:paragraph-rsid="032b66cb"/>
    </style:style>
    <style:style style:name="P212" style:family="paragraph" style:parent-style-name="Table_20_Contents">
      <style:paragraph-properties fo:text-align="justify" style:justify-single-word="false"/>
      <style:text-properties officeooo:rsid="0147e6a6" officeooo:paragraph-rsid="032b66cb"/>
    </style:style>
    <style:style style:name="P213" style:family="paragraph" style:parent-style-name="Table_20_Contents">
      <style:paragraph-properties fo:text-align="justify" style:justify-single-word="false"/>
      <style:text-properties officeooo:rsid="01df98b3" officeooo:paragraph-rsid="032b66cb"/>
    </style:style>
    <style:style style:name="P214" style:family="paragraph" style:parent-style-name="Footnote">
      <style:text-properties fo:font-style="italic" officeooo:rsid="02cc3711" officeooo:paragraph-rsid="02cc3711" style:font-style-asian="italic" style:font-style-complex="italic"/>
    </style:style>
    <style:style style:name="P215" style:family="paragraph" style:parent-style-name="Heading_20_4">
      <style:text-properties fo:font-weight="normal" style:font-weight-asian="normal" style:font-weight-complex="normal"/>
    </style:style>
    <style:style style:name="P216" style:family="paragraph" style:parent-style-name="Note">
      <style:text-properties officeooo:rsid="03395ede" officeooo:paragraph-rsid="03395ede"/>
    </style:style>
    <style:style style:name="P217" style:family="paragraph" style:parent-style-name="Note">
      <style:text-properties officeooo:rsid="033d8ffe" officeooo:paragraph-rsid="033d8ffe"/>
    </style:style>
    <style:style style:name="P218" style:family="paragraph" style:parent-style-name="Note">
      <style:text-properties officeooo:rsid="033f316e" officeooo:paragraph-rsid="033f316e"/>
    </style:style>
    <style:style style:name="P219" style:family="paragraph" style:parent-style-name="Note">
      <style:text-properties officeooo:rsid="033fff45" officeooo:paragraph-rsid="033fff45"/>
    </style:style>
    <style:style style:name="P220" style:family="paragraph" style:parent-style-name="Note">
      <style:text-properties officeooo:rsid="034007eb" officeooo:paragraph-rsid="034007eb"/>
    </style:style>
    <style:style style:name="P221" style:family="paragraph" style:parent-style-name="Note">
      <style:text-properties officeooo:rsid="03407ccf" officeooo:paragraph-rsid="03407ccf"/>
    </style:style>
    <style:style style:name="P222" style:family="paragraph" style:parent-style-name="Note">
      <style:text-properties officeooo:rsid="0340bff7" officeooo:paragraph-rsid="0340bff7"/>
    </style:style>
    <style:style style:name="P223" style:family="paragraph" style:parent-style-name="Note">
      <style:text-properties officeooo:rsid="0342586b" officeooo:paragraph-rsid="0342586b"/>
    </style:style>
    <style:style style:name="P224" style:family="paragraph" style:parent-style-name="Note">
      <style:text-properties officeooo:rsid="03455b99" officeooo:paragraph-rsid="03455b99"/>
    </style:style>
    <style:style style:name="P225" style:family="paragraph" style:parent-style-name="Note">
      <style:paragraph-properties fo:text-align="justify" style:justify-single-word="false"/>
      <style:text-properties officeooo:rsid="03455b99" officeooo:paragraph-rsid="03455b99"/>
    </style:style>
    <style:style style:name="P226" style:family="paragraph" style:parent-style-name="Note">
      <style:text-properties officeooo:rsid="0349c8f8" officeooo:paragraph-rsid="0349c8f8"/>
    </style:style>
    <style:style style:name="P227" style:family="paragraph" style:parent-style-name="Note">
      <style:text-properties officeooo:rsid="034b21d3" officeooo:paragraph-rsid="034b21d3"/>
    </style:style>
    <style:style style:name="P228" style:family="paragraph" style:parent-style-name="Text_20_body" style:list-style-name="L2">
      <style:paragraph-properties fo:text-align="justify" style:justify-single-word="false"/>
      <style:text-properties officeooo:rsid="021f983a" officeooo:paragraph-rsid="032b66cb"/>
    </style:style>
    <style:style style:name="P229" style:family="paragraph" style:parent-style-name="Text_20_body" style:list-style-name="L2">
      <style:paragraph-properties fo:text-align="justify" style:justify-single-word="false"/>
      <style:text-properties officeooo:rsid="0230703a" officeooo:paragraph-rsid="032b66cb"/>
    </style:style>
    <style:style style:name="P230" style:family="paragraph" style:parent-style-name="Text_20_body" style:list-style-name="L2">
      <style:paragraph-properties fo:text-align="justify" style:justify-single-word="false"/>
      <style:text-properties officeooo:rsid="02386b79" officeooo:paragraph-rsid="032b66cb"/>
    </style:style>
    <style:style style:name="P231" style:family="paragraph" style:parent-style-name="Text_20_body" style:list-style-name="L2">
      <style:paragraph-properties fo:text-align="justify" style:justify-single-word="false"/>
      <style:text-properties officeooo:rsid="026046ad" officeooo:paragraph-rsid="032b66cb"/>
    </style:style>
    <style:style style:name="P232" style:family="paragraph" style:parent-style-name="Text_20_body">
      <style:text-properties officeooo:rsid="03132022" officeooo:paragraph-rsid="03b02419"/>
    </style:style>
    <style:style style:name="P233" style:family="paragraph" style:parent-style-name="Text_20_body">
      <style:text-properties officeooo:paragraph-rsid="03313520"/>
    </style:style>
    <style:style style:name="P234" style:family="paragraph" style:parent-style-name="Text_20_body">
      <style:text-properties officeooo:rsid="03543521" officeooo:paragraph-rsid="03543521"/>
    </style:style>
    <style:style style:name="P235" style:family="paragraph" style:parent-style-name="Text_20_body">
      <style:text-properties officeooo:paragraph-rsid="034e19bb"/>
    </style:style>
    <style:style style:name="P236" style:family="paragraph" style:parent-style-name="Text_20_body">
      <style:text-properties officeooo:paragraph-rsid="036ae38a"/>
    </style:style>
    <style:style style:name="P237" style:family="paragraph" style:parent-style-name="Text_20_body">
      <style:text-properties officeooo:paragraph-rsid="036dbd97"/>
    </style:style>
    <style:style style:name="P238" style:family="paragraph" style:parent-style-name="Text_20_body">
      <style:text-properties officeooo:paragraph-rsid="0373e5b8"/>
    </style:style>
    <style:style style:name="P239" style:family="paragraph" style:parent-style-name="Text_20_body">
      <style:text-properties officeooo:paragraph-rsid="03754985"/>
    </style:style>
    <style:style style:name="P240" style:family="paragraph" style:parent-style-name="Text_20_body">
      <style:text-properties officeooo:paragraph-rsid="037ae3aa"/>
    </style:style>
    <style:style style:name="P241" style:family="paragraph" style:parent-style-name="Text_20_body">
      <style:text-properties officeooo:paragraph-rsid="037e1194"/>
    </style:style>
    <style:style style:name="P242" style:family="paragraph" style:parent-style-name="Text_20_body">
      <style:text-properties officeooo:paragraph-rsid="0382754b"/>
    </style:style>
    <style:style style:name="P243" style:family="paragraph" style:parent-style-name="Text_20_body">
      <style:text-properties officeooo:paragraph-rsid="0383bc84"/>
    </style:style>
    <style:style style:name="P244" style:family="paragraph" style:parent-style-name="Text_20_body">
      <style:text-properties officeooo:paragraph-rsid="038795ff"/>
    </style:style>
    <style:style style:name="P245" style:family="paragraph" style:parent-style-name="Text_20_body">
      <style:text-properties officeooo:rsid="038b6167" officeooo:paragraph-rsid="038b6167"/>
    </style:style>
    <style:style style:name="P246" style:family="paragraph" style:parent-style-name="Text_20_body">
      <style:text-properties officeooo:rsid="02a79365" officeooo:paragraph-rsid="03a478a5"/>
    </style:style>
    <style:style style:name="P247" style:family="paragraph" style:parent-style-name="Text_20_body">
      <style:text-properties officeooo:rsid="038d7492" officeooo:paragraph-rsid="03a478a5"/>
    </style:style>
    <style:style style:name="P248" style:family="paragraph" style:parent-style-name="Text_20_body">
      <style:text-properties officeooo:rsid="038ed8f7" officeooo:paragraph-rsid="03a478a5"/>
    </style:style>
    <style:style style:name="P249" style:family="paragraph" style:parent-style-name="Text_20_body">
      <style:text-properties officeooo:rsid="038f4b44" officeooo:paragraph-rsid="03a478a5"/>
    </style:style>
    <style:style style:name="P250" style:family="paragraph" style:parent-style-name="Text_20_body">
      <style:text-properties officeooo:paragraph-rsid="03a1cda1"/>
    </style:style>
    <style:style style:name="P251" style:family="paragraph" style:parent-style-name="Text_20_body">
      <style:text-properties officeooo:rsid="02a2a502" officeooo:paragraph-rsid="03a478a5"/>
    </style:style>
    <style:style style:name="P252" style:family="paragraph" style:parent-style-name="Text_20_body">
      <style:text-properties officeooo:rsid="02b4eea7" officeooo:paragraph-rsid="03a478a5"/>
    </style:style>
    <style:style style:name="P253" style:family="paragraph" style:parent-style-name="Text_20_body">
      <style:text-properties officeooo:rsid="02b73e7d" officeooo:paragraph-rsid="03a478a5"/>
    </style:style>
    <style:style style:name="P254" style:family="paragraph" style:parent-style-name="Text_20_body">
      <style:text-properties officeooo:paragraph-rsid="038c2c64"/>
    </style:style>
    <style:style style:name="P255" style:family="paragraph" style:parent-style-name="Text_20_body">
      <style:text-properties officeooo:paragraph-rsid="03a478a5"/>
    </style:style>
    <style:style style:name="P256" style:family="paragraph" style:parent-style-name="Text_20_body">
      <style:text-properties officeooo:paragraph-rsid="03ac0a96"/>
    </style:style>
    <style:style style:name="P257" style:family="paragraph" style:parent-style-name="Text_20_body">
      <style:text-properties officeooo:rsid="02f93cdc" officeooo:paragraph-rsid="02f93cdc"/>
    </style:style>
    <style:style style:name="P258" style:family="paragraph" style:parent-style-name="Text_20_body">
      <style:text-properties officeooo:rsid="03ae7911" officeooo:paragraph-rsid="03ae7911"/>
    </style:style>
    <style:style style:name="P259" style:family="paragraph" style:parent-style-name="Text_20_body">
      <style:text-properties officeooo:rsid="03aebde9" officeooo:paragraph-rsid="03aebde9"/>
    </style:style>
    <style:style style:name="P260" style:family="paragraph" style:parent-style-name="Text_20_body">
      <style:text-properties officeooo:rsid="03c8f592" officeooo:paragraph-rsid="03c8f592"/>
    </style:style>
    <style:style style:name="P261" style:family="paragraph" style:parent-style-name="Text_20_body">
      <style:paragraph-properties fo:margin-top="0in" fo:margin-bottom="0in" loext:contextual-spacing="false"/>
    </style:style>
    <style:style style:name="P262" style:family="paragraph" style:parent-style-name="Text_20_body" style:list-style-name="L1">
      <style:paragraph-properties fo:margin-top="0in" fo:margin-bottom="0in" loext:contextual-spacing="false"/>
      <style:text-properties officeooo:rsid="032e4458" officeooo:paragraph-rsid="032e4458"/>
    </style:style>
    <style:style style:name="P263" style:family="paragraph" style:parent-style-name="Text_20_body" style:list-style-name="L1">
      <style:paragraph-properties fo:margin-top="0in" fo:margin-bottom="0in" loext:contextual-spacing="false"/>
      <style:text-properties officeooo:rsid="032e4458" officeooo:paragraph-rsid="03c87046"/>
    </style:style>
    <style:style style:name="P264" style:family="paragraph" style:parent-style-name="Text_20_body">
      <style:paragraph-properties fo:margin-top="0in" fo:margin-bottom="0in" loext:contextual-spacing="false"/>
      <style:text-properties officeooo:rsid="032e4458" officeooo:paragraph-rsid="03c87046"/>
    </style:style>
    <style:style style:name="P265" style:family="paragraph" style:parent-style-name="Text_20_body" style:list-style-name="L1">
      <style:paragraph-properties fo:margin-top="0in" fo:margin-bottom="0in" loext:contextual-spacing="false"/>
      <style:text-properties officeooo:rsid="034d6720" officeooo:paragraph-rsid="034d6720"/>
    </style:style>
    <style:style style:name="P266" style:family="paragraph" style:parent-style-name="Text_20_body" style:list-style-name="L1">
      <style:paragraph-properties fo:margin-top="0in" fo:margin-bottom="0in" loext:contextual-spacing="false"/>
      <style:text-properties officeooo:rsid="03cad15f" officeooo:paragraph-rsid="03cad15f"/>
    </style:style>
    <style:style style:name="P267" style:family="paragraph" style:parent-style-name="Text_20_body">
      <style:paragraph-properties fo:margin-top="0in" fo:margin-bottom="0in" loext:contextual-spacing="false"/>
      <style:text-properties officeooo:rsid="03ce930a" officeooo:paragraph-rsid="03ce930a"/>
    </style:style>
    <style:style style:name="P268" style:family="paragraph" style:parent-style-name="Text_20_body" style:list-style-name="L4" style:master-page-name="">
      <loext:graphic-properties draw:fill="none"/>
      <style:paragraph-properties fo:margin-left="0.6252in" fo:margin-right="0in" fo:margin-top="0in" fo:margin-bottom="0.0972in" loext:contextual-spacing="false" fo:line-height="120%" fo:text-align="justify" style:justify-single-word="false" fo:text-indent="-0.25in" style:auto-text-indent="false" style:page-number="auto" fo:background-color="transparent" style:shadow="none"/>
      <style:text-properties officeooo:rsid="03132022" officeooo:paragraph-rsid="03132022"/>
    </style:style>
    <style:style style:name="P269" style:family="paragraph" style:parent-style-name="Text_20_body" style:list-style-name="L4">
      <loext:graphic-properties draw:fill="none"/>
      <style:paragraph-properties fo:margin-left="0.6252in" fo:margin-right="0in" fo:margin-top="0in" fo:margin-bottom="0.0972in" loext:contextual-spacing="false" fo:line-height="120%" fo:text-align="justify" style:justify-single-word="false" fo:text-indent="-0.25in" style:auto-text-indent="false" fo:background-color="transparent" style:shadow="none"/>
      <style:text-properties officeooo:rsid="0316d002" officeooo:paragraph-rsid="0316d002"/>
    </style:style>
    <style:style style:name="P270" style:family="paragraph" style:parent-style-name="Heading_20_1" style:list-style-name="">
      <style:text-properties officeooo:rsid="0116e77d" officeooo:paragraph-rsid="0116e77d"/>
    </style:style>
    <style:style style:name="P271" style:family="paragraph" style:parent-style-name="Heading_20_1" style:list-style-name="">
      <style:text-properties officeooo:rsid="026463ab" officeooo:paragraph-rsid="026463ab"/>
    </style:style>
    <style:style style:name="P272" style:family="paragraph" style:parent-style-name="Heading_20_1" style:list-style-name="">
      <style:text-properties officeooo:rsid="034e19bb" officeooo:paragraph-rsid="034e19bb"/>
    </style:style>
    <style:style style:name="P273" style:family="paragraph" style:parent-style-name="Heading_20_1">
      <style:text-properties officeooo:rsid="03c8f592" officeooo:paragraph-rsid="03c8f592"/>
    </style:style>
    <style:style style:name="P274" style:family="paragraph" style:parent-style-name="Heading_20_1">
      <style:paragraph-properties fo:break-before="page"/>
      <style:text-properties officeooo:rsid="032b66cb" officeooo:paragraph-rsid="032b66cb"/>
    </style:style>
    <style:style style:name="P275" style:family="paragraph" style:parent-style-name="Heading_20_1">
      <style:paragraph-properties fo:break-before="page"/>
      <style:text-properties officeooo:rsid="03313520" officeooo:paragraph-rsid="03313520"/>
    </style:style>
    <style:style style:name="P276" style:family="paragraph" style:parent-style-name="Heading_20_1">
      <style:paragraph-properties fo:break-before="page"/>
      <style:text-properties officeooo:rsid="034e19bb" officeooo:paragraph-rsid="034e19bb"/>
    </style:style>
    <style:style style:name="P277" style:family="paragraph" style:parent-style-name="Heading_20_1">
      <style:paragraph-properties fo:break-before="page"/>
      <style:text-properties officeooo:rsid="03c87046" officeooo:paragraph-rsid="03c87046"/>
    </style:style>
    <style:style style:name="P278" style:family="paragraph" style:parent-style-name="Heading_20_2" style:list-style-name=""/>
    <style:style style:name="P279" style:family="paragraph" style:parent-style-name="Heading_20_2">
      <style:text-properties fo:font-weight="bold" officeooo:rsid="018bf102" style:font-weight-asian="bold" style:font-weight-complex="bold"/>
    </style:style>
    <style:style style:name="P280" style:family="paragraph" style:parent-style-name="Heading_20_2" style:list-style-name="">
      <style:text-properties fo:font-weight="bold" officeooo:rsid="018bf102" style:font-weight-asian="bold" style:font-weight-complex="bold"/>
    </style:style>
    <style:style style:name="P281" style:family="paragraph" style:parent-style-name="Heading_20_2">
      <style:text-properties officeooo:rsid="03ae7911" officeooo:paragraph-rsid="03ae7911"/>
    </style:style>
    <style:style style:name="P282" style:family="paragraph" style:parent-style-name="Heading_20_2">
      <style:text-properties officeooo:rsid="03c87046" officeooo:paragraph-rsid="03c87046"/>
    </style:style>
    <style:style style:name="P283" style:family="paragraph" style:parent-style-name="Heading_20_2">
      <style:text-properties officeooo:paragraph-rsid="03c87046"/>
    </style:style>
    <style:style style:name="P284" style:family="paragraph" style:parent-style-name="Heading_20_2">
      <style:text-properties officeooo:rsid="03c8f592" officeooo:paragraph-rsid="03c8f592"/>
    </style:style>
    <style:style style:name="P285" style:family="paragraph" style:parent-style-name="Heading_20_2">
      <style:paragraph-properties fo:break-before="page"/>
    </style:style>
    <style:style style:name="P286" style:family="paragraph" style:parent-style-name="Heading_20_3">
      <style:text-properties officeooo:rsid="02c258fa" officeooo:paragraph-rsid="02c258fa"/>
    </style:style>
    <style:style style:name="P287" style:family="paragraph" style:parent-style-name="Heading_20_3" style:list-style-name="">
      <style:text-properties officeooo:paragraph-rsid="03a478a5"/>
    </style:style>
    <style:style style:name="P288" style:family="paragraph" style:parent-style-name="Heading_20_3">
      <style:paragraph-properties fo:break-before="page"/>
    </style:style>
    <style:style style:name="P289" style:family="paragraph" style:parent-style-name="Heading_20_3">
      <style:paragraph-properties fo:break-before="page"/>
      <style:text-properties officeooo:paragraph-rsid="03a478a5"/>
    </style:style>
    <style:style style:name="P290" style:family="paragraph" style:parent-style-name="Table_20_Contents">
      <style:paragraph-properties fo:text-align="center" style:justify-single-word="false"/>
      <style:text-properties officeooo:paragraph-rsid="03754985"/>
    </style:style>
    <style:style style:name="P291" style:family="paragraph" style:parent-style-name="Table_20_Contents">
      <style:paragraph-properties fo:text-align="center" style:justify-single-word="false"/>
      <style:text-properties officeooo:paragraph-rsid="0383bc84"/>
    </style:style>
    <style:style style:name="P292" style:family="paragraph" style:parent-style-name="Table_20_Contents">
      <style:paragraph-properties fo:text-align="center" style:justify-single-word="false"/>
      <style:text-properties officeooo:paragraph-rsid="038795ff"/>
    </style:style>
    <style:style style:name="P293" style:family="paragraph" style:parent-style-name="Table_20_Contents">
      <style:paragraph-properties fo:text-align="center" style:justify-single-word="false"/>
      <style:text-properties officeooo:rsid="0191218f" officeooo:paragraph-rsid="03b3a5bc"/>
    </style:style>
    <style:style style:name="P294" style:family="paragraph" style:parent-style-name="Table_20_Contents">
      <style:paragraph-properties fo:text-align="center" style:justify-single-word="false"/>
      <style:text-properties officeooo:rsid="0191218f" officeooo:paragraph-rsid="031adc9a"/>
    </style:style>
    <style:style style:name="P295" style:family="paragraph" style:parent-style-name="Table_20_Contents">
      <style:paragraph-properties fo:text-align="center" style:justify-single-word="false"/>
      <style:text-properties officeooo:rsid="0191218f" officeooo:paragraph-rsid="03b4b532"/>
    </style:style>
    <style:style style:name="P296" style:family="paragraph" style:parent-style-name="Table_20_Contents">
      <style:paragraph-properties fo:text-align="center" style:justify-single-word="false"/>
      <style:text-properties officeooo:rsid="01edd030" officeooo:paragraph-rsid="03b3a5bc"/>
    </style:style>
    <style:style style:name="P297" style:family="paragraph" style:parent-style-name="Table_20_Contents">
      <style:paragraph-properties fo:text-align="center" style:justify-single-word="false"/>
      <style:text-properties officeooo:rsid="03b3a5bc" officeooo:paragraph-rsid="03b3a5bc"/>
    </style:style>
    <style:style style:name="P298" style:family="paragraph" style:parent-style-name="Table_20_Contents">
      <style:paragraph-properties fo:text-align="center" style:justify-single-word="false"/>
      <style:text-properties officeooo:rsid="03b4b532" officeooo:paragraph-rsid="03b4b532"/>
    </style:style>
    <style:style style:name="P299" style:family="paragraph" style:parent-style-name="Table_20_Contents">
      <style:paragraph-properties fo:text-align="center" style:justify-single-word="false"/>
      <style:text-properties officeooo:rsid="03b91074" officeooo:paragraph-rsid="03b91074"/>
    </style:style>
    <style:style style:name="P300" style:family="paragraph" style:parent-style-name="Table_20_Contents">
      <style:paragraph-properties fo:text-align="justify" style:justify-single-word="false"/>
      <style:text-properties officeooo:rsid="0170afbd" officeooo:paragraph-rsid="032b66cb"/>
    </style:style>
    <style:style style:name="P301" style:family="paragraph" style:parent-style-name="Code">
      <style:text-properties officeooo:rsid="02d4a348" officeooo:paragraph-rsid="02d4a348"/>
    </style:style>
    <style:style style:name="P302" style:family="paragraph" style:parent-style-name="Code">
      <style:text-properties officeooo:paragraph-rsid="02680caf"/>
    </style:style>
    <style:style style:name="P303" style:family="paragraph" style:parent-style-name="Code">
      <style:text-properties officeooo:rsid="027cd724" officeooo:paragraph-rsid="027cd724"/>
    </style:style>
    <style:style style:name="P304" style:family="paragraph" style:parent-style-name="Code">
      <style:text-properties fo:font-style="italic" officeooo:rsid="02bf6ac2" officeooo:paragraph-rsid="02bf6ac2" style:font-style-asian="italic" style:font-style-complex="italic"/>
    </style:style>
    <style:style style:name="P305" style:family="paragraph" style:parent-style-name="Code">
      <style:text-properties fo:font-style="italic" officeooo:rsid="02bf6ac2" officeooo:paragraph-rsid="0363fc8a" style:font-style-asian="italic" style:font-style-complex="italic"/>
    </style:style>
    <style:style style:name="P306" style:family="paragraph" style:parent-style-name="Code">
      <style:text-properties fo:font-style="italic" officeooo:rsid="02bf6ac2" officeooo:paragraph-rsid="02c520c9" style:font-style-asian="italic" style:font-style-complex="italic"/>
    </style:style>
    <style:style style:name="P307" style:family="paragraph" style:parent-style-name="Code">
      <style:text-properties fo:font-style="italic" officeooo:rsid="02f59cd1" officeooo:paragraph-rsid="0397dc97" style:font-style-asian="italic" style:font-style-complex="italic"/>
    </style:style>
    <style:style style:name="P308" style:family="paragraph" style:parent-style-name="Code">
      <style:text-properties fo:font-style="italic" officeooo:rsid="039951e9" officeooo:paragraph-rsid="039951e9" style:font-style-asian="italic" style:font-style-complex="italic"/>
    </style:style>
    <style:style style:name="P309" style:family="paragraph" style:parent-style-name="Code">
      <style:text-properties fo:font-style="italic" officeooo:rsid="02a5b96f" officeooo:paragraph-rsid="03a478a5" style:font-style-asian="italic" style:font-style-complex="italic"/>
    </style:style>
    <style:style style:name="P310" style:family="paragraph" style:parent-style-name="Code">
      <style:text-properties fo:font-style="italic" officeooo:rsid="02b5924d" officeooo:paragraph-rsid="03a478a5" style:font-style-asian="italic" style:font-style-complex="italic"/>
    </style:style>
    <style:style style:name="P311" style:family="paragraph" style:parent-style-name="Code">
      <style:text-properties fo:font-style="italic" fo:font-weight="normal" officeooo:rsid="02c0cf46" officeooo:paragraph-rsid="02bf6ac2" style:font-style-asian="italic" style:font-weight-asian="normal" style:font-style-complex="italic" style:font-weight-complex="normal"/>
    </style:style>
    <style:style style:name="P312" style:family="paragraph" style:parent-style-name="Code">
      <style:text-properties fo:font-weight="bold" officeooo:rsid="038cd7ae" officeooo:paragraph-rsid="03a478a5" style:font-weight-asian="bold" style:font-weight-complex="bold"/>
    </style:style>
    <style:style style:name="P313" style:family="paragraph" style:parent-style-name="Code">
      <style:text-properties officeooo:paragraph-rsid="0373e5b8"/>
    </style:style>
    <style:style style:name="P314" style:family="paragraph" style:parent-style-name="Code">
      <style:paragraph-properties fo:text-align="start" style:justify-single-word="false"/>
    </style:style>
    <style:style style:name="P315" style:family="paragraph" style:parent-style-name="Code">
      <style:paragraph-properties fo:text-align="start" style:justify-single-word="false"/>
      <style:text-properties officeooo:paragraph-rsid="037f1daa"/>
    </style:style>
    <style:style style:name="P316" style:family="paragraph" style:parent-style-name="Code">
      <style:paragraph-properties fo:text-align="start" style:justify-single-word="false"/>
      <style:text-properties officeooo:paragraph-rsid="0383bc84"/>
    </style:style>
    <style:style style:name="P317" style:family="paragraph" style:parent-style-name="Code">
      <style:paragraph-properties fo:text-align="start" style:justify-single-word="false"/>
      <style:text-properties officeooo:paragraph-rsid="0383bd5a"/>
    </style:style>
    <style:style style:name="P318" style:family="paragraph" style:parent-style-name="Code">
      <style:paragraph-properties fo:text-align="start" style:justify-single-word="false"/>
      <style:text-properties officeooo:paragraph-rsid="03855ebd"/>
    </style:style>
    <style:style style:name="P319" style:family="paragraph" style:parent-style-name="Code">
      <style:paragraph-properties fo:text-align="start" style:justify-single-word="false"/>
      <style:text-properties officeooo:paragraph-rsid="038795ff"/>
    </style:style>
    <style:style style:name="P320" style:family="paragraph" style:parent-style-name="Code">
      <style:text-properties officeooo:rsid="029a8fb1" officeooo:paragraph-rsid="029a8fb1"/>
    </style:style>
    <style:style style:name="P321" style:family="paragraph" style:parent-style-name="Code">
      <style:text-properties officeooo:rsid="02a5b96f" officeooo:paragraph-rsid="03a478a5"/>
    </style:style>
    <style:style style:name="P322" style:family="paragraph" style:parent-style-name="Code">
      <style:text-properties officeooo:rsid="038cd7ae" officeooo:paragraph-rsid="03a478a5"/>
    </style:style>
    <style:style style:name="P323" style:family="paragraph" style:parent-style-name="Code">
      <style:text-properties fo:font-weight="normal" officeooo:rsid="038cd7ae" officeooo:paragraph-rsid="03a478a5" style:font-weight-asian="normal" style:font-weight-complex="normal"/>
    </style:style>
    <style:style style:name="P324" style:family="paragraph" style:parent-style-name="Code">
      <style:text-properties fo:font-weight="normal" officeooo:rsid="038f4b44" officeooo:paragraph-rsid="03a478a5" style:font-weight-asian="normal" style:font-weight-complex="normal"/>
    </style:style>
    <style:style style:name="P325" style:family="paragraph" style:parent-style-name="Code">
      <style:text-properties fo:font-weight="normal" officeooo:rsid="03918857" officeooo:paragraph-rsid="03a478a5" style:font-weight-asian="normal" style:font-weight-complex="normal"/>
    </style:style>
    <style:style style:name="P326" style:family="paragraph" style:parent-style-name="Code">
      <style:text-properties officeooo:rsid="02b4eea7" officeooo:paragraph-rsid="03a478a5"/>
    </style:style>
    <style:style style:name="P327" style:family="paragraph" style:parent-style-name="Code">
      <style:text-properties officeooo:paragraph-rsid="03a478a5"/>
    </style:style>
    <style:style style:name="P328" style:family="paragraph" style:parent-style-name="Code">
      <style:text-properties officeooo:rsid="02b0e65f" officeooo:paragraph-rsid="02b0e65f"/>
    </style:style>
    <style:style style:name="P329" style:family="paragraph" style:parent-style-name="Code">
      <style:text-properties officeooo:rsid="03aba914" officeooo:paragraph-rsid="03aba914"/>
    </style:style>
    <style:style style:name="P330" style:family="paragraph" style:parent-style-name="Code">
      <style:text-properties officeooo:paragraph-rsid="02b0e65f"/>
    </style:style>
    <style:style style:name="P331" style:family="paragraph" style:parent-style-name="Code">
      <style:text-properties officeooo:rsid="03ae7911" officeooo:paragraph-rsid="03ae7911"/>
    </style:style>
    <style:style style:name="P332" style:family="paragraph" style:parent-style-name="Code">
      <style:text-properties officeooo:rsid="03aebde9" officeooo:paragraph-rsid="03aebde9"/>
    </style:style>
    <style:style style:name="P333" style:family="paragraph" style:parent-style-name="Code">
      <style:text-properties fo:font-size="10pt" officeooo:rsid="0192aa57" officeooo:paragraph-rsid="031adc9a" style:font-size-asian="10pt" style:font-size-complex="10pt"/>
    </style:style>
    <style:style style:name="P334" style:family="paragraph" style:parent-style-name="Code">
      <style:text-properties fo:font-size="10pt" officeooo:rsid="0192aa57" officeooo:paragraph-rsid="03bcb09f" style:font-size-asian="10pt" style:font-size-complex="10pt"/>
    </style:style>
    <style:style style:name="P335" style:family="paragraph" style:parent-style-name="Code">
      <style:text-properties fo:font-size="10pt" officeooo:rsid="03bcb09f" officeooo:paragraph-rsid="03bcb09f" style:font-size-asian="10pt" style:font-size-complex="10pt"/>
    </style:style>
    <style:style style:name="P336" style:family="paragraph" style:parent-style-name="Code">
      <style:text-properties fo:font-size="10pt" officeooo:rsid="0255888c" officeooo:paragraph-rsid="031adc9a" style:font-size-asian="10pt" style:font-size-complex="10pt"/>
    </style:style>
    <style:style style:name="P337" style:family="paragraph" style:parent-style-name="Code">
      <style:text-properties fo:font-size="10pt" fo:font-weight="normal" officeooo:rsid="03b72261" officeooo:paragraph-rsid="03b72261" style:font-size-asian="10pt" style:font-weight-asian="normal" style:font-size-complex="10pt" style:font-weight-complex="normal"/>
    </style:style>
    <style:style style:name="P338" style:family="paragraph" style:parent-style-name="Code">
      <style:text-properties fo:font-size="10pt" fo:font-weight="normal" officeooo:rsid="03b72261" officeooo:paragraph-rsid="03c55bea" style:font-size-asian="10pt" style:font-weight-asian="normal" style:font-size-complex="10pt" style:font-weight-complex="normal"/>
    </style:style>
    <style:style style:name="P339" style:family="paragraph" style:parent-style-name="Heading_20_4">
      <style:text-properties officeooo:rsid="03674721" officeooo:paragraph-rsid="03674721"/>
    </style:style>
    <style:style style:name="P340" style:family="paragraph" style:parent-style-name="Heading_20_4">
      <style:text-properties officeooo:rsid="036dbd97" officeooo:paragraph-rsid="037e1194"/>
    </style:style>
    <style:style style:name="P341" style:family="paragraph" style:parent-style-name="Heading_20_4">
      <style:text-properties officeooo:rsid="0373e5b8" officeooo:paragraph-rsid="0373e5b8"/>
    </style:style>
    <style:style style:name="P342" style:family="paragraph" style:parent-style-name="Heading_20_4">
      <style:text-properties officeooo:rsid="037ae3aa" officeooo:paragraph-rsid="0383bc84"/>
    </style:style>
    <style:style style:name="P343" style:family="paragraph" style:parent-style-name="Heading_20_4">
      <style:text-properties officeooo:paragraph-rsid="038795ff"/>
    </style:style>
    <style:style style:name="P344" style:family="paragraph" style:parent-style-name="Heading_20_4">
      <style:paragraph-properties fo:break-before="page"/>
    </style:style>
    <style:style style:name="P345" style:family="paragraph" style:parent-style-name="Heading_20_4">
      <style:paragraph-properties fo:break-before="page"/>
      <style:text-properties officeooo:rsid="03674721" officeooo:paragraph-rsid="03674721"/>
    </style:style>
    <style:style style:name="P346" style:family="paragraph" style:parent-style-name="Heading_20_4">
      <style:paragraph-properties fo:break-before="page"/>
      <style:text-properties officeooo:paragraph-rsid="0382754b"/>
    </style:style>
    <style:style style:name="P347" style:family="paragraph" style:parent-style-name="Contents_20_1">
      <style:paragraph-properties>
        <style:tab-stops>
          <style:tab-stop style:position="6.9252in" style:type="right" style:leader-style="dotted" style:leader-text="."/>
        </style:tab-stops>
      </style:paragraph-properties>
    </style:style>
    <style:style style:name="P348" style:family="paragraph" style:parent-style-name="Contents_20_Heading">
      <style:paragraph-properties fo:break-before="page"/>
    </style:style>
    <style:style style:name="P349" style:family="paragraph" style:parent-style-name="Contents_20_2">
      <style:paragraph-properties>
        <style:tab-stops>
          <style:tab-stop style:position="6.9252in" style:type="right" style:leader-style="dotted" style:leader-text="."/>
        </style:tab-stops>
      </style:paragraph-properties>
    </style:style>
    <style:style style:name="P350" style:family="paragraph" style:parent-style-name="Contents_20_3">
      <style:paragraph-properties>
        <style:tab-stops>
          <style:tab-stop style:position="6.9252in" style:type="right" style:leader-style="dotted" style:leader-text="."/>
        </style:tab-stops>
      </style:paragraph-properties>
    </style:style>
    <style:style style:name="P351" style:family="paragraph" style:parent-style-name="Note">
      <style:paragraph-properties fo:text-align="justify" style:justify-single-word="false"/>
      <style:text-properties fo:font-style="normal" officeooo:rsid="021d9a18" officeooo:paragraph-rsid="03455b99" style:font-style-asian="normal" style:font-style-complex="normal"/>
    </style:style>
    <style:style style:name="P352" style:family="paragraph" style:parent-style-name="Note">
      <style:text-properties officeooo:rsid="03bf558e" officeooo:paragraph-rsid="03bf558e"/>
    </style:style>
    <style:style style:name="T1" style:family="text">
      <style:text-properties style:text-position="0% 100%"/>
    </style:style>
    <style:style style:name="T2" style:family="text">
      <style:text-properties style:text-position="0% 100%" fo:font-style="normal" fo:font-weight="bold" style:font-style-asian="normal" style:font-weight-asian="bold" style:font-style-complex="normal" style:font-weight-complex="bold"/>
    </style:style>
    <style:style style:name="T3" style:family="text">
      <style:text-properties style:text-position="0% 100%" fo:font-style="normal" fo:font-weight="bold" officeooo:rsid="02cab521" style:font-style-asian="normal" style:font-weight-asian="bold" style:font-style-complex="normal" style:font-weight-complex="bold"/>
    </style:style>
    <style:style style:name="T4" style:family="text">
      <style:text-properties style:text-position="0% 100%" fo:font-style="normal" fo:font-weight="bold" officeooo:rsid="029b4585" style:font-style-asian="normal" style:font-weight-asian="bold" style:font-style-complex="normal" style:font-weight-complex="bold"/>
    </style:style>
    <style:style style:name="T5" style:family="text">
      <style:text-properties style:text-position="0% 100%" fo:font-style="normal" style:font-style-asian="normal" style:font-style-complex="normal"/>
    </style:style>
    <style:style style:name="T6" style:family="text">
      <style:text-properties style:text-position="0% 100%" fo:font-style="normal" officeooo:rsid="016c72b4" style:font-style-asian="normal" style:font-style-complex="normal"/>
    </style:style>
    <style:style style:name="T7" style:family="text">
      <style:text-properties style:text-position="0% 100%" fo:font-weight="bold" style:font-weight-asian="bold" style:font-weight-complex="bold"/>
    </style:style>
    <style:style style:name="T8" style:family="text">
      <style:text-properties style:text-position="0% 100%" fo:font-style="italic" style:font-style-asian="italic" style:font-style-complex="italic"/>
    </style:style>
    <style:style style:name="T9" style:family="text">
      <style:text-properties style:text-position="0% 100%" fo:font-style="italic" officeooo:rsid="029b4585" style:font-style-asian="italic" style:font-style-complex="italic"/>
    </style:style>
    <style:style style:name="T10" style:family="text">
      <style:text-properties style:text-position="0% 100%" fo:font-style="italic" fo:font-weight="normal" style:font-style-asian="italic" style:font-weight-asian="normal" style:font-style-complex="italic" style:font-weight-complex="normal"/>
    </style:style>
    <style:style style:name="T11" style:family="text">
      <style:text-properties style:text-position="0% 100%" officeooo:rsid="02c98ec1"/>
    </style:style>
    <style:style style:name="T12" style:family="text">
      <style:text-properties style:text-position="0% 100%" officeooo:rsid="02cab521"/>
    </style:style>
    <style:style style:name="T13" style:family="text">
      <style:text-properties style:text-position="0% 100%" fo:font-weight="normal" officeooo:rsid="02cab521"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2873523" style:font-style-asian="italic" style:font-style-complex="italic"/>
    </style:style>
    <style:style style:name="T16" style:family="text">
      <style:text-properties fo:font-style="italic" officeooo:rsid="028f4b5b" style:font-style-asian="italic" style:font-style-complex="italic"/>
    </style:style>
    <style:style style:name="T17" style:family="text">
      <style:text-properties fo:font-style="italic" officeooo:rsid="02c98ec1" style:font-style-asian="italic" style:font-style-complex="italic"/>
    </style:style>
    <style:style style:name="T18" style:family="text">
      <style:text-properties fo:font-style="italic" officeooo:rsid="02af193f" style:font-style-asian="italic" style:font-style-complex="italic"/>
    </style:style>
    <style:style style:name="T19" style:family="text">
      <style:text-properties fo:font-style="italic" officeooo:rsid="02331386" style:font-style-asian="italic" style:font-style-complex="italic"/>
    </style:style>
    <style:style style:name="T20" style:family="text">
      <style:text-properties fo:font-style="italic" officeooo:rsid="0155cda0" style:font-style-asian="italic" style:font-style-complex="italic"/>
    </style:style>
    <style:style style:name="T21" style:family="text">
      <style:text-properties fo:font-style="italic" officeooo:rsid="02451ddc" style:font-style-asian="italic" style:font-style-complex="italic"/>
    </style:style>
    <style:style style:name="T22" style:family="text">
      <style:text-properties fo:font-style="italic" officeooo:rsid="024315f8" style:font-style-asian="italic" style:font-style-complex="italic"/>
    </style:style>
    <style:style style:name="T23" style:family="text">
      <style:text-properties fo:font-style="italic" officeooo:rsid="0245e852" style:font-style-asian="italic" style:font-style-complex="italic"/>
    </style:style>
    <style:style style:name="T24" style:family="text">
      <style:text-properties fo:font-style="italic" officeooo:rsid="01eaee4a" style:font-style-asian="italic" style:font-style-complex="italic"/>
    </style:style>
    <style:style style:name="T25" style:family="text">
      <style:text-properties fo:font-style="italic" officeooo:rsid="021d9a18" style:font-style-asian="italic" style:font-style-complex="italic"/>
    </style:style>
    <style:style style:name="T26" style:family="text">
      <style:text-properties fo:font-style="italic" officeooo:rsid="0373e5b8" style:font-style-asian="italic" style:font-style-complex="italic"/>
    </style:style>
    <style:style style:name="T27" style:family="text">
      <style:text-properties fo:font-style="italic" officeooo:rsid="0363f23f" style:font-style-asian="italic" style:font-style-complex="italic"/>
    </style:style>
    <style:style style:name="T28" style:family="text">
      <style:text-properties fo:font-style="italic" officeooo:rsid="03630039"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2331386" style:font-style-asian="italic" style:font-weight-asian="normal" style:font-style-complex="italic" style:font-weight-complex="normal"/>
    </style:style>
    <style:style style:name="T31" style:family="text">
      <style:text-properties fo:font-style="italic" fo:font-weight="bold" officeooo:rsid="0373e5b8" style:font-style-asian="italic" style:font-weight-asian="bold" style:font-style-complex="italic" style:font-weight-complex="bold"/>
    </style:style>
    <style:style style:name="T32" style:family="text">
      <style:text-properties fo:font-weight="bold" style:font-weight-asian="bold" style:font-weight-complex="bold"/>
    </style:style>
    <style:style style:name="T33" style:family="text">
      <style:text-properties fo:font-weight="bold" officeooo:rsid="02684d31" style:font-weight-asian="bold" style:font-weight-complex="bold"/>
    </style:style>
    <style:style style:name="T34" style:family="text">
      <style:text-properties fo:font-weight="bold" officeooo:rsid="0275f9ec" style:font-weight-asian="bold" style:font-weight-complex="bold"/>
    </style:style>
    <style:style style:name="T35" style:family="text">
      <style:text-properties fo:font-weight="bold" officeooo:rsid="02c98ec1" style:font-weight-asian="bold" style:font-weight-complex="bold"/>
    </style:style>
    <style:style style:name="T36" style:family="text">
      <style:text-properties fo:font-weight="bold" officeooo:rsid="02cc3711" style:font-weight-asian="bold" style:font-weight-complex="bold"/>
    </style:style>
    <style:style style:name="T37" style:family="text">
      <style:text-properties fo:font-weight="bold" officeooo:rsid="0311d58c" style:font-weight-asian="bold" style:font-weight-complex="bold"/>
    </style:style>
    <style:style style:name="T38" style:family="text">
      <style:text-properties fo:font-weight="bold" officeooo:rsid="018bf102" style:font-weight-asian="bold" style:font-weight-complex="bold"/>
    </style:style>
    <style:style style:name="T39" style:family="text">
      <style:text-properties fo:font-weight="bold" officeooo:rsid="01d338e1" style:font-weight-asian="bold" style:font-weight-complex="bold"/>
    </style:style>
    <style:style style:name="T40" style:family="text">
      <style:text-properties fo:font-weight="bold" officeooo:rsid="01f46ff3" style:font-weight-asian="bold" style:font-weight-complex="bold"/>
    </style:style>
    <style:style style:name="T41" style:family="text">
      <style:text-properties fo:font-weight="bold" officeooo:rsid="01f65b2a" style:font-weight-asian="bold" style:font-weight-complex="bold"/>
    </style:style>
    <style:style style:name="T42" style:family="text">
      <style:text-properties fo:font-weight="bold" officeooo:rsid="0252ca2f" style:font-weight-asian="bold" style:font-weight-complex="bold"/>
    </style:style>
    <style:style style:name="T43" style:family="text">
      <style:text-properties fo:font-weight="bold" officeooo:rsid="031faf46" style:font-weight-asian="bold" style:font-weight-complex="bold"/>
    </style:style>
    <style:style style:name="T44" style:family="text">
      <style:text-properties fo:font-weight="bold" officeooo:rsid="0324f923" style:font-weight-asian="bold" style:font-weight-complex="bold"/>
    </style:style>
    <style:style style:name="T45" style:family="text">
      <style:text-properties fo:font-weight="bold" officeooo:rsid="017c0e2f" style:font-weight-asian="bold" style:font-weight-complex="bold"/>
    </style:style>
    <style:style style:name="T46" style:family="text">
      <style:text-properties fo:font-weight="bold" officeooo:rsid="022f2438" style:font-weight-asian="bold" style:font-weight-complex="bold"/>
    </style:style>
    <style:style style:name="T47" style:family="text">
      <style:text-properties fo:font-weight="bold" officeooo:rsid="011ec7ce" style:font-weight-asian="bold" style:font-weight-complex="bold"/>
    </style:style>
    <style:style style:name="T48" style:family="text">
      <style:text-properties fo:font-weight="bold" officeooo:rsid="011da33b" style:font-weight-asian="bold" style:font-weight-complex="bold"/>
    </style:style>
    <style:style style:name="T49" style:family="text">
      <style:text-properties fo:font-weight="bold" officeooo:rsid="011db230" style:font-weight-asian="bold" style:font-weight-complex="bold"/>
    </style:style>
    <style:style style:name="T50" style:family="text">
      <style:text-properties fo:font-weight="bold" officeooo:rsid="011b5b01" style:font-weight-asian="bold" style:font-weight-complex="bold"/>
    </style:style>
    <style:style style:name="T51" style:family="text">
      <style:text-properties fo:font-weight="bold" officeooo:rsid="01245451" style:font-weight-asian="bold" style:font-weight-complex="bold"/>
    </style:style>
    <style:style style:name="T52" style:family="text">
      <style:text-properties fo:font-weight="bold" officeooo:rsid="02534848" style:font-weight-asian="bold" style:font-weight-complex="bold"/>
    </style:style>
    <style:style style:name="T53" style:family="text">
      <style:text-properties fo:font-weight="bold" officeooo:rsid="02680caf" style:font-weight-asian="bold" style:font-weight-complex="bold"/>
    </style:style>
    <style:style style:name="T54" style:family="text">
      <style:text-properties fo:font-weight="bold" officeooo:rsid="03a1cda1" style:font-weight-asian="bold" style:font-weight-complex="bold"/>
    </style:style>
    <style:style style:name="T55" style:family="text">
      <style:text-properties fo:font-weight="bold" officeooo:rsid="03b02419" style:font-weight-asian="bold" style:font-weight-complex="bold"/>
    </style:style>
    <style:style style:name="T56" style:family="text">
      <style:text-properties fo:font-weight="bold" officeooo:rsid="03b72261" style:font-weight-asian="bold" style:font-weight-complex="bold"/>
    </style:style>
    <style:style style:name="T57" style:family="text">
      <style:text-properties fo:font-weight="bold" officeooo:rsid="03bcb09f" style:font-weight-asian="bold" style:font-weight-complex="bold"/>
    </style:style>
    <style:style style:name="T58" style:family="text">
      <style:text-properties fo:font-weight="bold" officeooo:rsid="03c351cc" style:font-weight-asian="bold" style:font-weight-complex="bold"/>
    </style:style>
    <style:style style:name="T59" style:family="text">
      <style:text-properties fo:font-weight="bold" officeooo:rsid="03c55bea" style:font-weight-asian="bold" style:font-weight-complex="bold"/>
    </style:style>
    <style:style style:name="T60" style:family="text">
      <style:text-properties fo:font-weight="bold" officeooo:rsid="03c5d51d" style:font-weight-asian="bold" style:font-weight-complex="bold"/>
    </style:style>
    <style:style style:name="T61" style:family="text">
      <style:text-properties fo:font-weight="bold" officeooo:rsid="03c7aea8" style:font-weight-asian="bold" style:font-weight-complex="bold"/>
    </style:style>
    <style:style style:name="T62" style:family="text">
      <style:text-properties fo:font-weight="normal" style:font-weight-asian="normal" style:font-weight-complex="normal"/>
    </style:style>
    <style:style style:name="T63" style:family="text">
      <style:text-properties fo:font-weight="normal" officeooo:rsid="0275f9ec" style:font-weight-asian="normal" style:font-weight-complex="normal"/>
    </style:style>
    <style:style style:name="T64" style:family="text">
      <style:text-properties fo:font-weight="normal" officeooo:rsid="02765faa" style:font-weight-asian="normal" style:font-weight-complex="normal"/>
    </style:style>
    <style:style style:name="T65" style:family="text">
      <style:text-properties fo:font-weight="normal" officeooo:rsid="02785006" style:font-weight-asian="normal" style:font-weight-complex="normal"/>
    </style:style>
    <style:style style:name="T66" style:family="text">
      <style:text-properties fo:font-weight="normal" officeooo:rsid="01c40cef" style:font-weight-asian="normal" style:font-weight-complex="normal"/>
    </style:style>
    <style:style style:name="T67" style:family="text">
      <style:text-properties fo:font-weight="normal" officeooo:rsid="01ef2e15" style:font-weight-asian="normal" style:font-weight-complex="normal"/>
    </style:style>
    <style:style style:name="T68" style:family="text">
      <style:text-properties fo:font-weight="normal" officeooo:rsid="0191218f" style:font-weight-asian="normal" style:font-weight-complex="normal"/>
    </style:style>
    <style:style style:name="T69" style:family="text">
      <style:text-properties fo:font-weight="normal" officeooo:rsid="01f46ff3" style:font-weight-asian="normal" style:font-weight-complex="normal"/>
    </style:style>
    <style:style style:name="T70" style:family="text">
      <style:text-properties fo:font-weight="normal" officeooo:rsid="02534848" style:font-weight-asian="normal" style:font-weight-complex="normal"/>
    </style:style>
    <style:style style:name="T71" style:family="text">
      <style:text-properties fo:font-weight="normal" officeooo:rsid="0252ca2f" style:font-weight-asian="normal" style:font-weight-complex="normal"/>
    </style:style>
    <style:style style:name="T72" style:family="text">
      <style:text-properties fo:font-weight="normal" officeooo:rsid="02555880" style:font-weight-asian="normal" style:font-weight-complex="normal"/>
    </style:style>
    <style:style style:name="T73" style:family="text">
      <style:text-properties fo:font-weight="normal" officeooo:rsid="0324f923" style:font-weight-asian="normal" style:font-weight-complex="normal"/>
    </style:style>
    <style:style style:name="T74" style:family="text">
      <style:text-properties fo:font-weight="normal" officeooo:rsid="011da33b" style:font-weight-asian="normal" style:font-weight-complex="normal"/>
    </style:style>
    <style:style style:name="T75" style:family="text">
      <style:text-properties fo:font-weight="normal" officeooo:rsid="02331386" style:font-weight-asian="normal" style:font-weight-complex="normal"/>
    </style:style>
    <style:style style:name="T76" style:family="text">
      <style:text-properties fo:font-weight="normal" officeooo:rsid="0363fc8a" style:font-weight-asian="normal" style:font-weight-complex="normal"/>
    </style:style>
    <style:style style:name="T77" style:family="text">
      <style:text-properties fo:font-weight="normal" officeooo:rsid="037ae3aa" style:font-weight-asian="normal" style:font-weight-complex="normal"/>
    </style:style>
    <style:style style:name="T78" style:family="text">
      <style:text-properties fo:font-weight="normal" officeooo:rsid="02c98ec1" style:font-weight-asian="normal" style:font-weight-complex="normal"/>
    </style:style>
    <style:style style:name="T79" style:family="text">
      <style:text-properties fo:font-weight="normal" officeooo:rsid="03b3a5bc" style:font-weight-asian="normal" style:font-weight-complex="normal"/>
    </style:style>
    <style:style style:name="T80" style:family="text">
      <style:text-properties fo:font-weight="normal" officeooo:rsid="03b4b532" style:font-weight-asian="normal" style:font-weight-complex="normal"/>
    </style:style>
    <style:style style:name="T81" style:family="text">
      <style:text-properties fo:font-weight="normal" officeooo:rsid="03c55bea" style:font-weight-asian="normal" style:font-weight-complex="normal"/>
    </style:style>
    <style:style style:name="T82" style:family="text">
      <style:text-properties fo:font-weight="normal" officeooo:rsid="03c7aea8" style:font-weight-asian="normal" style:font-weight-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officeooo:rsid="02873523" style:font-style-asian="normal" style:font-weight-asian="bold" style:font-style-complex="normal" style:font-weight-complex="bold"/>
    </style:style>
    <style:style style:name="T85" style:family="text">
      <style:text-properties fo:font-style="normal" fo:font-weight="bold" officeooo:rsid="028a2aa9" style:font-style-asian="normal" style:font-weight-asian="bold" style:font-style-complex="normal" style:font-weight-complex="bold"/>
    </style:style>
    <style:style style:name="T86" style:family="text">
      <style:text-properties fo:font-style="normal" fo:font-weight="bold" officeooo:rsid="028b6e51" style:font-style-asian="normal" style:font-weight-asian="bold" style:font-style-complex="normal" style:font-weight-complex="bold"/>
    </style:style>
    <style:style style:name="T87" style:family="text">
      <style:text-properties fo:font-style="normal" fo:font-weight="bold" officeooo:rsid="028c8156" style:font-style-asian="normal" style:font-weight-asian="bold" style:font-style-complex="normal" style:font-weight-complex="bold"/>
    </style:style>
    <style:style style:name="T88" style:family="text">
      <style:text-properties fo:font-style="normal" fo:font-weight="bold" officeooo:rsid="028f4b5b" style:font-style-asian="normal" style:font-weight-asian="bold" style:font-style-complex="normal" style:font-weight-complex="bold"/>
    </style:style>
    <style:style style:name="T89" style:family="text">
      <style:text-properties fo:font-style="normal" fo:font-weight="bold" officeooo:rsid="02af193f" style:font-style-asian="normal" style:font-weight-asian="bold" style:font-style-complex="normal" style:font-weight-complex="bold"/>
    </style:style>
    <style:style style:name="T90" style:family="text">
      <style:text-properties fo:font-style="normal" fo:font-weight="bold" officeooo:rsid="03630039" style:font-style-asian="normal" style:font-weight-asian="bold" style:font-style-complex="normal" style:font-weight-complex="bold"/>
    </style:style>
    <style:style style:name="T91" style:family="text">
      <style:text-properties fo:font-style="normal" fo:font-weight="bold" officeooo:rsid="03714b0d" style:font-style-asian="normal" style:font-weight-asian="bold" style:font-style-complex="normal" style:font-weight-complex="bold"/>
    </style:style>
    <style:style style:name="T92" style:family="text">
      <style:text-properties fo:font-style="normal" fo:font-weight="bold" officeooo:rsid="03855ebd" style:font-style-asian="normal" style:font-weight-asian="bold" style:font-style-complex="normal" style:font-weight-complex="bold"/>
    </style:style>
    <style:style style:name="T93" style:family="text">
      <style:text-properties fo:font-style="normal" fo:font-weight="bold" officeooo:rsid="038795ff" style:font-style-asian="normal" style:font-weight-asian="bold" style:font-style-complex="normal" style:font-weight-complex="bold"/>
    </style:style>
    <style:style style:name="T94" style:family="text">
      <style:text-properties fo:font-style="normal" fo:font-weight="bold" officeooo:rsid="039641bd" style:font-style-asian="normal" style:font-weight-asian="bold" style:font-style-complex="normal" style:font-weight-complex="bold"/>
    </style:style>
    <style:style style:name="T95" style:family="text">
      <style:text-properties fo:font-style="normal" style:font-style-asian="normal" style:font-style-complex="normal"/>
    </style:style>
    <style:style style:name="T96" style:family="text">
      <style:text-properties fo:font-style="normal" officeooo:rsid="02873523" style:font-style-asian="normal" style:font-style-complex="normal"/>
    </style:style>
    <style:style style:name="T97" style:family="text">
      <style:text-properties fo:font-style="normal" officeooo:rsid="02331386" style:font-style-asian="normal" style:font-style-complex="normal"/>
    </style:style>
    <style:style style:name="T98" style:family="text">
      <style:text-properties fo:font-style="normal" officeooo:rsid="0153d43a" style:font-style-asian="normal" style:font-style-complex="normal"/>
    </style:style>
    <style:style style:name="T99" style:family="text">
      <style:text-properties fo:font-style="normal" officeooo:rsid="020bf7af" style:font-style-asian="normal" style:font-style-complex="normal"/>
    </style:style>
    <style:style style:name="T100" style:family="text">
      <style:text-properties fo:font-style="normal" officeooo:rsid="0178fec6" style:font-style-asian="normal" style:font-style-complex="normal"/>
    </style:style>
    <style:style style:name="T101" style:family="text">
      <style:text-properties fo:font-style="normal" officeooo:rsid="024315f8" style:font-style-asian="normal" style:font-style-complex="normal"/>
    </style:style>
    <style:style style:name="T102" style:family="text">
      <style:text-properties fo:font-style="normal" officeooo:rsid="02446c19" style:font-style-asian="normal" style:font-style-complex="normal"/>
    </style:style>
    <style:style style:name="T103" style:family="text">
      <style:text-properties fo:font-style="normal" officeooo:rsid="0245e852" style:font-style-asian="normal" style:font-style-complex="normal"/>
    </style:style>
    <style:style style:name="T104" style:family="text">
      <style:text-properties fo:font-style="normal" officeooo:rsid="0216ec13" style:font-style-asian="normal" style:font-style-complex="normal"/>
    </style:style>
    <style:style style:name="T105" style:family="text">
      <style:text-properties fo:font-style="normal" officeooo:rsid="021d9a18" style:font-style-asian="normal" style:font-style-complex="normal"/>
    </style:style>
    <style:style style:name="T106" style:family="text">
      <style:text-properties fo:font-style="normal" officeooo:rsid="0383bd5a" style:font-style-asian="normal" style:font-style-complex="normal"/>
    </style:style>
    <style:style style:name="T107" style:family="text">
      <style:text-properties fo:font-style="normal" officeooo:rsid="038cd7ae" style:font-style-asian="normal" style:font-style-complex="normal"/>
    </style:style>
    <style:style style:name="T108" style:family="text">
      <style:text-properties fo:font-style="normal" officeooo:rsid="038ed8f7" style:font-style-asian="normal" style:font-style-complex="normal"/>
    </style:style>
    <style:style style:name="T109" style:family="text">
      <style:text-properties fo:font-style="normal" fo:font-weight="normal" officeooo:rsid="02331386" style:font-style-asian="normal" style:font-weight-asian="normal" style:font-style-complex="normal" style:font-weight-complex="normal"/>
    </style:style>
    <style:style style:name="T110" style:family="text">
      <style:text-properties fo:font-style="normal" fo:font-weight="normal" officeooo:rsid="02451ddc" style:font-style-asian="normal" style:font-weight-asian="normal" style:font-style-complex="normal" style:font-weight-complex="normal"/>
    </style:style>
    <style:style style:name="T111" style:family="text">
      <style:text-properties officeooo:rsid="018113d2"/>
    </style:style>
    <style:style style:name="T112" style:family="text">
      <style:text-properties officeooo:rsid="02680caf"/>
    </style:style>
    <style:style style:name="T113" style:family="text">
      <style:text-properties officeooo:rsid="02684d31"/>
    </style:style>
    <style:style style:name="T114" style:family="text">
      <style:text-properties officeooo:rsid="0275f9ec"/>
    </style:style>
    <style:style style:name="T115" style:family="text">
      <style:text-properties officeooo:rsid="02791b95"/>
    </style:style>
    <style:style style:name="T116" style:family="text">
      <style:text-properties officeooo:rsid="027c7b76"/>
    </style:style>
    <style:style style:name="T117" style:family="text">
      <style:text-properties officeooo:rsid="027cd724"/>
    </style:style>
    <style:style style:name="T118" style:family="text">
      <style:text-properties officeooo:rsid="0280a2c5"/>
    </style:style>
    <style:style style:name="T119" style:family="text">
      <style:text-properties officeooo:rsid="0281fb98"/>
    </style:style>
    <style:style style:name="T120" style:family="text">
      <style:text-properties officeooo:rsid="028a2aa9"/>
    </style:style>
    <style:style style:name="T121" style:family="text">
      <style:text-properties officeooo:rsid="028c8156"/>
    </style:style>
    <style:style style:name="T122" style:family="text">
      <style:text-properties officeooo:rsid="028f4323"/>
    </style:style>
    <style:style style:name="T123" style:family="text">
      <style:text-properties officeooo:rsid="0294b541"/>
    </style:style>
    <style:style style:name="T124" style:family="text">
      <style:text-properties style:text-position="sub 58%"/>
    </style:style>
    <style:style style:name="T125" style:family="text">
      <style:text-properties style:text-position="sub 58%" fo:font-style="italic" style:font-style-asian="italic" style:font-style-complex="italic"/>
    </style:style>
    <style:style style:name="T126" style:family="text">
      <style:text-properties style:text-position="sub 58%" fo:font-style="italic" officeooo:rsid="0363f23f" style:font-style-asian="italic" style:font-style-complex="italic"/>
    </style:style>
    <style:style style:name="T127" style:family="text">
      <style:text-properties style:text-position="sub 58%" fo:font-style="italic" officeooo:rsid="03630039" style:font-style-asian="italic" style:font-style-complex="italic"/>
    </style:style>
    <style:style style:name="T128" style:family="text">
      <style:text-properties style:text-position="sub 58%" fo:font-style="italic" fo:font-weight="normal" style:font-style-asian="italic" style:font-weight-asian="normal" style:font-style-complex="italic" style:font-weight-complex="normal"/>
    </style:style>
    <style:style style:name="T129" style:family="text">
      <style:text-properties officeooo:rsid="029ce765"/>
    </style:style>
    <style:style style:name="T130" style:family="text">
      <style:text-properties officeooo:rsid="029f6274"/>
    </style:style>
    <style:style style:name="T131" style:family="text">
      <style:text-properties officeooo:rsid="02a51b64"/>
    </style:style>
    <style:style style:name="T132" style:family="text">
      <style:text-properties officeooo:rsid="02c44fe5"/>
    </style:style>
    <style:style style:name="T133" style:family="text">
      <style:text-properties officeooo:rsid="02c520c9"/>
    </style:style>
    <style:style style:name="T134" style:family="text">
      <style:text-properties officeooo:rsid="02c98ec1"/>
    </style:style>
    <style:style style:name="T135" style:family="text">
      <style:text-properties style:font-weight-asian="normal" style:font-weight-complex="normal"/>
    </style:style>
    <style:style style:name="T136" style:family="text">
      <style:text-properties officeooo:rsid="02d81ef9"/>
    </style:style>
    <style:style style:name="T137" style:family="text">
      <style:text-properties officeooo:rsid="02f59cd1"/>
    </style:style>
    <style:style style:name="T138" style:family="text">
      <style:text-properties officeooo:rsid="02f9fe38"/>
    </style:style>
    <style:style style:name="T139" style:family="text">
      <style:text-properties officeooo:rsid="0307426a"/>
    </style:style>
    <style:style style:name="T140" style:family="text">
      <style:text-properties officeooo:rsid="030f356e"/>
    </style:style>
    <style:style style:name="T141" style:family="text">
      <style:text-properties officeooo:rsid="03115f92"/>
    </style:style>
    <style:style style:name="T142" style:family="text">
      <style:text-properties officeooo:rsid="03119252"/>
    </style:style>
    <style:style style:name="T143" style:family="text">
      <style:text-properties officeooo:rsid="03132022"/>
    </style:style>
    <style:style style:name="T144" style:family="text">
      <style:text-properties officeooo:rsid="0315209d"/>
    </style:style>
    <style:style style:name="T145" style:family="text">
      <style:text-properties officeooo:rsid="0316d002"/>
    </style:style>
    <style:style style:name="T146" style:family="text">
      <style:text-properties officeooo:rsid="01ff479a"/>
    </style:style>
    <style:style style:name="T147" style:family="text">
      <style:text-properties officeooo:rsid="0242c6a9"/>
    </style:style>
    <style:style style:name="T148" style:family="text">
      <style:text-properties officeooo:rsid="01c40cef"/>
    </style:style>
    <style:style style:name="T149" style:family="text">
      <style:text-properties officeooo:rsid="019917c0"/>
    </style:style>
    <style:style style:name="T150" style:family="text">
      <style:text-properties fo:color="#009933"/>
    </style:style>
    <style:style style:name="T151" style:family="text">
      <style:text-properties fo:color="#009933" officeooo:rsid="019917c0"/>
    </style:style>
    <style:style style:name="T152" style:family="text">
      <style:text-properties fo:color="#009933" officeooo:rsid="02045380"/>
    </style:style>
    <style:style style:name="T153" style:family="text">
      <style:text-properties fo:color="#009933" fo:font-style="normal" officeooo:rsid="019917c0" style:font-style-asian="normal" style:font-style-complex="normal"/>
    </style:style>
    <style:style style:name="T154" style:family="text">
      <style:text-properties fo:color="#009933" fo:font-style="normal" officeooo:rsid="01b26ebf" style:font-style-asian="normal" style:font-style-complex="normal"/>
    </style:style>
    <style:style style:name="T155" style:family="text">
      <style:text-properties fo:color="#009933" fo:font-style="normal" officeooo:rsid="02045380" style:font-style-asian="normal" style:font-style-complex="normal"/>
    </style:style>
    <style:style style:name="T156" style:family="text">
      <style:text-properties fo:color="#009933" officeooo:rsid="01f46ff3"/>
    </style:style>
    <style:style style:name="T157" style:family="text">
      <style:text-properties fo:color="#009933" officeooo:rsid="01fad9d1"/>
    </style:style>
    <style:style style:name="T158" style:family="text">
      <style:text-properties fo:color="#009933" officeooo:rsid="01fc37cd"/>
    </style:style>
    <style:style style:name="T159" style:family="text">
      <style:text-properties fo:color="#009933" officeooo:rsid="01f86a86"/>
    </style:style>
    <style:style style:name="T160" style:family="text">
      <style:text-properties fo:color="#009933" officeooo:rsid="02067ef1"/>
    </style:style>
    <style:style style:name="T161" style:family="text">
      <style:text-properties fo:color="#009933" officeooo:rsid="019b49ae"/>
    </style:style>
    <style:style style:name="T162" style:family="text">
      <style:text-properties fo:color="#009933" officeooo:rsid="0211da14"/>
    </style:style>
    <style:style style:name="T163" style:family="text">
      <style:text-properties fo:color="#009933" officeooo:rsid="01fa2af7"/>
    </style:style>
    <style:style style:name="T164" style:family="text">
      <style:text-properties fo:color="#009933" officeooo:rsid="02071b62"/>
    </style:style>
    <style:style style:name="T165" style:family="text">
      <style:text-properties fo:color="#009933" fo:font-weight="normal" officeooo:rsid="01fad9d1" style:font-weight-asian="normal" style:font-weight-complex="normal"/>
    </style:style>
    <style:style style:name="T166" style:family="text">
      <style:text-properties fo:color="#009933" fo:font-weight="normal" officeooo:rsid="02555880" style:font-weight-asian="normal" style:font-weight-complex="normal"/>
    </style:style>
    <style:style style:name="T167" style:family="text">
      <style:text-properties fo:color="#009933" fo:font-weight="normal" officeooo:rsid="0256b8ce" style:font-weight-asian="normal" style:font-weight-complex="normal"/>
    </style:style>
    <style:style style:name="T168" style:family="text">
      <style:text-properties fo:color="#009933" fo:font-weight="bold" officeooo:rsid="02555880" style:font-weight-asian="bold" style:font-weight-complex="bold"/>
    </style:style>
    <style:style style:name="T169" style:family="text">
      <style:text-properties fo:color="#009933" fo:font-weight="bold" officeooo:rsid="0255888c" style:font-weight-asian="bold" style:font-weight-complex="bold"/>
    </style:style>
    <style:style style:name="T170" style:family="text">
      <style:text-properties fo:color="#009933" officeooo:rsid="0255888c"/>
    </style:style>
    <style:style style:name="T171" style:family="text">
      <style:text-properties fo:color="#009933" officeooo:rsid="0324f923"/>
    </style:style>
    <style:style style:name="T172" style:family="text">
      <style:text-properties fo:color="#009933" style:font-name="Ubuntu Mono" fo:font-weight="normal" officeooo:rsid="019917c0" fo:background-color="transparent" loext:char-shading-value="0"/>
    </style:style>
    <style:style style:name="T173" style:family="text">
      <style:text-properties fo:color="#009933" style:font-name="Ubuntu Mono" fo:font-weight="normal" officeooo:rsid="019917c0" fo:background-color="transparent" loext:char-shading-value="0" style:font-weight-asian="normal" style:font-weight-complex="normal"/>
    </style:style>
    <style:style style:name="T174" style:family="text">
      <style:text-properties fo:color="#009933" style:font-name="Ubuntu Mono" fo:font-weight="bold" officeooo:rsid="019917c0" fo:background-color="transparent" loext:char-shading-value="0" style:font-weight-asian="bold" style:font-weight-complex="bold"/>
    </style:style>
    <style:style style:name="T175" style:family="text">
      <style:text-properties fo:color="#009933" officeooo:rsid="0205bda6"/>
    </style:style>
    <style:style style:name="T176" style:family="text">
      <style:text-properties fo:color="#009933" fo:font-size="10pt" officeooo:rsid="019917c0" style:font-size-asian="10pt" style:font-size-complex="10pt"/>
    </style:style>
    <style:style style:name="T177" style:family="text">
      <style:text-properties fo:color="#009933" fo:font-size="10pt" officeooo:rsid="02045380" style:font-size-asian="10pt" style:font-size-complex="10pt"/>
    </style:style>
    <style:style style:name="T178" style:family="text">
      <style:text-properties fo:color="#009933" officeooo:rsid="03bb0871"/>
    </style:style>
    <style:style style:name="T179" style:family="text">
      <style:text-properties officeooo:rsid="01f65b2a"/>
    </style:style>
    <style:style style:name="T180" style:family="text">
      <style:text-properties officeooo:rsid="01c65fc0"/>
    </style:style>
    <style:style style:name="T181" style:family="text">
      <style:text-properties officeooo:rsid="0205bda6"/>
    </style:style>
    <style:style style:name="T182" style:family="text">
      <style:text-properties officeooo:rsid="01ccf446"/>
    </style:style>
    <style:style style:name="T183" style:family="text">
      <style:text-properties officeooo:rsid="01f46ff3"/>
    </style:style>
    <style:style style:name="T184" style:family="text">
      <style:text-properties officeooo:rsid="02067ef1"/>
    </style:style>
    <style:style style:name="T185" style:family="text">
      <style:text-properties officeooo:rsid="023d0bb1"/>
    </style:style>
    <style:style style:name="T186" style:family="text">
      <style:text-properties fo:color="#009900" officeooo:rsid="023d0bb1"/>
    </style:style>
    <style:style style:name="T187" style:family="text">
      <style:text-properties officeooo:rsid="019b49ae"/>
    </style:style>
    <style:style style:name="T188" style:family="text">
      <style:text-properties officeooo:rsid="02071b62"/>
    </style:style>
    <style:style style:name="T189" style:family="text">
      <style:text-properties officeooo:rsid="01fa2af7"/>
    </style:style>
    <style:style style:name="T190" style:family="text">
      <style:text-properties fo:color="#0000ff"/>
    </style:style>
    <style:style style:name="T191" style:family="text">
      <style:text-properties fo:color="#0000ff" officeooo:rsid="01d48784"/>
    </style:style>
    <style:style style:name="T192" style:family="text">
      <style:text-properties fo:color="#0000ff" officeooo:rsid="01f18025"/>
    </style:style>
    <style:style style:name="T193" style:family="text">
      <style:text-properties fo:color="#0000ff" officeooo:rsid="0255888c"/>
    </style:style>
    <style:style style:name="T194" style:family="text">
      <style:text-properties fo:color="#0000ff" officeooo:rsid="03b75faa"/>
    </style:style>
    <style:style style:name="T195" style:family="text">
      <style:text-properties fo:color="#0000ff" officeooo:rsid="03be944a"/>
    </style:style>
    <style:style style:name="T196" style:family="text">
      <style:text-properties fo:color="#0000ff" officeooo:rsid="03c55bea"/>
    </style:style>
    <style:style style:name="T197" style:family="text">
      <style:text-properties officeooo:rsid="02092689"/>
    </style:style>
    <style:style style:name="T198" style:family="text">
      <style:text-properties officeooo:rsid="02121165"/>
    </style:style>
    <style:style style:name="T199" style:family="text">
      <style:text-properties officeooo:rsid="01fad9d1"/>
    </style:style>
    <style:style style:name="T200" style:family="text">
      <style:text-properties officeooo:rsid="0255888c"/>
    </style:style>
    <style:style style:name="T201" style:family="text">
      <style:text-properties officeooo:rsid="031faf46"/>
    </style:style>
    <style:style style:name="T202" style:family="text">
      <style:text-properties officeooo:rsid="0324f923"/>
    </style:style>
    <style:style style:name="T203" style:family="text">
      <style:text-properties officeooo:rsid="032b66cb"/>
    </style:style>
    <style:style style:name="T204" style:family="text">
      <style:text-properties fo:font-size="10pt" style:font-size-asian="10pt" style:font-size-complex="10pt"/>
    </style:style>
    <style:style style:name="T205" style:family="text">
      <style:text-properties fo:font-size="10pt" officeooo:rsid="02030b6a" style:font-size-asian="10pt" style:font-size-complex="10pt"/>
    </style:style>
    <style:style style:name="T206" style:family="text">
      <style:text-properties fo:font-size="10pt" officeooo:rsid="019917c0" style:font-size-asian="10pt" style:font-size-complex="10pt"/>
    </style:style>
    <style:style style:name="T207" style:family="text">
      <style:text-properties fo:font-size="10pt" fo:font-weight="bold" style:font-size-asian="10pt" style:font-weight-asian="bold" style:font-size-complex="10pt" style:font-weight-complex="bold"/>
    </style:style>
    <style:style style:name="T208" style:family="text">
      <style:text-properties officeooo:rsid="0118bf5a"/>
    </style:style>
    <style:style style:name="T209" style:family="text">
      <style:text-properties officeooo:rsid="0117ba17"/>
    </style:style>
    <style:style style:name="T210" style:family="text">
      <style:text-properties officeooo:rsid="017c0e2f"/>
    </style:style>
    <style:style style:name="T211" style:family="text">
      <style:text-properties style:font-name="Ubuntu Condensed" fo:font-size="14pt" style:text-underline-style="none" fo:font-weight="normal" officeooo:rsid="017c0e2f" style:font-size-asian="14pt" style:font-weight-asian="normal" style:font-size-complex="14pt" style:font-weight-complex="normal"/>
    </style:style>
    <style:style style:name="T212" style:family="text">
      <style:text-properties style:font-name="Ubuntu Condensed" fo:font-size="14pt" style:text-underline-style="none" officeooo:rsid="017c0e2f" style:font-size-asian="14pt" style:font-size-complex="14pt"/>
    </style:style>
    <style:style style:name="T213" style:family="text">
      <style:text-properties officeooo:rsid="0221009e"/>
    </style:style>
    <style:style style:name="T214" style:family="text">
      <style:text-properties officeooo:rsid="026046ad"/>
    </style:style>
    <style:style style:name="T215" style:family="text">
      <style:text-properties officeooo:rsid="0122347a"/>
    </style:style>
    <style:style style:name="T216" style:family="text">
      <style:text-properties officeooo:rsid="011ec7ce"/>
    </style:style>
    <style:style style:name="T217" style:family="text">
      <style:text-properties officeooo:rsid="021aadc4"/>
    </style:style>
    <style:style style:name="T218" style:family="text">
      <style:text-properties officeooo:rsid="0119852d"/>
    </style:style>
    <style:style style:name="T219" style:family="text">
      <style:text-properties officeooo:rsid="01254155"/>
    </style:style>
    <style:style style:name="T220" style:family="text">
      <style:text-properties officeooo:rsid="0230cc80"/>
    </style:style>
    <style:style style:name="T221" style:family="text">
      <style:text-properties officeooo:rsid="011db230"/>
    </style:style>
    <style:style style:name="T222" style:family="text">
      <style:text-properties officeooo:rsid="011da33b"/>
    </style:style>
    <style:style style:name="T223" style:family="text">
      <style:text-properties officeooo:rsid="01205d0e"/>
    </style:style>
    <style:style style:name="T224" style:family="text">
      <style:text-properties officeooo:rsid="011b5b01"/>
    </style:style>
    <style:style style:name="T225" style:family="text">
      <style:text-properties officeooo:rsid="013a9bea"/>
    </style:style>
    <style:style style:name="T226" style:family="text">
      <style:text-properties officeooo:rsid="023e5982"/>
    </style:style>
    <style:style style:name="T227" style:family="text">
      <style:text-properties officeooo:rsid="02331386"/>
    </style:style>
    <style:style style:name="T228" style:family="text">
      <style:text-properties officeooo:rsid="02512d51"/>
    </style:style>
    <style:style style:name="T229" style:family="text">
      <style:text-properties officeooo:rsid="02372657"/>
    </style:style>
    <style:style style:name="T230" style:family="text">
      <style:text-properties officeooo:rsid="025a6fd0"/>
    </style:style>
    <style:style style:name="T231" style:family="text">
      <style:text-properties officeooo:rsid="01f3c1fc"/>
    </style:style>
    <style:style style:name="T232" style:family="text">
      <style:text-properties officeooo:rsid="02153c68"/>
    </style:style>
    <style:style style:name="T233" style:family="text">
      <style:text-properties officeooo:rsid="02204e54"/>
    </style:style>
    <style:style style:name="T234" style:family="text">
      <style:text-properties officeooo:rsid="01462357"/>
    </style:style>
    <style:style style:name="T235" style:family="text">
      <style:text-properties officeooo:rsid="020b4f3e"/>
    </style:style>
    <style:style style:name="T236" style:family="text">
      <style:text-properties officeooo:rsid="01e1c21b"/>
    </style:style>
    <style:style style:name="T237" style:family="text">
      <style:text-properties officeooo:rsid="0170afbd"/>
    </style:style>
    <style:style style:name="T238" style:family="text">
      <style:text-properties officeooo:rsid="015a3576"/>
    </style:style>
    <style:style style:name="T239" style:family="text">
      <style:text-properties officeooo:rsid="02133d0c"/>
    </style:style>
    <style:style style:name="T240" style:family="text">
      <style:text-properties officeooo:rsid="01dbf02c"/>
    </style:style>
    <style:style style:name="T241" style:family="text">
      <style:text-properties officeooo:rsid="0178c1e0"/>
    </style:style>
    <style:style style:name="T242" style:family="text">
      <style:text-properties officeooo:rsid="015a4d7d"/>
    </style:style>
    <style:style style:name="T243" style:family="text">
      <style:text-properties officeooo:rsid="024f6966"/>
    </style:style>
    <style:style style:name="T244" style:family="text">
      <style:text-properties officeooo:rsid="0201ee52"/>
    </style:style>
    <style:style style:name="T245" style:family="text">
      <style:text-properties officeooo:rsid="024a75d7"/>
    </style:style>
    <style:style style:name="T246" style:family="text">
      <style:text-properties officeooo:rsid="01de7900"/>
    </style:style>
    <style:style style:name="T247" style:family="text">
      <style:text-properties officeooo:rsid="02451ddc"/>
    </style:style>
    <style:style style:name="T248" style:family="text">
      <style:text-properties officeooo:rsid="01e2788f"/>
    </style:style>
    <style:style style:name="T249" style:family="text">
      <style:text-properties officeooo:rsid="01e40084"/>
    </style:style>
    <style:style style:name="T250" style:family="text">
      <style:text-properties officeooo:rsid="024b27aa"/>
    </style:style>
    <style:style style:name="T251" style:family="text">
      <style:text-properties officeooo:rsid="02105276"/>
    </style:style>
    <style:style style:name="T252" style:family="text">
      <style:text-properties officeooo:rsid="024909d6"/>
    </style:style>
    <style:style style:name="T253" style:family="text">
      <style:text-properties officeooo:rsid="0210d0e8"/>
    </style:style>
    <style:style style:name="T254" style:family="text">
      <style:text-properties officeooo:rsid="0245e852"/>
    </style:style>
    <style:style style:name="T255" style:family="text">
      <style:text-properties officeooo:rsid="01eaee4a"/>
    </style:style>
    <style:style style:name="T256" style:family="text">
      <style:text-properties officeooo:rsid="0216ec13"/>
    </style:style>
    <style:style style:name="T257" style:family="text">
      <style:text-properties officeooo:rsid="021d9a18"/>
    </style:style>
    <style:style style:name="T258" style:family="text">
      <style:text-properties officeooo:rsid="024c7326"/>
    </style:style>
    <style:style style:name="T259" style:family="text">
      <style:text-properties officeooo:rsid="01f7a73b"/>
    </style:style>
    <style:style style:name="T260" style:family="text">
      <style:text-properties officeooo:rsid="01f86a86"/>
    </style:style>
    <style:style style:name="T261" style:family="text">
      <style:text-properties officeooo:rsid="01f63817"/>
    </style:style>
    <style:style style:name="T262" style:family="text">
      <style:text-properties officeooo:rsid="032c7317"/>
    </style:style>
    <style:style style:name="T263" style:family="text">
      <style:text-properties officeooo:rsid="032e4458"/>
    </style:style>
    <style:style style:name="T264" style:family="text">
      <style:text-properties officeooo:rsid="033672e0"/>
    </style:style>
    <style:style style:name="T265" style:family="text">
      <style:text-properties officeooo:rsid="03395ede"/>
    </style:style>
    <style:style style:name="T266" style:family="text">
      <style:text-properties officeooo:rsid="033a4f4f"/>
    </style:style>
    <style:style style:name="T267" style:family="text">
      <style:text-properties officeooo:rsid="033c116c"/>
    </style:style>
    <style:style style:name="T268" style:family="text">
      <style:text-properties officeooo:rsid="034e90cf"/>
    </style:style>
    <style:style style:name="T269" style:family="text">
      <style:text-properties officeooo:rsid="0355d903"/>
    </style:style>
    <style:style style:name="T270" style:family="text">
      <style:text-properties officeooo:rsid="03571a81"/>
    </style:style>
    <style:style style:name="T271" style:family="text">
      <style:text-properties officeooo:rsid="035ac0c7"/>
    </style:style>
    <style:style style:name="T272" style:family="text">
      <style:text-properties officeooo:rsid="0360dd81"/>
    </style:style>
    <style:style style:name="T273" style:family="text">
      <style:text-properties officeooo:rsid="036535bb"/>
    </style:style>
    <style:style style:name="T274" style:family="text">
      <style:text-properties officeooo:rsid="0368ae3c"/>
    </style:style>
    <style:style style:name="T275" style:family="text">
      <style:text-properties style:font-name="Liberation Sans"/>
    </style:style>
    <style:style style:name="T276" style:family="text">
      <style:text-properties style:font-name="Liberation Sans" officeooo:rsid="0368ae3c"/>
    </style:style>
    <style:style style:name="T277" style:family="text">
      <style:text-properties style:font-name="Liberation Sans" officeooo:rsid="036a0732"/>
    </style:style>
    <style:style style:name="T278" style:family="text">
      <style:text-properties style:font-name="Liberation Sans" officeooo:rsid="036ae38a"/>
    </style:style>
    <style:style style:name="T279" style:family="text">
      <style:text-properties style:font-name="Liberation Sans" fo:font-weight="bold" officeooo:rsid="036ae38a" style:font-weight-asian="bold" style:font-weight-complex="bold"/>
    </style:style>
    <style:style style:name="T280" style:family="text">
      <style:text-properties style:font-name="Liberation Sans" fo:font-weight="bold" officeooo:rsid="03714b0d" style:font-weight-asian="bold" style:font-weight-complex="bold"/>
    </style:style>
    <style:style style:name="T281" style:family="text">
      <style:text-properties style:font-name="Liberation Sans" fo:font-weight="bold" officeooo:rsid="03a902c8" style:font-weight-asian="bold" style:font-weight-complex="bold"/>
    </style:style>
    <style:style style:name="T282" style:family="text">
      <style:text-properties style:font-name="Liberation Sans" officeooo:rsid="0370351c"/>
    </style:style>
    <style:style style:name="T283" style:family="text">
      <style:text-properties style:font-name="Liberation Sans" fo:font-weight="normal" officeooo:rsid="03714b0d" style:font-weight-asian="normal" style:font-weight-complex="normal"/>
    </style:style>
    <style:style style:name="T284" style:family="text">
      <style:text-properties style:font-name="Liberation Sans" fo:font-weight="normal" officeooo:rsid="03768546" style:font-weight-asian="normal" style:font-weight-complex="normal"/>
    </style:style>
    <style:style style:name="T285" style:family="text">
      <style:text-properties style:font-name="Liberation Sans" fo:font-weight="normal" officeooo:rsid="037ae3aa" style:font-weight-asian="normal" style:font-weight-complex="normal"/>
    </style:style>
    <style:style style:name="T286" style:family="text">
      <style:text-properties style:font-name="Liberation Sans" fo:font-weight="normal" officeooo:rsid="037f1daa" style:font-weight-asian="normal" style:font-weight-complex="normal"/>
    </style:style>
    <style:style style:name="T287" style:family="text">
      <style:text-properties style:font-name="Liberation Sans" fo:font-weight="normal" officeooo:rsid="038795ff" style:font-weight-asian="normal" style:font-weight-complex="normal"/>
    </style:style>
    <style:style style:name="T288" style:family="text">
      <style:text-properties style:font-name="Liberation Sans" officeooo:rsid="03714b0d"/>
    </style:style>
    <style:style style:name="T289" style:family="text">
      <style:text-properties style:font-name="Liberation Sans" officeooo:rsid="0373e5b8"/>
    </style:style>
    <style:style style:name="T290" style:family="text">
      <style:text-properties style:font-name="Liberation Sans" officeooo:rsid="03768546"/>
    </style:style>
    <style:style style:name="T291" style:family="text">
      <style:text-properties style:font-name="Liberation Sans" officeooo:rsid="037694d5"/>
    </style:style>
    <style:style style:name="T292" style:family="text">
      <style:text-properties style:font-name="Liberation Sans" officeooo:rsid="037ae3aa"/>
    </style:style>
    <style:style style:name="T293" style:family="text">
      <style:text-properties style:font-name="Liberation Sans" officeooo:rsid="037f1daa"/>
    </style:style>
    <style:style style:name="T294" style:family="text">
      <style:text-properties style:font-name="Liberation Sans" officeooo:rsid="037ff13f"/>
    </style:style>
    <style:style style:name="T295" style:family="text">
      <style:text-properties style:font-name="Liberation Sans" officeooo:rsid="03aac3fb"/>
    </style:style>
    <style:style style:name="T296" style:family="text">
      <style:text-properties officeooo:rsid="036ae38a"/>
    </style:style>
    <style:style style:name="T297" style:family="text">
      <style:text-properties officeooo:rsid="03714b0d"/>
    </style:style>
    <style:style style:name="T298" style:family="text">
      <style:text-properties officeooo:rsid="037ae3aa"/>
    </style:style>
    <style:style style:name="T299" style:family="text">
      <style:text-properties officeooo:rsid="0382754b"/>
    </style:style>
    <style:style style:name="T300" style:family="text">
      <style:text-properties officeooo:rsid="0383bc84"/>
    </style:style>
    <style:style style:name="T301" style:family="text">
      <style:text-properties officeooo:rsid="038795ff"/>
    </style:style>
    <style:style style:name="T302" style:family="text">
      <style:text-properties officeooo:rsid="03899a6a"/>
    </style:style>
    <style:style style:name="T303" style:family="text">
      <style:text-properties officeooo:rsid="038c2c64"/>
    </style:style>
    <style:style style:name="T304" style:family="text">
      <style:text-properties officeooo:rsid="03932d02"/>
    </style:style>
    <style:style style:name="T305" style:family="text">
      <style:text-properties officeooo:rsid="0394a55e"/>
    </style:style>
    <style:style style:name="T306" style:family="text">
      <style:text-properties officeooo:rsid="0397dc97"/>
    </style:style>
    <style:style style:name="T307" style:family="text">
      <style:text-properties officeooo:rsid="039951e9"/>
    </style:style>
    <style:style style:name="T308" style:family="text">
      <style:text-properties officeooo:rsid="03a1cda1"/>
    </style:style>
    <style:style style:name="T309" style:family="text">
      <style:text-properties officeooo:rsid="03a478a5"/>
    </style:style>
    <style:style style:name="T310" style:family="text">
      <style:text-properties officeooo:rsid="02b0e65f"/>
    </style:style>
    <style:style style:name="T311" style:family="text">
      <style:text-properties officeooo:rsid="03ac0a96"/>
    </style:style>
    <style:style style:name="T312" style:family="text">
      <style:text-properties officeooo:rsid="03aebde9"/>
    </style:style>
    <style:style style:name="T313" style:family="text">
      <style:text-properties officeooo:rsid="03b02419"/>
    </style:style>
    <style:style style:name="T314" style:family="text">
      <style:text-properties officeooo:rsid="03b2f93f"/>
    </style:style>
    <style:style style:name="T315" style:family="text">
      <style:text-properties officeooo:rsid="03b3a5bc"/>
    </style:style>
    <style:style style:name="T316" style:family="text">
      <style:text-properties officeooo:rsid="03b4b532"/>
    </style:style>
    <style:style style:name="T317" style:family="text">
      <style:text-properties officeooo:rsid="03b91074"/>
    </style:style>
    <style:style style:name="T318" style:family="text">
      <style:text-properties officeooo:rsid="03bcb09f"/>
    </style:style>
    <style:style style:name="T319" style:family="text">
      <style:text-properties officeooo:rsid="03bf1864"/>
    </style:style>
    <style:style style:name="T320" style:family="text">
      <style:text-properties officeooo:rsid="03bf8f29"/>
    </style:style>
    <style:style style:name="T321" style:family="text">
      <style:text-properties officeooo:rsid="03c200a7"/>
    </style:style>
    <style:style style:name="T322" style:family="text">
      <style:text-properties officeooo:rsid="03c55bea"/>
    </style:style>
    <style:style style:name="T323" style:family="text">
      <style:text-properties officeooo:rsid="03c8704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6">BitTwiddler</text:p>
      <text:p text:style-name="P7"/>
      <text:p text:style-name="P8">a language for binary <text:span text:style-name="T111">data </text:span>parsers</text:p>
      <text:p text:style-name="P16"/>
      <text:p text:style-name="P14"/>
      <text:p text:style-name="P14"/>
      <text:p text:style-name="P9">Final Report</text:p>
      <text:p text:style-name="P13"/>
      <text:p text:style-name="P3">Programming Languages and Translators</text:p>
      <text:p text:style-name="P3">COMS W4115 – Fall 2018</text:p>
      <text:p text:style-name="P2">Bruno Martins – bm2787</text:p>
      <text:p text:style-name="P4"/>
      <text:p text:style-name="P15"/>
      <text:p text:style-name="P5"/>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8">Table of Contents</text:p>
          </text:index-title>
          <text:p text:style-name="P347"><text:a xlink:type="simple" xlink:href="#__RefHeading___Toc7364_129328283" text:style-name="Index_20_Link" text:visited-style-name="Index_20_Link">1.Introduction<text:tab/>3</text:a></text:p>
          <text:p text:style-name="P347"><text:a xlink:type="simple" xlink:href="#__RefHeading___Toc7366_129328283" text:style-name="Index_20_Link" text:visited-style-name="Index_20_Link">2.Proposal<text:tab/>4</text:a></text:p>
          <text:p text:style-name="P349"><text:a xlink:type="simple" xlink:href="#__RefHeading___Toc7368_129328283" text:style-name="Index_20_Link" text:visited-style-name="Index_20_Link">2.1.Motivation<text:tab/>4</text:a></text:p>
          <text:p text:style-name="P349"><text:a xlink:type="simple" xlink:href="#__RefHeading___Toc7370_129328283" text:style-name="Index_20_Link" text:visited-style-name="Index_20_Link">2.2.Description<text:tab/>4</text:a></text:p>
          <text:p text:style-name="P349"><text:a xlink:type="simple" xlink:href="#__RefHeading___Toc7372_129328283" text:style-name="Index_20_Link" text:visited-style-name="Index_20_Link">2.3.Features<text:tab/>5</text:a></text:p>
          <text:p text:style-name="P349"><text:a xlink:type="simple" xlink:href="#__RefHeading___Toc7374_129328283" text:style-name="Index_20_Link" text:visited-style-name="Index_20_Link">2.4.Comparison with other languages<text:tab/>6</text:a></text:p>
          <text:p text:style-name="P349"><text:a xlink:type="simple" xlink:href="#__RefHeading___Toc7376_129328283" text:style-name="Index_20_Link" text:visited-style-name="Index_20_Link">2.5.Data Types<text:tab/>7</text:a></text:p>
          <text:p text:style-name="P349"><text:a xlink:type="simple" xlink:href="#__RefHeading___Toc7378_129328283" text:style-name="Index_20_Link" text:visited-style-name="Index_20_Link">2.6.Keywords<text:tab/>8</text:a></text:p>
          <text:p text:style-name="P349"><text:a xlink:type="simple" xlink:href="#__RefHeading___Toc7380_129328283" text:style-name="Index_20_Link" text:visited-style-name="Index_20_Link">2.7.Operators<text:tab/>10</text:a></text:p>
          <text:p text:style-name="P349"><text:a xlink:type="simple" xlink:href="#__RefHeading___Toc7382_129328283" text:style-name="Index_20_Link" text:visited-style-name="Index_20_Link">2.8.</text:a><text:a xlink:type="simple" xlink:href="#__RefHeading___Toc7382_129328283" text:style-name="Index_20_Link" text:visited-style-name="Index_20_Link"><text:span text:style-name="T5">B</text:span></text:a><text:a xlink:type="simple" xlink:href="#__RefHeading___Toc7382_129328283" text:style-name="Index_20_Link" text:visited-style-name="Index_20_Link"><text:span text:style-name="T5">uilt-in functions</text:span></text:a><text:a xlink:type="simple" xlink:href="#__RefHeading___Toc7382_129328283" text:style-name="Index_20_Link" text:visited-style-name="Index_20_Link"><text:tab/>11</text:a></text:p>
          <text:p text:style-name="P349"><text:a xlink:type="simple" xlink:href="#__RefHeading___Toc7384_129328283" text:style-name="Index_20_Link" text:visited-style-name="Index_20_Link">2.9.Example Program: self-describing binary data<text:tab/>14</text:a></text:p>
          <text:p text:style-name="P349"><text:a xlink:type="simple" xlink:href="#__RefHeading___Toc7386_129328283" text:style-name="Index_20_Link" text:visited-style-name="Index_20_Link">2.10.Example Program: gcd<text:tab/>16</text:a></text:p>
          <text:p text:style-name="P347"><text:a xlink:type="simple" xlink:href="#__RefHeading___Toc7388_129328283" text:style-name="Index_20_Link" text:visited-style-name="Index_20_Link">3.Language Tutorial<text:tab/>17</text:a></text:p>
          <text:p text:style-name="P347"><text:a xlink:type="simple" xlink:href="#__RefHeading___Toc7390_129328283" text:style-name="Index_20_Link" text:visited-style-name="Index_20_Link">4.Language Manual<text:tab/>18</text:a></text:p>
          <text:p text:style-name="P349"><text:a xlink:type="simple" xlink:href="#__RefHeading___Toc1897_517843570" text:style-name="Index_20_Link" text:visited-style-name="Index_20_Link">4.1.Lexical Conventions<text:tab/>18</text:a></text:p>
          <text:p text:style-name="P350"><text:a xlink:type="simple" xlink:href="#__RefHeading___Toc2352_678818557" text:style-name="Index_20_Link" text:visited-style-name="Index_20_Link">4.1.1.Comments<text:tab/>18</text:a></text:p>
          <text:p text:style-name="P350"><text:a xlink:type="simple" xlink:href="#__RefHeading___Toc1959_678818557" text:style-name="Index_20_Link" text:visited-style-name="Index_20_Link">4.1.2.Identifiers<text:tab/>18</text:a></text:p>
          <text:p text:style-name="P350"><text:a xlink:type="simple" xlink:href="#__RefHeading___Toc1969_678818557" text:style-name="Index_20_Link" text:visited-style-name="Index_20_Link">4.1.3.Template and type Identifiers<text:tab/>18</text:a></text:p>
          <text:p text:style-name="P350"><text:a xlink:type="simple" xlink:href="#__RefHeading___Toc2354_678818557" text:style-name="Index_20_Link" text:visited-style-name="Index_20_Link">4.1.4.Keywords<text:tab/>19</text:a></text:p>
          <text:p text:style-name="P350"><text:a xlink:type="simple" xlink:href="#__RefHeading___Toc1945_678818557" text:style-name="Index_20_Link" text:visited-style-name="Index_20_Link">4.1.5.Literal Constants<text:tab/>19</text:a></text:p>
          <text:p text:style-name="P349"><text:a xlink:type="simple" xlink:href="#__RefHeading___Toc2364_678818557" text:style-name="Index_20_Link" text:visited-style-name="Index_20_Link">4.2.Expressions<text:tab/>21</text:a></text:p>
          <text:p text:style-name="P350"><text:a xlink:type="simple" xlink:href="#__RefHeading___Toc2366_678818557" text:style-name="Index_20_Link" text:visited-style-name="Index_20_Link">4.2.1.Constant<text:tab/>21</text:a></text:p>
          <text:p text:style-name="P350"><text:a xlink:type="simple" xlink:href="#__RefHeading___Toc2368_678818557" text:style-name="Index_20_Link" text:visited-style-name="Index_20_Link">4.2.2.Identifier and type identifiers<text:tab/>21</text:a></text:p>
          <text:p text:style-name="P350"><text:a xlink:type="simple" xlink:href="#__RefHeading___Toc2370_678818557" text:style-name="Index_20_Link" text:visited-style-name="Index_20_Link">4.2.3.Parenthesis-enclosed expressions<text:tab/>21</text:a></text:p>
          <text:p text:style-name="P350"><text:a xlink:type="simple" xlink:href="#__RefHeading___Toc2372_678818557" text:style-name="Index_20_Link" text:visited-style-name="Index_20_Link">4.2.4.Unary and binary operations<text:tab/>22</text:a></text:p>
          <text:p text:style-name="P350"><text:a xlink:type="simple" xlink:href="#__RefHeading___Toc2374_678818557" text:style-name="Index_20_Link" text:visited-style-name="Index_20_Link">4.2.5.Function Call<text:tab/>23</text:a></text:p>
          <text:p text:style-name="P350"><text:a xlink:type="simple" xlink:href="#__RefHeading___Toc2376_678818557" text:style-name="Index_20_Link" text:visited-style-name="Index_20_Link">4.2.6.Conditional<text:tab/>24</text:a></text:p>
          <text:p text:style-name="P350"><text:a xlink:type="simple" xlink:href="#__RefHeading___Toc2378_678818557" text:style-name="Index_20_Link" text:visited-style-name="Index_20_Link">4.2.7.For<text:tab/>25</text:a></text:p>
          <text:p text:style-name="P350"><text:a xlink:type="simple" xlink:href="#__RefHeading___Toc3588_678818557" text:style-name="Index_20_Link" text:visited-style-name="Index_20_Link">4.2.8.While<text:tab/>25</text:a></text:p>
          <text:p text:style-name="P350"><text:a xlink:type="simple" xlink:href="#__RefHeading___Toc2380_678818557" text:style-name="Index_20_Link" text:visited-style-name="Index_20_Link">4.2.9.Match<text:tab/>26</text:a></text:p>
          <text:p text:style-name="P349"><text:a xlink:type="simple" xlink:href="#__RefHeading___Toc3590_678818557" text:style-name="Index_20_Link" text:visited-style-name="Index_20_Link">4.3.Blocks, declarations and scope<text:tab/>27</text:a></text:p>
          <text:p text:style-name="P350"><text:a xlink:type="simple" xlink:href="#__RefHeading___Toc3592_678818557" text:style-name="Index_20_Link" text:visited-style-name="Index_20_Link">4.3.1.Variables<text:tab/>28</text:a></text:p>
          <text:p text:style-name="P350"><text:a xlink:type="simple" xlink:href="#__RefHeading___Toc3594_678818557" text:style-name="Index_20_Link" text:visited-style-name="Index_20_Link">4.3.2.Functions<text:tab/>29</text:a></text:p>
          <text:p text:style-name="P349"><text:a xlink:type="simple" xlink:href="#__RefHeading___Toc3602_678818557" text:style-name="Index_20_Link" text:visited-style-name="Index_20_Link">4.4.Program<text:tab/>30</text:a></text:p>
          <text:p text:style-name="P349"><text:a xlink:type="simple" xlink:href="#__RefHeading___Toc3604_678818557" text:style-name="Index_20_Link" text:visited-style-name="Index_20_Link">4.5.Standard library functions<text:tab/>31</text:a></text:p>
          <text:p text:style-name="P350"><text:a xlink:type="simple" xlink:href="#__RefHeading___Toc2449_709759715" text:style-name="Index_20_Link" text:visited-style-name="Index_20_Link">4.5.1.emit<text:tab/>31</text:a></text:p>
          <text:p text:style-name="P350"><text:a xlink:type="simple" xlink:href="#__RefHeading___Toc2451_709759715" text:style-name="Index_20_Link" text:visited-style-name="Index_20_Link">4.5.2.print<text:tab/>31</text:a></text:p>
          <text:p text:style-name="P350"><text:a xlink:type="simple" xlink:href="#__RefHeading___Toc2453_709759715" text:style-name="Index_20_Link" text:visited-style-name="Index_20_Link">4.5.3.fatal<text:tab/>31</text:a></text:p>
          <text:p text:style-name="P350"><text:a xlink:type="simple" xlink:href="#__RefHeading___Toc2459_709759715" text:style-name="Index_20_Link" text:visited-style-name="Index_20_Link">4.5.4.len<text:tab/>31</text:a></text:p>
          <text:p text:style-name="P349"><text:a xlink:type="simple" xlink:href="#__RefHeading___Toc4499_709759715" text:style-name="Index_20_Link" text:visited-style-name="Index_20_Link">4.6.Example Program: self-describing binary data<text:tab/>32</text:a></text:p>
          <text:p text:style-name="P349"><text:a xlink:type="simple" xlink:href="#__RefHeading___Toc4501_709759715" text:style-name="Index_20_Link" text:visited-style-name="Index_20_Link">4.7.Example Program: gcd<text:tab/>33</text:a></text:p>
        </text:index-body>
      </text:table-of-content>
      <text:h text:style-name="P270" text:outline-level="1"/>
      <text:h text:style-name="P274" text:outline-level="1"><text:bookmark-start text:name="__RefHeading___Toc7364_129328283"/>Introduction<text:bookmark-end text:name="__RefHeading___Toc7364_129328283"/></text:h>
      <text:p text:style-name="P52"/>
      <text:p text:style-name="P50"><text:tab/>BitTwiddler was intended to be a powerful tool for inspecting and parsing binary data. Its main goal was to allow programs that turn binary data into textual representations to be easily written. <text:span text:style-name="T262">Writing a compiler for this language, however, turned out to be a major undertaking. "The paper accepts everything", the saying goes, but I found the LLVM framework to not be nearly as forgiving. </text:span></text:p>
      <text:p text:style-name="P53"><text:tab/>In the course of <text:span text:style-name="T203">BitTwiddler</text:span>'s implementation many features were dropped, either for their infeasibility or for the time to implement them running out. In the end, I opted for having a set of features that would make BitTwiddler minimally useful while still resembling the original whitepaper.</text:p>
      <text:p text:style-name="P53"><text:tab/>In this report I'll detail the process of building BitTwiddler's compiler<text:span text:style-name="T263">. This document is divided into the following sections:</text:span></text:p>
      <text:p text:style-name="P53"/>
      <text:list xml:id="list2702259711651200318" text:style-name="L1">
        <text:list-item>
          <text:p text:style-name="P262"><text:span text:style-name="T32">Introduction:</text:span> this section.</text:p>
        </text:list-item>
        <text:list-item>
          <text:p text:style-name="P262"><text:span text:style-name="T32">Proposal:</text:span> the original proposal, annotated with what was cut and what stayed in the language.</text:p>
        </text:list-item>
        <text:list-item>
          <text:p text:style-name="P262"><text:span text:style-name="T32">Language Tutorial:</text:span> a short tutorial on how to use BitTwiddler.</text:p>
        </text:list-item>
        <text:list-item>
          <text:p text:style-name="P265"><text:span text:style-name="T32">Language Manual:</text:span> the final Language Reference Manual</text:p>
        </text:list-item>
        <text:list-item>
          <text:p text:style-name="P262"><text:span text:style-name="T32">Project Plan:</text:span> how the project was planned and built.</text:p>
        </text:list-item>
        <text:list-item>
          <text:p text:style-name="P266"><text:span text:style-name="T32">Architectural Design</text:span>: a description of the compiler's architecture</text:p>
        </text:list-item>
        <text:list-item>
          <text:p text:style-name="P262"><text:span text:style-name="T32">Test Plan:</text:span> how the compiler was tested</text:p>
        </text:list-item>
        <text:list-item>
          <text:p text:style-name="P262"><text:span text:style-name="T32">Lessons Learned:</text:span> what I took from this project.</text:p>
        </text:list-item>
        <text:list-item>
          <text:p text:style-name="P262"><text:span text:style-name="T32">Code Listing:</text:span> a listing of the final version of the compiler's code.</text:p>
        </text:list-item>
      </text:list>
      <text:h text:style-name="P275" text:outline-level="1"><text:bookmark-start text:name="__RefHeading___Toc7366_129328283"/>Proposal<text:bookmark-end text:name="__RefHeading___Toc7366_129328283"/></text:h>
      <text:p text:style-name="P54"/>
      <text:p text:style-name="P234"><text:tab/>The proposal here was copied as-is from the original submitted proposal, with notes added to point out what made it to the final version. <text:span text:style-name="T270">Refer to </text:span><text:span text:style-name="T270"><text:bookmark-ref text:reference-format="text" text:ref-name="__RefHeading___Toc7390_129328283">Language Manual</text:bookmark-ref></text:span><text:span text:style-name="T270"> section for the specification of the final version of the language.</text:span></text:p>
      <text:p text:style-name="P54"/>
      <text:h text:style-name="Heading_20_2" text:outline-level="2"><text:bookmark-start text:name="__RefHeading___Toc7368_129328283"/>Motivation<text:bookmark-end text:name="__RefHeading___Toc7368_129328283"/></text:h>
      <text:p text:style-name="P52"/>
      <text:p text:style-name="P51"><text:tab/><text:span text:style-name="T208">Parsing binary data is tricky, especially in high level languages. Python, for example, makes the programmer deal with the cumbersome </text:span><text:span text:style-name="Code"><text:span text:style-name="T62">struct</text:span></text:span><text:span text:style-name="T209"> module. The C language makes it somewhat easier to map individual bytes or fixed-size chunks of bytes into structures, as long as the programmer takes care of the alignment carefully. Reading in variable-sized items, however, is more complicated. Parsing self-describing binary data can get ugly fast.</text:span></text:p>
      <text:p text:style-name="P51"/>
      <text:h text:style-name="Heading_20_2" text:outline-level="2"><text:bookmark-start text:name="__RefHeading___Toc7370_129328283"/>Description<text:bookmark-end text:name="__RefHeading___Toc7370_129328283"/></text:h>
      <text:p text:style-name="P52"/>
      <text:p text:style-name="P51"><text:span text:style-name="T210"><text:tab/></text:span><text:span text:style-name="T211">BitTwiddler</text:span><text:span text:style-name="T210">’s primary goal is to </text:span><text:span text:style-name="T45">make it easy to </text:span><text:span text:style-name="T46">describe and </text:span><text:span text:style-name="T45">read binary-encoded data</text:span><text:span text:style-name="T210"> in any format and then </text:span><text:span text:style-name="T45">parse it into a textual format</text:span><text:span text:style-name="T210"> of the programmer's choice. In order to achieve this goal, </text:span><text:span text:style-name="T212">BitTwiddler</text:span><text:span text:style-name="T210"> was designed to be a data-centric programming language. It's main feature is the </text:span><text:span text:style-name="T45">template</text:span><text:span text:style-name="T210">: an object with typed fields and embedded code to build its members.</text:span></text:p>
      <text:p text:style-name="P51"/>
      <text:p text:style-name="Note"><text:span text:style-name="T264">Note: </text:span>Templates ended up not being implemented. It's proposed dynamic nature of having <text:span text:style-name="T265">a potentially different set of fields on each implementation proved to be extremely tricky: a whole runtime type system would have to be developed.</text:span></text:p>
      <text:p text:style-name="P216">I considered implementing simpler templates, equivalent to C structs, but I didn't due to <text:span text:style-name="T266">not having enough time. They wouldn't be too difficult to implement, it would just be more code.</text:span></text:p>
      <text:h text:style-name="P278" text:outline-level="2"/>
      <text:h text:style-name="P285" text:outline-level="2"><text:bookmark-start text:name="__RefHeading___Toc7372_129328283"/>Features<text:bookmark-end text:name="__RefHeading___Toc7372_129328283"/></text:h>
      <text:p text:style-name="P52"/>
      <text:list xml:id="list317990505387343118" text:style-name="L2">
        <text:list-item>
          <text:p text:style-name="P228">Concise and descriptive code that reads almost as documentation on the binary data being parsed;</text:p>
        </text:list-item>
        <text:list-item>
          <text:p text:style-name="P228">First class functions and types;</text:p>
        </text:list-item>
        <text:list-item>
          <text:p text:style-name="P228">Strong type checking<text:span text:style-name="T213">, with reasonable automatic casts;</text:span></text:p>
        </text:list-item>
        <text:list-item>
          <text:p text:style-name="P229">All programs read from the standard input and write their results to the standard output<text:span text:style-name="T214">,</text:span> <text:span text:style-name="T214">d</text:span>ebug/log/info/error messages are written to the standard error output<text:span text:style-name="T214">;</text:span></text:p>
        </text:list-item>
        <text:list-item>
          <text:p text:style-name="P230">Automatically reads from standard input into variables with no assigned value<text:span text:style-name="T214">;</text:span></text:p>
        </text:list-item>
        <text:list-item>
          <text:p text:style-name="P231">Basic integral types with different bit widths<text:span text:style-name="T267">.</text:span></text:p>
        </text:list-item>
      </text:list>
      <text:p text:style-name="P55"/>
      <text:p text:style-name="P216">Note: of these, point 1 was partially not implemented (the language ended up being not as concise as initially planned) and the items in point 2 were not implemented at all.</text:p>
      <text:h text:style-name="P285" text:outline-level="2"><text:bookmark-start text:name="__RefHeading___Toc7374_129328283"/>Comparison with other languages<text:bookmark-end text:name="__RefHeading___Toc7374_129328283"/></text:h>
      <text:p text:style-name="P51"/>
      <text:p text:style-name="P51"><text:tab/><text:span text:style-name="T208">Consider a game that stores a character’s name and health as follows (read from stdin) and parsers in three different languages that output a JSON object.</text:span></text:p>
      <text:p text:style-name="P51"/>
      <table:table table:name="Table3" table:style-name="Table3">
        <table:table-column table:style-name="Table3.A"/>
        <table:table-column table:style-name="Table3.B"/>
        <table:table-row>
          <table:table-cell table:style-name="Table3.A1" table:number-columns-spanned="2" office:value-type="string">
            <table:table table:name="Table4" table:style-name="Table4">
              <table:table-column table:style-name="Table4.A"/>
              <table:table-column table:style-name="Table4.B" table:number-columns-repeated="6"/>
              <table:table-column table:style-name="Table4.A" table:number-columns-repeated="4"/>
              <table:table-row>
                <table:table-cell table:style-name="Table4.A1" office:value-type="string">
                  <text:p text:style-name="P179"><text:span text:style-name="Code"><text:span text:style-name="T62">0x06</text:span></text:span></text:p>
                </table:table-cell>
                <table:table-cell table:style-name="Table4.A1" office:value-type="string">
                  <text:p text:style-name="P161"><text:span text:style-name="Code"><text:span text:style-name="T62">‘M’</text:span></text:span></text:p>
                </table:table-cell>
                <table:table-cell table:style-name="Table4.A1" office:value-type="string">
                  <text:p text:style-name="P161"><text:span text:style-name="Code"><text:span text:style-name="T62">‘a’</text:span></text:span></text:p>
                </table:table-cell>
                <table:table-cell table:style-name="Table4.A1" office:value-type="string">
                  <text:p text:style-name="P161"><text:span text:style-name="Code"><text:span text:style-name="T62">‘r’</text:span></text:span></text:p>
                </table:table-cell>
                <table:table-cell table:style-name="Table4.A1" office:value-type="string">
                  <text:p text:style-name="P161"><text:span text:style-name="Code"><text:span text:style-name="T62">‘v’</text:span></text:span></text:p>
                </table:table-cell>
                <table:table-cell table:style-name="Table4.A1" office:value-type="string">
                  <text:p text:style-name="P161"><text:span text:style-name="Code"><text:span text:style-name="T62">‘i’</text:span></text:span></text:p>
                </table:table-cell>
                <table:table-cell table:style-name="Table4.A1" office:value-type="string">
                  <text:p text:style-name="P161"><text:span text:style-name="Code"><text:span text:style-name="T62">‘n’</text:span></text:span></text:p>
                </table:table-cell>
                <table:table-cell table:style-name="Table4.A1" office:value-type="string">
                  <text:p text:style-name="P179"><text:span text:style-name="Code"><text:span text:style-name="T62">0x42</text:span></text:span></text:p>
                </table:table-cell>
                <table:table-cell table:style-name="Table4.A1" office:value-type="string">
                  <text:p text:style-name="P179"><text:span text:style-name="Code"><text:span text:style-name="T62">0x00</text:span></text:span></text:p>
                </table:table-cell>
                <table:table-cell table:style-name="Table4.A1" office:value-type="string">
                  <text:p text:style-name="P179"><text:span text:style-name="Code"><text:span text:style-name="T62">0x00</text:span></text:span></text:p>
                </table:table-cell>
                <table:table-cell table:style-name="Table4.K1" office:value-type="string">
                  <text:p text:style-name="P179"><text:span text:style-name="Code"><text:span text:style-name="T62">0x00</text:span></text:span></text:p>
                </table:table-cell>
              </table:table-row>
              <table:table-row>
                <table:table-cell table:style-name="Table4.A2" table:number-columns-spanned="7" office:value-type="string">
                  <text:p text:style-name="P179"><text:span text:style-name="T215">Character</text:span>’s name</text:p>
                </table:table-cell>
                <table:covered-table-cell/>
                <table:covered-table-cell/>
                <table:covered-table-cell/>
                <table:covered-table-cell/>
                <table:covered-table-cell/>
                <table:covered-table-cell/>
                <table:table-cell table:style-name="Table4.H2" table:number-columns-spanned="4" office:value-type="string">
                  <text:p text:style-name="P179"><text:span text:style-name="T215">Character</text:span>’s health</text:p>
                </table:table-cell>
                <table:covered-table-cell/>
                <table:covered-table-cell/>
                <table:covered-table-cell/>
              </table:table-row>
            </table:table>
            <text:p text:style-name="P180"/>
            <text:p text:style-name="P180"/>
          </table:table-cell>
          <table:covered-table-cell/>
        </table:table-row>
        <table:table-row table:style-name="Table3.2">
          <table:table-cell table:style-name="Table3.A1" office:value-type="string">
            <text:p text:style-name="P116"># Python</text:p>
            <text:p text:style-name="P116"/>
            <text:p text:style-name="P116"><text:span text:style-name="T47">from</text:span><text:span text:style-name="T216"> struct </text:span><text:span text:style-name="T47">import</text:span><text:span text:style-name="T216"> unpack</text:span></text:p>
            <text:p text:style-name="P110"><text:span text:style-name="T32">from</text:span> sys <text:span text:style-name="T32">import</text:span> stdin</text:p>
            <text:p text:style-name="P110"/>
            <text:p text:style-name="P110">n = unpack('B', stdin.read(1))[0]</text:p>
            <text:p text:style-name="P110">name = unpack('%ds' % n, stdin.read(n))[0]</text:p>
            <text:p text:style-name="P110">health = unpack('I', stdin.read(4))[0]</text:p>
            <text:p text:style-name="P110"/>
            <text:p text:style-name="P110"><text:span text:style-name="T32">print</text:span>('{"name":”%s”,"health":%d}' % </text:p>
            <text:p text:style-name="P110"><text:span text:style-name="T217"><text:s text:c="4"/></text:span>(name, health))</text:p>
          </table:table-cell>
          <table:table-cell table:style-name="Table3.A1" office:value-type="string">
            <text:p text:style-name="P116">// <text:span text:style-name="T218">C</text:span></text:p>
            <text:p text:style-name="P116"/>
            <text:p text:style-name="P111"><text:span text:style-name="T32">#include</text:span> &lt;<text:span text:style-name="T219">stdio</text:span>.h&gt; <text:tab/><text:span text:style-name="T220"><text:tab/></text:span>// <text:span text:style-name="T219">printf</text:span></text:p>
            <text:p text:style-name="P111"><text:span text:style-name="T32">#include</text:span> &lt;stdint.h&gt; <text:span text:style-name="T220"><text:tab/></text:span>// <text:span text:style-name="T219">uintXX_t</text:span></text:p>
            <text:p text:style-name="P112"><text:span text:style-name="T32">#include</text:span> &lt;stdlib.h&gt;<text:tab/><text:span text:style-name="T220"><text:tab/></text:span>// malloc</text:p>
            <text:p text:style-name="P112"><text:span text:style-name="T32">#include</text:span> &lt;unistd.h&gt;<text:tab/><text:span text:style-name="T220"><text:tab/></text:span>// read</text:p>
            <text:p text:style-name="P116"/>
            <text:p text:style-name="P111"><text:span text:style-name="T32">int</text:span> main() {</text:p>
            <text:p text:style-name="P111"><text:s text:c="4"/><text:span text:style-name="T32">uint8</text:span>_t <text:span text:style-name="T221">n</text:span>;</text:p>
            <text:p text:style-name="P111"><text:s text:c="4"/>read(0, (<text:span text:style-name="T32">void</text:span>*)&amp;<text:span text:style-name="T221">n</text:span>, <text:span text:style-name="T32">sizeof</text:span>(<text:span text:style-name="T221">n</text:span>)<text:span text:style-name="T222">)</text:span>;</text:p>
            <text:p text:style-name="P111"><text:s text:c="4"/><text:span text:style-name="T48">char</text:span><text:span text:style-name="T222"> *name = (</text:span><text:span text:style-name="T48">char</text:span><text:span text:style-name="T222">*)malloc(n+1);</text:span></text:p>
            <text:p text:style-name="P111"><text:s text:c="4"/><text:span text:style-name="T222">read(0, (</text:span><text:span text:style-name="T48">void</text:span><text:span text:style-name="T222">*)name, n);</text:span></text:p>
            <text:p text:style-name="P111"><text:s text:c="4"/><text:span text:style-name="T223">name[n] = 0;</text:span></text:p>
            <text:p text:style-name="P111"><text:s text:c="4"/><text:span text:style-name="T48">uint32</text:span><text:span text:style-name="T222">_t health;</text:span></text:p>
            <text:p text:style-name="P111"><text:s text:c="4"/><text:span text:style-name="T222">read(0, (</text:span><text:span text:style-name="T48">void</text:span><text:span text:style-name="T222">*)&amp;health, </text:span><text:span text:style-name="T48">sizeof</text:span><text:span text:style-name="T222">(health));</text:span></text:p>
            <text:p text:style-name="P111"><text:s text:c="4"/><text:span text:style-name="T74">printf</text:span><text:span text:style-name="T222">(“{\”name\”:\”%s\”,\”health\”:%u}\n”,</text:span></text:p>
            <text:p text:style-name="P113"><text:s text:c="8"/>name, health);</text:p>
            <text:p text:style-name="P111"><text:s text:c="4"/><text:span text:style-name="T74">free</text:span><text:span text:style-name="T222">(name);</text:span></text:p>
            <text:p text:style-name="P111"><text:s text:c="4"/><text:span text:style-name="T48">return</text:span><text:span text:style-name="T222"> 0;</text:span></text:p>
            <text:p text:style-name="P111">}</text:p>
          </table:table-cell>
        </table:table-row>
        <table:table-row>
          <table:table-cell table:style-name="Table3.A1" table:number-columns-spanned="2" office:value-type="string">
            <text:p text:style-name="P121"># BitTwiddler</text:p>
            <text:p text:style-name="P114"/>
            <text:p text:style-name="P114"><text:span text:style-name="T83">parse</text:span> <text:span text:style-name="T224">{ <text:s text:c="24"/><text:tab/></text:span><text:span text:style-name="T172"># Reads from stdin automatically.</text:span></text:p>
            <text:p text:style-name="P114"><text:s text:c="4"/><text:span text:style-name="T221">n:</text:span><text:span text:style-name="T49">uint8</text:span><text:span text:style-name="T221">;<text:tab/><text:tab/><text:tab/><text:tab/><text:tab/></text:span><text:span text:style-name="T172"># Declaring without assignment: reads from stdin.</text:span></text:p>
            <text:p text:style-name="P114"><text:s text:c="4"/><text:span text:style-name="T224">name:</text:span><text:span text:style-name="T50">uint8</text:span><text:span text:style-name="T224">[n]; <text:s text:c="13"/><text:tab/></text:span><text:span text:style-name="T172"># Array declared in terms of previous fields.</text:span></text:p>
            <text:p text:style-name="P114"><text:s text:c="4"/><text:span text:style-name="T224">health:</text:span><text:span text:style-name="T50">uint32</text:span><text:span text:style-name="T224">;<text:tab/><text:tab/><text:tab/><text:tab/></text:span><text:span text:style-name="T172"># Defaults to native byte order.</text:span></text:p>
            <text:p text:style-name="P114"/>
            <text:p text:style-name="P114"><text:s text:c="4"/><text:span text:style-name="T51">e</text:span><text:span text:style-name="T50">mit</text:span><text:span text:style-name="T224">(‘{‘);<text:tab/><text:tab/><text:tab/><text:tab/><text:tab/></text:span><text:span text:style-name="T172"># </text:span><text:span text:style-name="T174">emit</text:span><text:span text:style-name="T172"> writes to stdout.</text:span></text:p>
            <text:p text:style-name="P114"><text:span text:style-name="T224"><text:s text:c="4"/></text:span><text:span text:style-name="T50">emit</text:span><text:span text:style-name="T224">(‘”name”: “{name}”,’);<text:tab/> <text:s text:c="4"/></text:span><text:span text:style-name="T172"># Automatic formatting from </text:span><text:span text:style-name="T174">uint8[]</text:span><text:span text:style-name="T172"> to </text:span><text:span text:style-name="T174">string</text:span><text:span text:style-name="T173">.</text:span></text:p>
            <text:p text:style-name="P114"><text:s text:c="4"/><text:span text:style-name="T50">emit</text:span><text:span text:style-name="T224">(‘”health”: {health}’);<text:tab/></text:span><text:span text:style-name="T172"># And from </text:span><text:span text:style-name="T174">uint32</text:span><text:span text:style-name="T172"> to </text:span><text:span text:style-name="T174">string</text:span><text:span text:style-name="T173">.</text:span></text:p>
            <text:p text:style-name="P114"><text:s text:c="4"/><text:span text:style-name="T50">emit</text:span><text:span text:style-name="T224">(‘}’);</text:span></text:p>
            <text:p text:style-name="P115">}</text:p>
          </table:table-cell>
          <table:covered-table-cell/>
        </table:table-row>
      </table:table>
      <text:p text:style-name="P12"/>
      <text:p text:style-name="P12"/>
      <text:p text:style-name="P217"><text:soft-page-break/>Note: a program like th<text:span text:style-name="T269">is</text:span> proposed one is impossible to write in BitTwiddler's final version: there's no automatic conversion from uint8[] to string. It would be easy to implement, but wasn't due to lack of time. <text:span text:style-name="T319">Also, strings must be double-quoted delimited only in the final version. </text:span>The rest, however, made it to the final version.</text:p>
      <text:h text:style-name="Heading_20_2" text:outline-level="2"><text:bookmark-start text:name="__RefHeading___Toc7376_129328283"/>Data Types<text:bookmark-end text:name="__RefHeading___Toc7376_129328283"/></text:h>
      <table:table table:name="Table5" table:style-name="Table5">
        <table:table-column table:style-name="Table5.A"/>
        <table:table-column table:style-name="Table5.B"/>
        <table:table-row>
          <table:table-cell table:style-name="Table5.A1" office:value-type="string">
            <text:p text:style-name="P152">Type</text:p>
          </table:table-cell>
          <table:table-cell table:style-name="Table5.B1" office:value-type="string">
            <text:p text:style-name="P152">Description</text:p>
          </table:table-cell>
        </table:table-row>
        <table:table-row>
          <table:table-cell table:style-name="Table5.A2" office:value-type="string">
            <text:p text:style-name="P148">{u}int8{le,be}</text:p>
            <text:p text:style-name="P148">{u}int16{le,be}</text:p>
            <text:p text:style-name="P148">{u}int32{le,be}</text:p>
            <text:p text:style-name="P148">{u}int64{le,be}</text:p>
          </table:table-cell>
          <table:table-cell table:style-name="Table5.B2" office:value-type="string">
            <text:p text:style-name="P202">Integer types. Unsigned if prefixed by <text:span text:style-name="Code">u</text:span>, signed <text:span text:style-name="T225">otherwise</text:span>. Can be suffixed with <text:span text:style-name="Code">le</text:span> (little endian) or <text:span text:style-name="Code">be</text:span> (big endian). If the suffix is not specified, native endianess is assumed.</text:p>
            <text:p text:style-name="P218">Note: endianess specifiers were dropped.</text:p>
          </table:table-cell>
        </table:table-row>
        <table:table-row>
          <table:table-cell table:style-name="Table5.A2" office:value-type="string">
            <text:p text:style-name="P148">float32, float64</text:p>
          </table:table-cell>
          <table:table-cell table:style-name="Table5.B2" office:value-type="string">
            <text:p text:style-name="P181">Floating point numbers, 32- or 64-bit wide.</text:p>
          </table:table-cell>
        </table:table-row>
        <table:table-row>
          <table:table-cell table:style-name="Table5.A2" office:value-type="string">
            <text:p text:style-name="P122">bit</text:p>
          </table:table-cell>
          <table:table-cell table:style-name="Table5.B2" office:value-type="string">
            <text:p text:style-name="P203">Single bit.</text:p>
            <text:p text:style-name="P218">Note: this was dropped.</text:p>
          </table:table-cell>
        </table:table-row>
        <table:table-row>
          <table:table-cell table:style-name="Table5.A2" office:value-type="string">
            <text:p text:style-name="P122"><text:span text:style-name="T226">s</text:span>tring</text:p>
          </table:table-cell>
          <table:table-cell table:style-name="Table5.B2" office:value-type="string">
            <text:p text:style-name="P182">Single or several characters. Example: <text:span text:style-name="Code">hello: string = "world"</text:span>.</text:p>
          </table:table-cell>
        </table:table-row>
        <table:table-row>
          <table:table-cell table:style-name="Table5.A2" office:value-type="string">
            <text:p text:style-name="P123">Type</text:p>
          </table:table-cell>
          <table:table-cell table:style-name="Table5.B2" office:value-type="string">
            <text:p text:style-name="P204">A basic type or a template type.</text:p>
            <text:p text:style-name="P218">Note: this, and the following explicit types were intended to make these concepts first-class citizens of the language. They were dropped.</text:p>
          </table:table-cell>
        </table:table-row>
        <text:soft-page-break/>
        <table:table-row>
          <table:table-cell table:style-name="Table5.A2" office:value-type="string">
            <text:p text:style-name="P148"><text:span text:style-name="Code"><text:span text:style-name="T109">Array&lt;</text:span></text:span><text:span text:style-name="Code"><text:span text:style-name="T30">type</text:span></text:span><text:span text:style-name="Code"><text:span text:style-name="T109">&gt;</text:span></text:span></text:p>
          </table:table-cell>
          <table:table-cell table:style-name="Table5.B2" office:value-type="string">
            <text:p text:style-name="P183">Array of <text:span text:style-name="T227">elements of type </text:span><text:span text:style-name="T19">type</text:span><text:span text:style-name="T97">.</text:span></text:p>
          </table:table-cell>
        </table:table-row>
        <table:table-row>
          <table:table-cell table:style-name="Table5.A2" office:value-type="string">
            <text:p text:style-name="P148"><text:span text:style-name="Code"><text:span text:style-name="T110">Func</text:span></text:span><text:span text:style-name="Code"><text:span text:style-name="T109">&lt;</text:span></text:span><text:span text:style-name="Code"><text:span text:style-name="T30">r</text:span></text:span><text:span text:style-name="Code"><text:span text:style-name="T109">,</text:span></text:span><text:span text:style-name="Code"><text:span text:style-name="T75"> </text:span></text:span><text:span text:style-name="Code"><text:span text:style-name="T30">a1</text:span></text:span><text:span text:style-name="Code"><text:span text:style-name="T109">,</text:span></text:span><text:span text:style-name="Code"><text:span text:style-name="T75"> </text:span></text:span><text:span text:style-name="Code"><text:span text:style-name="T30">a2</text:span></text:span><text:span text:style-name="Code"><text:span text:style-name="T75">...</text:span></text:span><text:span text:style-name="Code"><text:span text:style-name="T109">&gt;</text:span></text:span></text:p>
          </table:table-cell>
          <table:table-cell table:style-name="Table5.B2" office:value-type="string">
            <text:p text:style-name="P184">Function that takes arguments of types <text:span text:style-name="T14">a1, a2... </text:span><text:span text:style-name="T95">and returns a value of type </text:span><text:span text:style-name="T14">r</text:span><text:span text:style-name="T95">.</text:span></text:p>
          </table:table-cell>
        </table:table-row>
        <table:table-row>
          <table:table-cell table:style-name="Table5.A2" office:value-type="string">
            <text:p text:style-name="P124">Template</text:p>
          </table:table-cell>
          <table:table-cell table:style-name="Table5.B2" office:value-type="string">
            <text:p text:style-name="P185">Base type for all templates.</text:p>
          </table:table-cell>
        </table:table-row>
        <table:table-row>
          <table:table-cell table:style-name="Table5.A2" office:value-type="string">
            <text:p text:style-name="P148">None</text:p>
          </table:table-cell>
          <table:table-cell table:style-name="Table5.B2" office:value-type="string">
            <text:p text:style-name="P205"><text:span text:style-name="T228">Unit type, a</text:span>nalog to the <text:span text:style-name="T229">()</text:span> type in OCaml.</text:p>
            <text:p text:style-name="P218">Note: this type made it to the final version of the language. It is used mainly to annotate functions that don't return a value.</text:p>
          </table:table-cell>
        </table:table-row>
      </table:table>
      <text:p text:style-name="P11"/>
      <text:h text:style-name="Heading_20_2" text:outline-level="2"><text:bookmark-start text:name="__RefHeading___Toc7378_129328283"/>Keywords<text:bookmark-end text:name="__RefHeading___Toc7378_129328283"/></text:h>
      <table:table table:name="Table6" table:style-name="Table6">
        <table:table-column table:style-name="Table6.A"/>
        <table:table-column table:style-name="Table6.B"/>
        <table:table-row>
          <table:table-cell table:style-name="Table6.A1" office:value-type="string">
            <text:p text:style-name="P153">Keyword</text:p>
          </table:table-cell>
          <table:table-cell table:style-name="Table6.B1" office:value-type="string">
            <text:p text:style-name="P153">Description</text:p>
          </table:table-cell>
        </table:table-row>
        <table:table-row>
          <table:table-cell table:style-name="Table6.A2" office:value-type="string">
            <text:p text:style-name="P148">parse</text:p>
          </table:table-cell>
          <table:table-cell table:style-name="Table6.B2" office:value-type="string">
            <text:p text:style-name="P206">The entry point of a program. Must be present exactly once<text:span text:style-name="T230">.</text:span></text:p>
            <text:p text:style-name="P219">Note: this was changed to "main".</text:p>
          </table:table-cell>
        </table:table-row>
        <table:table-row>
          <table:table-cell table:style-name="Table6.A2" office:value-type="string">
            <text:p text:style-name="P148">template</text:p>
          </table:table-cell>
          <table:table-cell table:style-name="Table6.B2" office:value-type="string">
            <text:p text:style-name="P207">Used to declare templates, a<text:span text:style-name="T231">kin to </text:span><text:s/><text:span text:style-name="Code"><text:span text:style-name="T231">dict</text:span></text:span> in Python<text:span text:style-name="T231">, but smarter.</text:span></text:p>
            <text:p text:style-name="P220">Note: this was dropped.</text:p>
            <text:p text:style-name="P56"/>
          </table:table-cell>
        </table:table-row>
        <text:soft-page-break/>
        <table:table-row>
          <table:table-cell table:style-name="Table6.A2" office:value-type="string">
            <text:p text:style-name="P148">_</text:p>
          </table:table-cell>
          <table:table-cell table:style-name="Table6.B2" office:value-type="string">
            <text:p text:style-name="P186">Means <text:span text:style-name="T14">self</text:span><text:span text:style-name="T95"> inside a </text:span><text:span text:style-name="Code"><text:span text:style-name="T95">template</text:span></text:span><text:span text:style-name="T98">, means </text:span><text:span text:style-name="T20">any</text:span><text:span text:style-name="T98"> in </text:span><text:span text:style-name="Code"><text:span text:style-name="T95">match</text:span></text:span><text:span text:style-name="T98">.</text:span></text:p>
            <text:p text:style-name="P221">Note: templates were dropped. This represents the "default" case in a <text:span text:style-name="T32">match</text:span> expression.</text:p>
          </table:table-cell>
        </table:table-row>
        <table:table-row>
          <table:table-cell table:style-name="Table6.A2" office:value-type="string">
            <text:p text:style-name="P125">func</text:p>
          </table:table-cell>
          <table:table-cell table:style-name="Table6.B2" office:value-type="string">
            <text:p text:style-name="P187">Declare a function<text:span text:style-name="T232">.</text:span></text:p>
          </table:table-cell>
        </table:table-row>
        <table:table-row>
          <table:table-cell table:style-name="Table6.A2" office:value-type="string">
            <text:p text:style-name="P126">return</text:p>
          </table:table-cell>
          <table:table-cell table:style-name="Table6.B2" office:value-type="string">
            <text:p text:style-name="P208">Return <text:span text:style-name="T233">early </text:span>from a function.</text:p>
            <text:p text:style-name="P221">Note: this is mandatory to be used to return from a function that returns a value.</text:p>
          </table:table-cell>
        </table:table-row>
        <table:table-row>
          <table:table-cell table:style-name="Table6.A2" office:value-type="string">
            <text:p text:style-name="P148">if, else</text:p>
          </table:table-cell>
          <table:table-cell table:style-name="Table6.B2" office:value-type="string">
            <text:p text:style-name="P188">Conditional <text:span text:style-name="T234">execution</text:span>.</text:p>
          </table:table-cell>
        </table:table-row>
        <table:table-row>
          <table:table-cell table:style-name="Table6.A2" office:value-type="string">
            <text:p text:style-name="P148">for, in</text:p>
          </table:table-cell>
          <table:table-cell table:style-name="Table6.B2" office:value-type="string">
            <text:p text:style-name="P186">Iteration <text:span text:style-name="T234">over all items of an iterable</text:span>.</text:p>
          </table:table-cell>
        </table:table-row>
        <table:table-row>
          <table:table-cell table:style-name="Table6.A2" office:value-type="string">
            <text:p text:style-name="P148">match</text:p>
          </table:table-cell>
          <table:table-cell table:style-name="Table6.B2" office:value-type="string">
            <text:p text:style-name="P209">Pattern matching (similar to <text:span text:style-name="T235">Rust</text:span>'s <text:span text:style-name="Code"><text:span text:style-name="T235">match</text:span></text:span> <text:span text:style-name="T235">operator</text:span>).</text:p>
            <text:p text:style-name="P221">Note: match was simplified to be very similar to C's switch statement: only matches on equality.</text:p>
          </table:table-cell>
        </table:table-row>
        <table:table-row table:style-name="Table6.10">
          <table:table-cell table:style-name="Table6.A2" office:value-type="string">
            <text:p text:style-name="P127">-&gt;</text:p>
          </table:table-cell>
          <table:table-cell table:style-name="Table6.B2" office:value-type="string">
            <text:p text:style-name="P189"><text:span text:style-name="Code">match</text:span> <text:span text:style-name="T236">arm</text:span>.</text:p>
            <text:p text:style-name="P189"/>
            <text:p text:style-name="P189"/>
            <text:p text:style-name="P189"/>
            <text:p text:style-name="P189"/>
            <text:p text:style-name="P189"/>
          </table:table-cell>
        </table:table-row>
        <text:soft-page-break/>
        <table:table-row>
          <table:table-cell table:style-name="Table6.A2" office:value-type="string">
            <text:p text:style-name="P128">:</text:p>
          </table:table-cell>
          <table:table-cell table:style-name="Table6.B2" office:value-type="string">
            <text:p text:style-name="P190">Type annotation.</text:p>
          </table:table-cell>
        </table:table-row>
        <table:table-row>
          <table:table-cell table:style-name="Table6.A2" office:value-type="string">
            <text:p text:style-name="P129">;</text:p>
          </table:table-cell>
          <table:table-cell table:style-name="Table6.B2" office:value-type="string">
            <text:p text:style-name="P191">End of statement.</text:p>
          </table:table-cell>
        </table:table-row>
        <table:table-row>
          <table:table-cell table:style-name="Table6.A2" office:value-type="string">
            <text:p text:style-name="P130">@</text:p>
          </table:table-cell>
          <table:table-cell table:style-name="Table6.B2" office:value-type="string">
            <text:p text:style-name="P210"><text:span text:style-name="T237">P</text:span>revent embedding a field into a <text:span text:style-name="Code">template</text:span>.</text:p>
            <text:p text:style-name="P222">Note: dropped.</text:p>
          </table:table-cell>
        </table:table-row>
        <table:table-row>
          <table:table-cell table:style-name="Table6.A2" office:value-type="string">
            <text:p text:style-name="P131">{ }</text:p>
          </table:table-cell>
          <table:table-cell table:style-name="Table6.B2" office:value-type="string">
            <text:p text:style-name="P192">Code block delimiter.</text:p>
          </table:table-cell>
        </table:table-row>
        <table:table-row>
          <table:table-cell table:style-name="Table6.A2" office:value-type="string">
            <text:p text:style-name="P132">#</text:p>
          </table:table-cell>
          <table:table-cell table:style-name="Table6.B2" office:value-type="string">
            <text:p text:style-name="P193">Comment.</text:p>
          </table:table-cell>
        </table:table-row>
        <table:table-row>
          <table:table-cell table:style-name="Table6.A2" office:value-type="string">
            <text:p text:style-name="P133">' "</text:p>
          </table:table-cell>
          <table:table-cell table:style-name="Table6.B2" office:value-type="string">
            <text:p text:style-name="P300"><text:span text:style-name="Code">string</text:span> delimiters.</text:p>
            <text:p text:style-name="P352"><text:span text:style-name="T320">Note: single quote as delimiter was dropped.</text:span></text:p>
          </table:table-cell>
        </table:table-row>
      </table:table>
      <text:h text:style-name="Heading_20_2" text:outline-level="2"><text:bookmark-start text:name="__RefHeading___Toc7380_129328283"/>Operators<text:bookmark-end text:name="__RefHeading___Toc7380_129328283"/></text:h>
      <table:table table:name="Table8" table:style-name="Table8">
        <table:table-column table:style-name="Table8.A"/>
        <table:table-column table:style-name="Table8.B"/>
        <table:table-row>
          <table:table-cell table:style-name="Table8.A1" office:value-type="string">
            <text:p text:style-name="P154">Operators</text:p>
          </table:table-cell>
          <table:table-cell table:style-name="Table8.B1" office:value-type="string">
            <text:p text:style-name="P153">Description</text:p>
          </table:table-cell>
        </table:table-row>
        <table:table-row>
          <table:table-cell table:style-name="Table8.A2" office:value-type="string">
            <text:p text:style-name="P134">+ - / * %</text:p>
          </table:table-cell>
          <table:table-cell table:style-name="Table8.B2" office:value-type="string">
            <text:p text:style-name="P194">Arithmetic plus, minus, divide, multiply, remainder (<text:span text:style-name="T238">numbers</text:span>).</text:p>
          </table:table-cell>
        </table:table-row>
        <table:table-row>
          <table:table-cell table:style-name="Table8.A2" office:value-type="string">
            <text:p text:style-name="P135">+</text:p>
          </table:table-cell>
          <table:table-cell table:style-name="Table8.B2" office:value-type="string">
            <text:p text:style-name="P195">Concatenate (string<text:span text:style-name="T239">s or arrays</text:span>).</text:p>
          </table:table-cell>
        </table:table-row>
        <text:soft-page-break/>
        <table:table-row>
          <table:table-cell table:style-name="Table8.A2" office:value-type="string">
            <text:p text:style-name="P136">&lt;&lt; &gt;&gt; | &amp; ~</text:p>
          </table:table-cell>
          <table:table-cell table:style-name="Table8.B2" office:value-type="string">
            <text:p text:style-name="P196"><text:span text:style-name="T95">Bitwise shift left, shift right, </text:span><text:span text:style-name="T14">or</text:span><text:span text:style-name="T95">, </text:span><text:span text:style-name="T14">and</text:span><text:span text:style-name="T99"> and</text:span><text:span text:style-name="T95"> </text:span><text:span text:style-name="T14">not</text:span><text:span text:style-name="T100">, respectively.</text:span></text:p>
          </table:table-cell>
        </table:table-row>
        <table:table-row>
          <table:table-cell table:style-name="Table8.A2" office:value-type="string">
            <text:p text:style-name="P137"><text:span text:style-name="T240">and</text:span> or not</text:p>
          </table:table-cell>
          <table:table-cell table:style-name="Table8.B2" office:value-type="string">
            <text:p text:style-name="P197">Boolean <text:span text:style-name="T14">and</text:span>, <text:span text:style-name="T14">or</text:span> and <text:span text:style-name="T14">not</text:span><text:span text:style-name="T241">, respectively.</text:span></text:p>
          </table:table-cell>
        </table:table-row>
        <table:table-row>
          <table:table-cell table:style-name="Table8.A2" office:value-type="string">
            <text:p text:style-name="P137">&lt; &lt;= <text:span text:style-name="T242">== </text:span>&gt;= &gt;</text:p>
          </table:table-cell>
          <table:table-cell table:style-name="Table8.B2" office:value-type="string">
            <text:p text:style-name="P197">Number comparison.</text:p>
          </table:table-cell>
        </table:table-row>
        <table:table-row>
          <table:table-cell table:style-name="Table8.A2" office:value-type="string">
            <text:p text:style-name="P138">==</text:p>
          </table:table-cell>
          <table:table-cell table:style-name="Table8.B2" office:value-type="string">
            <text:p text:style-name="P198">Equality (string).</text:p>
          </table:table-cell>
        </table:table-row>
        <table:table-row>
          <table:table-cell table:style-name="Table8.A2" office:value-type="string">
            <text:p text:style-name="P127">=</text:p>
          </table:table-cell>
          <table:table-cell table:style-name="Table8.B2" office:value-type="string">
            <text:p text:style-name="P189">Assignment.</text:p>
          </table:table-cell>
        </table:table-row>
        <table:table-row>
          <table:table-cell table:style-name="Table8.A2" office:value-type="string">
            <text:p text:style-name="P139">[]</text:p>
          </table:table-cell>
          <table:table-cell table:style-name="Table8.B2" office:value-type="string">
            <text:p text:style-name="P199"><text:span text:style-name="T243">A</text:span>ccess an element of an array<text:span text:style-name="T244"> or field of a template.</text:span></text:p>
          </table:table-cell>
        </table:table-row>
        <table:table-row>
          <table:table-cell table:style-name="Table8.A2" office:value-type="string">
            <text:p text:style-name="P140">.</text:p>
          </table:table-cell>
          <table:table-cell table:style-name="Table8.B2" office:value-type="string">
            <text:p text:style-name="P211">Access a template field.</text:p>
            <text:p text:style-name="P223">Note: dropped.</text:p>
          </table:table-cell>
        </table:table-row>
      </table:table>
      <text:h text:style-name="Heading_20_2" text:outline-level="2"><text:bookmark-start text:name="__RefHeading___Toc7382_129328283"/><text:span text:style-name="T6">B</text:span><text:span text:style-name="T5">uilt-in functions</text:span><text:bookmark-end text:name="__RefHeading___Toc7382_129328283"/></text:h>
      <table:table table:name="Table9" table:style-name="Table9">
        <table:table-column table:style-name="Table9.A"/>
        <table:table-column table:style-name="Table9.B"/>
        <table:table-row>
          <table:table-cell table:style-name="Table9.A1" office:value-type="string">
            <text:p text:style-name="P155">Function</text:p>
          </table:table-cell>
          <table:table-cell table:style-name="Table9.B1" office:value-type="string">
            <text:p text:style-name="P153">Description</text:p>
          </table:table-cell>
        </table:table-row>
        <table:table-row>
          <table:table-cell table:style-name="Table9.A2" office:value-type="string">
            <text:p text:style-name="P148">emit<text:span text:style-name="T245">: Func&lt;None, string&gt;</text:span></text:p>
          </table:table-cell>
          <table:table-cell table:style-name="Table9.B2" office:value-type="string">
            <text:p text:style-name="P186">Write<text:span text:style-name="T246">s </text:span>to stdout<text:span text:style-name="T246">.</text:span></text:p>
          </table:table-cell>
        </table:table-row>
        <text:soft-page-break/>
        <table:table-row>
          <table:table-cell table:style-name="Table9.A2" office:value-type="string">
            <text:p text:style-name="P141">print<text:span text:style-name="T247">: Func&lt;None, string&gt;</text:span></text:p>
          </table:table-cell>
          <table:table-cell table:style-name="Table9.B2" office:value-type="string">
            <text:p text:style-name="P186">Write<text:span text:style-name="T246">s to</text:span> <text:span text:style-name="T246">s</text:span>tderr<text:span text:style-name="T248">.</text:span></text:p>
            <text:p text:style-name="P186"/>
            <text:p text:style-name="P186"/>
            <text:p text:style-name="P186"/>
            <text:p text:style-name="P186"/>
            <text:p text:style-name="P186"/>
          </table:table-cell>
        </table:table-row>
        <table:table-row>
          <table:table-cell table:style-name="Table9.A2" office:value-type="string">
            <text:p text:style-name="P142">fatal<text:span text:style-name="T247">: Func&lt;None, string&gt;</text:span></text:p>
          </table:table-cell>
          <table:table-cell table:style-name="Table9.B2" office:value-type="string">
            <text:p text:style-name="P186">Writes to stderr and ends the program immediately.</text:p>
          </table:table-cell>
        </table:table-row>
        <table:table-row>
          <table:table-cell table:style-name="Table9.A2" office:value-type="string">
            <text:p text:style-name="P143">typeof<text:span text:style-name="T247">: Func&lt;Type, </text:span><text:span text:style-name="T21">type&gt;</text:span></text:p>
          </table:table-cell>
          <table:table-cell table:style-name="Table9.B2" office:value-type="string">
            <text:p text:style-name="P212">Returns the type of a variable<text:span text:style-name="T249">.</text:span></text:p>
            <text:p text:style-name="P224">Note: dropped.</text:p>
          </table:table-cell>
        </table:table-row>
        <table:table-row>
          <table:table-cell table:style-name="Table9.A2" office:value-type="string">
            <text:p text:style-name="P144">len<text:span text:style-name="T247">: </text:span></text:p>
            <text:p text:style-name="P144"><text:span text:style-name="T247"><text:s text:c="2"/>Func&lt;uint64, string</text:span><text:span text:style-name="T21">&gt;</text:span></text:p>
            <text:p text:style-name="P93"><text:s text:c="2"/>Func&lt;uint64, Array&lt;type&gt;&gt;</text:p>
            <text:p text:style-name="P93"><text:s text:c="2"/>Func&lt;uint64, Template&gt;</text:p>
          </table:table-cell>
          <table:table-cell table:style-name="Table9.B2" office:value-type="string">
            <text:p text:style-name="P200"><text:span text:style-name="T250">Returns the l</text:span>ength of a<text:span text:style-name="T251"> variable:</text:span></text:p>
            <text:p text:style-name="P201"><text:s text:c="2"/>For strings, the number of characters;</text:p>
            <text:p text:style-name="P201"><text:s text:c="2"/>For arrays, the number of elements;</text:p>
            <text:p text:style-name="P201"><text:s text:c="2"/>For templates, the number of fields;</text:p>
            <text:p text:style-name="P224">Note: dropped for templates only.</text:p>
          </table:table-cell>
        </table:table-row>
        <table:table-row>
          <table:table-cell table:style-name="Table9.A2" office:value-type="string">
            <text:p text:style-name="P145">enumerate<text:span text:style-name="T252">:</text:span></text:p>
            <text:p text:style-name="P145"><text:span text:style-name="T252"><text:s text:c="2"/>Func&lt;Array&lt;Array&lt;</text:span>uint64, <text:span text:style-name="T14">type</text:span><text:span text:style-name="T101">&gt;</text:span><text:span text:style-name="T102">&gt;, </text:span><text:span text:style-name="T101">Array&lt;</text:span><text:span text:style-name="T22">type</text:span><text:span text:style-name="T101">&gt;</text:span><text:span text:style-name="T102">&gt;</text:span></text:p>
          </table:table-cell>
          <table:table-cell table:style-name="Table9.B2" office:value-type="string">
            <text:p text:style-name="P201">Returns a<text:span text:style-name="T253">n</text:span> <text:span text:style-name="T253">array</text:span> of two-element <text:span text:style-name="T253">arrays</text:span>: the first element is an index into <text:span text:style-name="Code">v</text:span>, the second element is the value at that index.</text:p>
            <text:p text:style-name="P225">Note: dropped.</text:p>
          </table:table-cell>
        </table:table-row>
        <table:table-row>
          <table:table-cell table:style-name="Table9.A2" office:value-type="string">
            <text:p text:style-name="P146">map<text:span text:style-name="T254">: Func&lt;</text:span></text:p>
            <text:p text:style-name="P146"><text:span text:style-name="T254"><text:s text:c="2"/>Array&lt;</text:span><text:span text:style-name="T23">type2</text:span><text:span text:style-name="T254">&gt;, </text:span></text:p>
            <text:p text:style-name="P146"><text:span text:style-name="T254"><text:s text:c="2"/>Array&lt;</text:span><text:span text:style-name="T23">type1</text:span><text:span text:style-name="T103">&gt;, </text:span></text:p>
            <text:p text:style-name="P146"><text:span text:style-name="T103"><text:s text:c="2"/>Function&lt;</text:span><text:span text:style-name="T23">type2</text:span><text:span text:style-name="T103">, </text:span><text:span text:style-name="T23">type1</text:span><text:span text:style-name="T103">&gt;&gt;</text:span></text:p>
          </table:table-cell>
          <table:table-cell table:style-name="Table9.B2" office:value-type="string">
            <text:p text:style-name="P180"><text:span text:style-name="T255">Maps elements of an array </text:span><text:span text:style-name="Code">a</text:span><text:span text:style-name="T256"> of type </text:span><text:span text:style-name="T24">type </text:span><text:span text:style-name="T104">to a function</text:span><text:span text:style-name="T105"> </text:span><text:span text:style-name="Code"><text:span text:style-name="T95">f</text:span></text:span><text:span text:style-name="Code"><text:span text:style-name="T105"> </text:span></text:span><text:span text:style-name="T257">that accepts one argument of type </text:span><text:span text:style-name="T25">type. </text:span><text:span text:style-name="T105">Returns an array of type </text:span><text:span text:style-name="T25">type2</text:span><text:span text:style-name="T105">, which is </text:span><text:span text:style-name="Code"><text:span text:style-name="T95">f</text:span></text:span><text:span text:style-name="T105">'s return type.</text:span></text:p>
            <text:p text:style-name="P351">Note: dropped.</text:p>
          </table:table-cell>
        </table:table-row>
        <text:soft-page-break/>
        <table:table-row>
          <table:table-cell table:style-name="Table9.A2" office:value-type="string">
            <text:p text:style-name="P147">join<text:span text:style-name="T252">: Func&lt;string, string, Array&lt;string&gt;&gt;</text:span></text:p>
          </table:table-cell>
          <table:table-cell table:style-name="Table9.B2" office:value-type="string">
            <text:p text:style-name="P213">Concatenate strings <text:span text:style-name="T258">in the second argument</text:span> interspersed with<text:span text:style-name="T258"> the string in the first arg</text:span>.</text:p>
            <text:p text:style-name="P225">Note: dropped.</text:p>
          </table:table-cell>
        </table:table-row>
      </table:table>
      <text:h text:style-name="P279" text:outline-level="2" text:is-list-header="true"/>
      <text:h text:style-name="P280" text:outline-level="2"/>
      <text:h text:style-name="P285" text:outline-level="2"><text:bookmark-start text:name="__RefHeading___Toc7384_129328283"/><text:span text:style-name="T38">Example Program</text:span><text:span text:style-name="T39">: self-describing binary data</text:span><text:bookmark-end text:name="__RefHeading___Toc7384_129328283"/></text:h>
      <text:p text:style-name="P45"/>
      <text:p text:style-name="P47"><text:tab/>Consider a hypothetical computer game that stores <text:span text:style-name="T146">character attributes</text:span> in self-describing binary file<text:span text:style-name="T146">s</text:span>, and the following content for one of these files encoding a character's name and experience (numbers are in hexadecimal):</text:p>
      <table:table table:name="Table10" table:style-name="Table10">
        <table:table-column table:style-name="Table10.A"/>
        <table:table-column table:style-name="Table10.B" table:number-columns-repeated="2"/>
        <table:table-column table:style-name="Table10.D" table:number-columns-repeated="4"/>
        <table:table-column table:style-name="Table10.B" table:number-columns-repeated="2"/>
        <table:table-column table:style-name="Table10.D" table:number-columns-repeated="2"/>
        <table:table-column table:style-name="Table10.B"/>
        <table:table-column table:style-name="Table10.D" table:number-columns-repeated="3"/>
        <table:table-column table:style-name="Table10.B" table:number-columns-repeated="4"/>
        <table:table-row>
          <table:table-cell table:style-name="Table10.A1" office:value-type="string">
            <text:p text:style-name="P175"><text:span text:style-name="Code"><text:span text:style-name="T62">02</text:span></text:span></text:p>
          </table:table-cell>
          <table:table-cell table:style-name="Table10.A1" office:value-type="string">
            <text:p text:style-name="P175"><text:span text:style-name="Code"><text:span text:style-name="T66">00</text:span></text:span></text:p>
          </table:table-cell>
          <table:table-cell table:style-name="Table10.A1" office:value-type="string">
            <text:p text:style-name="P175"><text:span text:style-name="Code"><text:span text:style-name="T66">04</text:span></text:span></text:p>
          </table:table-cell>
          <table:table-cell table:style-name="Table10.A1" office:value-type="string">
            <text:p text:style-name="P175"><text:span text:style-name="Code"><text:span text:style-name="T62">'n'</text:span></text:span></text:p>
          </table:table-cell>
          <table:table-cell table:style-name="Table10.A1" office:value-type="string">
            <text:p text:style-name="P175"><text:span text:style-name="Code"><text:span text:style-name="T62">'a'</text:span></text:span></text:p>
          </table:table-cell>
          <table:table-cell table:style-name="Table10.A1" office:value-type="string">
            <text:p text:style-name="P175"><text:span text:style-name="Code"><text:span text:style-name="T62">'m'</text:span></text:span></text:p>
          </table:table-cell>
          <table:table-cell table:style-name="Table10.A1" office:value-type="string">
            <text:p text:style-name="P175"><text:span text:style-name="Code"><text:span text:style-name="T62">'e'</text:span></text:span></text:p>
          </table:table-cell>
          <table:table-cell table:style-name="Table10.A1" office:value-type="string">
            <text:p text:style-name="P175"><text:span text:style-name="Code"><text:span text:style-name="T62">0</text:span></text:span><text:span text:style-name="Code"><text:span text:style-name="T66">1</text:span></text:span></text:p>
          </table:table-cell>
          <table:table-cell table:style-name="Table10.A1" office:value-type="string">
            <text:p text:style-name="P175"><text:span text:style-name="Code"><text:span text:style-name="T66">02</text:span></text:span></text:p>
          </table:table-cell>
          <table:table-cell table:style-name="Table10.A1" office:value-type="string">
            <text:p text:style-name="P175"><text:span text:style-name="Code"><text:span text:style-name="T62">'</text:span></text:span><text:span text:style-name="Code"><text:span text:style-name="T66">x</text:span></text:span><text:span text:style-name="Code"><text:span text:style-name="T62">'</text:span></text:span></text:p>
          </table:table-cell>
          <table:table-cell table:style-name="Table10.A1" office:value-type="string">
            <text:p text:style-name="P175"><text:span text:style-name="Code"><text:span text:style-name="T62">'</text:span></text:span><text:span text:style-name="Code"><text:span text:style-name="T66">p</text:span></text:span><text:span text:style-name="Code"><text:span text:style-name="T62">'</text:span></text:span></text:p>
          </table:table-cell>
          <table:table-cell table:style-name="Table10.A1" office:value-type="string">
            <text:p text:style-name="P175"><text:span text:style-name="Code"><text:span text:style-name="T67">03</text:span></text:span></text:p>
          </table:table-cell>
          <table:table-cell table:style-name="Table10.A1" office:value-type="string">
            <text:p text:style-name="P175"><text:span text:style-name="Code"><text:span text:style-name="T66">'A'</text:span></text:span></text:p>
          </table:table-cell>
          <table:table-cell table:style-name="Table10.A1" office:value-type="string">
            <text:p text:style-name="P175"><text:span text:style-name="Code"><text:span text:style-name="T62">'</text:span></text:span><text:span text:style-name="Code"><text:span text:style-name="T66">n</text:span></text:span><text:span text:style-name="Code"><text:span text:style-name="T62">'</text:span></text:span></text:p>
          </table:table-cell>
          <table:table-cell table:style-name="Table10.A1" office:value-type="string">
            <text:p text:style-name="P175"><text:span text:style-name="Code"><text:span text:style-name="T62">'</text:span></text:span><text:span text:style-name="Code"><text:span text:style-name="T66">n</text:span></text:span><text:span text:style-name="Code"><text:span text:style-name="T62">'</text:span></text:span></text:p>
          </table:table-cell>
          <table:table-cell table:style-name="Table10.A1" office:value-type="string">
            <text:p text:style-name="P175"><text:span text:style-name="Code"><text:span text:style-name="T68">64</text:span></text:span></text:p>
          </table:table-cell>
          <table:table-cell table:style-name="Table10.A1" office:value-type="string">
            <text:p text:style-name="P175"><text:span text:style-name="Code"><text:span text:style-name="T68">00</text:span></text:span></text:p>
          </table:table-cell>
          <table:table-cell table:style-name="Table10.A1" office:value-type="string">
            <text:p text:style-name="P175"><text:span text:style-name="Code"><text:span text:style-name="T68">00</text:span></text:span></text:p>
          </table:table-cell>
          <table:table-cell table:style-name="Table10.S1" office:value-type="string">
            <text:p text:style-name="P175"><text:span text:style-name="Code"><text:span text:style-name="T68">00</text:span></text:span></text:p>
          </table:table-cell>
        </table:table-row>
        <table:table-row>
          <table:table-cell table:style-name="Table10.A2" office:value-type="string">
            <text:p text:style-name="P175">Two <text:span text:style-name="T147">f</text:span>ields</text:p>
          </table:table-cell>
          <table:table-cell table:style-name="Table10.B2" table:number-columns-spanned="6" office:value-type="string">
            <text:p text:style-name="P175">First field </text:p>
            <text:p text:style-name="P177">type 0 = string</text:p>
            <text:p text:style-name="P178">name = “name”</text:p>
          </table:table-cell>
          <table:covered-table-cell/>
          <table:covered-table-cell/>
          <table:covered-table-cell/>
          <table:covered-table-cell/>
          <table:covered-table-cell/>
          <table:table-cell table:style-name="Table10.A2" table:number-columns-spanned="4" office:value-type="string">
            <text:p text:style-name="P175"><text:span text:style-name="T148">Second</text:span> field </text:p>
            <text:p text:style-name="P175">type <text:span text:style-name="T148">1</text:span> = <text:span text:style-name="T148">uint32</text:span></text:p>
            <text:p text:style-name="P178">name = “xp”</text:p>
          </table:table-cell>
          <table:covered-table-cell/>
          <table:covered-table-cell/>
          <table:covered-table-cell/>
          <table:table-cell table:style-name="Table10.A2" table:number-columns-spanned="4" office:value-type="string">
            <text:p text:style-name="P175"><text:span text:style-name="T148">First</text:span> field</text:p>
            <text:p text:style-name="P177">value</text:p>
            <text:p text:style-name="P177">"Ann"</text:p>
          </table:table-cell>
          <table:covered-table-cell/>
          <table:covered-table-cell/>
          <table:covered-table-cell/>
          <table:table-cell table:style-name="Table10.P2" table:number-columns-spanned="4" office:value-type="string">
            <text:p text:style-name="P175">Second field </text:p>
            <text:p text:style-name="P175">value</text:p>
            <text:p text:style-name="P175">100</text:p>
          </table:table-cell>
          <table:covered-table-cell/>
          <table:covered-table-cell/>
          <table:covered-table-cell/>
        </table:table-row>
      </table:table>
      <text:p text:style-name="P148"><text:span text:style-name="T207">template</text:span><text:span text:style-name="T204"> </text:span><text:span text:style-name="T205">Attr</text:span><text:span text:style-name="T204">String {</text:span><text:span text:style-name="T206"><text:tab/><text:tab/><text:tab/><text:tab/></text:span><text:span text:style-name="T176"># Represents a</text:span><text:span text:style-name="T177">n</text:span><text:span text:style-name="T176"> encoded string</text:span></text:p>
      <text:p text:style-name="P96"><text:span text:style-name="T179"><text:tab/></text:span>@len<text:span text:style-name="T180"> </text:span>: <text:span text:style-name="T32">uint8</text:span>;<text:span text:style-name="T149"><text:tab/><text:tab/><text:tab/><text:tab/><text:tab/></text:span><text:span text:style-name="T151"># len </text:span><text:span text:style-name="T153">will not be a </text:span><text:span text:style-name="T154">field</text:span><text:span text:style-name="T153"> of </text:span><text:span text:style-name="T155">Attr</text:span><text:span text:style-name="T153">String</text:span></text:p>
      <text:p text:style-name="P96"><text:span text:style-name="T179"><text:tab/></text:span>_<text:span text:style-name="T180"> </text:span>: <text:span text:style-name="T32">uint8</text:span>[len];<text:span text:style-name="T149"><text:tab/><text:tab/><text:tab/><text:tab/></text:span><text:span text:style-name="T151"># </text:span><text:span text:style-name="T152">Attr</text:span><text:span text:style-name="T151">String will be an "alias" to uint8[]</text:span></text:p>
      <text:p text:style-name="P116">}</text:p>
      <text:p text:style-name="P116"/>
      <text:p text:style-name="P97"><text:span text:style-name="T32">template</text:span> <text:span text:style-name="T181">Attr</text:span>Desc {<text:tab/><text:tab/><text:tab/><text:span text:style-name="T259"><text:tab/><text:tab/></text:span><text:span text:style-name="T150"># </text:span><text:span text:style-name="T175">Attribute</text:span><text:span text:style-name="T150"> Description</text:span></text:p>
      <text:p text:style-name="P97"><text:span text:style-name="T179"><text:tab/>@</text:span>type<text:span text:style-name="T182">Code </text:span>: <text:span text:style-name="T32">uint8</text:span>;</text:p>
      <text:p text:style-name="P97"><text:span text:style-name="T179"><text:tab/>type : </text:span><text:span text:style-name="T40">Type</text:span><text:span text:style-name="T183"> = </text:span><text:span text:style-name="T40">match</text:span><text:span text:style-name="T183"> typeCode {<text:tab/></text:span><text:span text:style-name="T156"># </text:span><text:span text:style-name="T157">If there's no match, the program aborts</text:span><text:span text:style-name="T158"> with an error</text:span></text:p>
      <text:p text:style-name="P97"><text:span text:style-name="T179"><text:tab/><text:tab/>0x00 -&gt; Attr</text:span><text:span text:style-name="T69">String</text:span><text:span text:style-name="T183">;</text:span></text:p>
      <text:p text:style-name="P98"><text:tab/><text:tab/>0x01 -&gt; <text:span text:style-name="T32">uint32</text:span>;</text:p>
      <text:p text:style-name="P97"><text:s text:c="4"/><text:span text:style-name="T183"><text:tab/>};</text:span></text:p>
      <text:p text:style-name="P97"><text:tab/>name<text:span text:style-name="T180"> </text:span>: <text:span text:style-name="T184">Attr</text:span>String;</text:p>
      <text:p text:style-name="P97">}</text:p>
      <text:p text:style-name="P97"/>
      <text:p text:style-name="P99"><text:span text:style-name="T32">template</text:span> Character(<text:span text:style-name="T184">attrs</text:span>:<text:span text:style-name="T184">Attr</text:span>Desc[]) {</text:p>
      <text:p text:style-name="P99"><text:span text:style-name="T41"><text:tab/></text:span><text:span text:style-name="T32">for</text:span> <text:span text:style-name="T184">attr</text:span> <text:span text:style-name="T32">in</text:span> <text:span text:style-name="T184">attrs</text:span> {<text:span text:style-name="T185"><text:tab/><text:tab/><text:tab/><text:tab/></text:span><text:span text:style-name="T186"># Character's field names will come from strings</text:span></text:p>
      <text:p text:style-name="P99"><text:span text:style-name="T179"><text:tab/><text:tab/>attr</text:span>.name : <text:span text:style-name="T184">attr</text:span>.type<text:span text:style-name="T260">;<text:tab/><text:tab/></text:span><text:span text:style-name="T159"># Auto type conversion: </text:span><text:span text:style-name="T160">Attr</text:span><text:span text:style-name="T159">String -&gt; uint8[] -&gt; string</text:span></text:p>
      <text:p text:style-name="P99"><text:s text:c="4"/><text:span text:style-name="T261"><text:tab/></text:span>}</text:p>
      <text:p text:style-name="P99">}</text:p>
      <text:p text:style-name="P96"/>
      <text:p text:style-name="P101"><text:span text:style-name="T32">parse</text:span> {<text:span text:style-name="T187"><text:tab/><text:tab/><text:tab/><text:tab/><text:tab/><text:tab/><text:tab/></text:span><text:span text:style-name="T161"># Entry point</text:span></text:p>
      <text:p text:style-name="P96"><text:span text:style-name="T179"><text:tab/> <text:s text:c="4"/></text:span>num<text:span text:style-name="T184">Attr</text:span>s: <text:span text:style-name="T32">uint8</text:span>;<text:span text:style-name="T187"><text:tab/><text:tab/><text:tab/><text:tab/></text:span><text:span text:style-name="T161"># Reads in </text:span><text:span text:style-name="T162">the </text:span><text:span text:style-name="T160">number of attributes</text:span></text:p>
      <text:p text:style-name="P101"><text:s text:c="4"/><text:span text:style-name="T179"><text:tab/>attrs</text:span>: <text:span text:style-name="T184">AttrDesc</text:span>[num<text:span text:style-name="T184">Attrs</text:span>];<text:span text:style-name="T187"><text:tab/><text:tab/></text:span><text:span text:style-name="T161"># Reads in </text:span><text:span text:style-name="T162">the </text:span><text:span text:style-name="T160">attribute descriptions</text:span></text:p>
      <text:p text:style-name="P99"><text:s text:c="4"/><text:span text:style-name="T179"><text:tab/></text:span>character: Character(<text:span text:style-name="T188">attrs</text:span>);<text:span text:style-name="T189"><text:tab/><text:tab/></text:span><text:span text:style-name="T163"># Reads character info based on </text:span><text:span text:style-name="T164">attribute descriptions</text:span></text:p>
      <text:p text:style-name="P99"/>
      <text:p text:style-name="P102"><text:s text:c="4"/><text:span text:style-name="T179"><text:tab/></text:span><text:span text:style-name="T32">emit</text:span>(<text:span text:style-name="T190">'{'</text:span>)<text:span text:style-name="T197">;</text:span></text:p>
      <text:p text:style-name="P99"><text:s text:c="4"/><text:span text:style-name="T179"><text:tab/></text:span><text:span text:style-name="T32">for</text:span> [i, attr] <text:span text:style-name="T32">in</text:span> <text:span text:style-name="T32">enumerate</text:span>(character) {</text:p>
      <text:p text:style-name="P99"><text:span text:style-name="T41"><text:tab/><text:tab/></text:span><text:span text:style-name="T32">emit</text:span>(<text:span text:style-name="T190">'{attr}:'</text:span>);</text:p>
      <text:p text:style-name="P99"><text:s text:c="8"/><text:span text:style-name="T179"><text:tab/></text:span><text:span text:style-name="T32">match</text:span> <text:span text:style-name="T32">typeof</text:span>(character.attr) {</text:p>
      <text:p text:style-name="P99"><text:span text:style-name="T179"><text:tab/><text:tab/><text:tab/>Attr</text:span>String -&gt; <text:span text:style-name="T32">emit</text:span>(<text:span text:style-name="T191">'"{</text:span><text:span text:style-name="T190">character.attr</text:span><text:span text:style-name="T191">}"'</text:span>);</text:p>
      <text:p text:style-name="P99"><text:tab/><text:tab/><text:tab/><text:span text:style-name="T32">uint32</text:span> -&gt; <text:span text:style-name="T32">emit</text:span>(<text:span text:style-name="T190">'{character.attr}'</text:span>);</text:p>
      <text:p text:style-name="P103"><text:tab/><text:tab/>}</text:p>
      <text:p text:style-name="P99"/>
      <text:p text:style-name="P99"><text:span text:style-name="T41"><text:tab/><text:tab/></text:span><text:span text:style-name="T32">if</text:span> i &lt; <text:span text:style-name="T32">len</text:span>(character)<text:span text:style-name="T198"> - 1</text:span> {<text:span text:style-name="T199"><text:tab/><text:tab/></text:span><text:span text:style-name="T157"># len of a template is its number of fields</text:span></text:p>
      <text:p text:style-name="P99"><text:span text:style-name="T41"><text:tab/><text:tab/><text:tab/></text:span><text:span text:style-name="T32">emit</text:span>(<text:span text:style-name="T190">','</text:span>);</text:p>
      <text:p text:style-name="P99"><text:span text:style-name="T179"><text:tab/><text:tab/></text:span>}</text:p>
      <text:p text:style-name="P99"><text:span text:style-name="T179"><text:tab/></text:span>}</text:p>
      <text:p text:style-name="P105"><text:tab/><text:span text:style-name="T32">emit</text:span>(<text:span text:style-name="T190">'}\n'</text:span>);</text:p>
      <text:p text:style-name="P105">}</text:p>
      <text:p text:style-name="P105"/>
      <text:p text:style-name="Text_20_body"/>
      <text:p text:style-name="P226"><text:soft-page-break/>Note: since templates were dropped, this program is completely invalid in the final version of the language.</text:p>
      <text:h text:style-name="P285" text:outline-level="2"><text:bookmark-start text:name="__RefHeading___Toc7386_129328283"/><text:span text:style-name="T38">Example Program</text:span><text:span text:style-name="T39">: </text:span><text:span text:style-name="T42">gcd</text:span><text:bookmark-end text:name="__RefHeading___Toc7386_129328283"/></text:h>
      <text:p text:style-name="P47"><text:tab/></text:p>
      <text:p text:style-name="P107"><text:span text:style-name="T32">func </text:span><text:span text:style-name="T62">gcd</text:span><text:span text:style-name="T70">:</text:span><text:span text:style-name="T52">uint64</text:span><text:span text:style-name="T70"> </text:span><text:span text:style-name="T62">(a:</text:span><text:span text:style-name="T32">uint64</text:span><text:span text:style-name="T62">, b:</text:span><text:span text:style-name="T32">uint64</text:span><text:span text:style-name="T62">) {</text:span></text:p>
      <text:p text:style-name="P109"><text:span text:style-name="T62"><text:s text:c="4"/></text:span><text:span text:style-name="T42">if</text:span><text:span text:style-name="T71"> b == 0 {</text:span></text:p>
      <text:p text:style-name="P107"><text:span text:style-name="T62"><text:s text:c="8"/>a;</text:span><text:span text:style-name="T72"><text:tab/><text:tab/><text:tab/></text:span><text:span text:style-name="T165"># </text:span><text:span text:style-name="T168">return</text:span><text:span text:style-name="T166"> </text:span><text:span text:style-name="T167">keyword </text:span><text:span text:style-name="T166">is not necessary</text:span></text:p>
      <text:p text:style-name="P107"><text:span text:style-name="T62"><text:s text:c="4"/>} </text:span><text:span text:style-name="T32">else</text:span><text:span text:style-name="T62"> {</text:span></text:p>
      <text:p text:style-name="P118"><text:s text:c="8"/>gcd(b, a % b);</text:p>
      <text:p text:style-name="P118"><text:s text:c="4"/>}</text:p>
      <text:p text:style-name="P118">}</text:p>
      <text:p text:style-name="P120"/>
      <text:p text:style-name="P101"><text:span text:style-name="T32">parse</text:span> {</text:p>
      <text:p text:style-name="P109"><text:s text:c="5"/>a : uint<text:span text:style-name="T200">32</text:span>;<text:tab/><text:span text:style-name="T200"><text:tab/></text:span><text:span text:style-name="T157"># </text:span><text:span text:style-name="T150">Read inputs from standard input</text:span></text:p>
      <text:p text:style-name="P109"><text:s text:c="5"/>b : uint<text:span text:style-name="T200">32</text:span>;</text:p>
      <text:p text:style-name="P109"/>
      <text:p text:style-name="P109"><text:s text:c="5"/>r = gcd(a, b);<text:span text:style-name="T200"><text:tab/><text:tab/></text:span><text:span text:style-name="T157"># </text:span><text:span text:style-name="T170">Automatic upcast </text:span><text:span text:style-name="T169">uint32</text:span><text:span text:style-name="T170"> -&gt; </text:span><text:span text:style-name="T169">uint64</text:span><text:span text:style-name="T170">, automatic type for </text:span><text:span text:style-name="T169">r</text:span><text:span text:style-name="T170"> (</text:span><text:span text:style-name="T169">uint64</text:span><text:span text:style-name="T170">)</text:span></text:p>
      <text:p text:style-name="P109"><text:s text:c="5"/>emit(<text:span text:style-name="T192">'</text:span><text:span text:style-name="T193">gcd({a}, {b}) = {r}\n</text:span><text:span text:style-name="T192">'</text:span>);</text:p>
      <text:p text:style-name="P94">}</text:p>
      <text:p text:style-name="P227">Note: gcd can (and was) implemented in a very similar form to the one presented here.</text:p>
      <text:p text:style-name="P49"/>
      <text:p text:style-name="P49"/>
      <text:p text:style-name="P49"/>
      <text:p text:style-name="P49"/>
      <text:h text:style-name="P271" text:outline-level="1"/>
      <text:h text:style-name="P276" text:outline-level="1"><text:bookmark-start text:name="__RefHeading___Toc7388_129328283"/>Language Tutorial<text:bookmark-end text:name="__RefHeading___Toc7388_129328283"/></text:h>
      <text:p text:style-name="P57"/>
      <text:h text:style-name="P272" text:outline-level="1"/>
      <text:h text:style-name="P276" text:outline-level="1"><text:bookmark-start text:name="__RefHeading___Toc7390_129328283"/>Language Manual<text:bookmark-end text:name="__RefHeading___Toc7390_129328283"/></text:h>
      <text:p text:style-name="P57"/>
      <text:h text:style-name="Heading_20_2" text:outline-level="2"><text:bookmark-start text:name="__RefHeading___Toc1897_517843570"/>Lexical Conventions<text:bookmark-end text:name="__RefHeading___Toc1897_517843570"/></text:h>
      <text:p text:style-name="P20"/>
      <text:h text:style-name="Heading_20_3" text:outline-level="3"><text:bookmark-start text:name="__RefHeading___Toc2352_678818557"/>Comments<text:bookmark-end text:name="__RefHeading___Toc2352_678818557"/></text:h>
      <text:p text:style-name="P17"><text:tab/>Comments start with the character <text:span text:style-name="Code">#</text:span> and continue until the end of the line. Comments can only be single line. Example:</text:p>
      <text:p text:style-name="P62"># This is a comment</text:p>
      <text:p text:style-name="P58"><text:span text:style-name="T62">template</text:span> Number {</text:p>
      <text:p text:style-name="P58"><text:s text:c="4"/><text:span text:style-name="T114">var </text:span>_ : <text:span text:style-name="T62">uint32</text:span>;<text:tab/><text:tab/><text:span text:style-name="T32"># This is also a comment</text:span></text:p>
      <text:p text:style-name="P58">}</text:p>
      <text:h text:style-name="Heading_20_3" text:outline-level="3"><text:bookmark-start text:name="__RefHeading___Toc1959_678818557"/>Identifiers<text:bookmark-end text:name="__RefHeading___Toc1959_678818557"/></text:h>
      <text:p text:style-name="P18"><text:tab/>Identifiers are composed of ASCII letter<text:span text:style-name="T112">s</text:span>, numbers and the underscore character.<text:span text:style-name="T112"> They must start with a letter or an underscore.</text:span> Identifiers are case sensitive. <text:span text:style-name="T112">Examples:</text:span></text:p>
      <text:p text:style-name="P59"><text:span text:style-name="T63">var</text:span><text:span text:style-name="T34"> </text:span><text:span text:style-name="T32">name</text:span> : string; <text:span text:style-name="T140"><text:s text:c="5"/></text:span># name is a valid identifier</text:p>
      <text:p text:style-name="P302"><text:span text:style-name="T63">var</text:span><text:span text:style-name="T34"> </text:span><text:span text:style-name="T53">_</text:span><text:span text:style-name="T33">nAmE_123</text:span><text:span text:style-name="T113"> : string; # Also valid</text:span></text:p>
      <text:h text:style-name="P288" text:outline-level="3"><text:bookmark-start text:name="__RefHeading___Toc2354_678818557"/>Keywords<text:bookmark-end text:name="__RefHeading___Toc2354_678818557"/></text:h>
      <text:p text:style-name="P19"><text:tab/>The following keywords are reserved by BitTwiddler:</text:p>
      <text:p text:style-name="P60">int8<text:span text:style-name="T271"><text:tab/><text:tab/>uint8<text:tab/>float32<text:tab/><text:tab/>None<text:tab/><text:tab/>main<text:tab/>if<text:tab/><text:tab/>for<text:tab/><text:tab/>and<text:tab/><text:tab/></text:span></text:p>
      <text:p text:style-name="P61">int<text:span text:style-name="T271">16<text:tab/><text:tab/>uint16<text:tab/>float64<text:tab/><text:tab/>true<text:tab/><text:tab/>var<text:tab/><text:tab/>elif<text:tab/>in<text:tab/><text:tab/>or</text:span></text:p>
      <text:p text:style-name="P61">int<text:span text:style-name="T271">32<text:tab/><text:tab/>uint32<text:tab/>string<text:tab/><text:tab/>false<text:tab/><text:tab/>func<text:tab/>else<text:tab/>match<text:tab/>not</text:span></text:p>
      <text:p text:style-name="P61">int<text:span text:style-name="T271">64<text:tab/><text:tab/>uint64<text:tab/>bool<text:tab/><text:tab/><text:tab/><text:tab/><text:tab/>return<text:tab/>while</text:span></text:p>
      <text:h text:style-name="Heading_20_3" text:outline-level="3"><text:bookmark-start text:name="__RefHeading___Toc1945_678818557"/>Literal Constants<text:bookmark-end text:name="__RefHeading___Toc1945_678818557"/></text:h>
      <text:p text:style-name="P215"><text:bookmark-start text:name="__RefHeading___Toc2356_678818557"/>Integers<text:bookmark-end text:name="__RefHeading___Toc2356_678818557"/></text:p>
      <text:p text:style-name="P21"><text:tab/>Integer literals can be declared as decimal, hexadecimal or binary numbers. Hexadecimal numbers are prefixed by <text:span text:style-name="Code">0x</text:span> and binary numbers by <text:span text:style-name="Code">0b</text:span>. Examples:</text:p>
      <text:p text:style-name="P63"><text:span text:style-name="T64">42</text:span><text:span text:style-name="T65"><text:tab/><text:tab/></text:span><text:span text:style-name="T64">0x2a</text:span><text:span text:style-name="T65"><text:tab/><text:tab/></text:span><text:span text:style-name="T64">0b101010</text:span></text:p>
      <text:p text:style-name="Heading_20_4"><text:bookmark-start text:name="__RefHeading___Toc2358_678818557"/><text:span text:style-name="T268">F</text:span>loats<text:bookmark-end text:name="__RefHeading___Toc2358_678818557"/></text:p>
      <text:p text:style-name="P22"><text:tab/>Float<text:span text:style-name="T131">ing point</text:span> literals may have four parts to it: the integer part, the decimal point separator, the fractional part and the exponent. <text:s/>The integer part and the fractional part cannot be simultaneously missing. Likewise, the decimal separator and the exponent cannot be simultaneously missing. The integer part and the fractional part are composed of a series of digits. The exponent is composed of the <text:span text:style-name="Code">e</text:span> or <text:span text:style-name="Code">E</text:span> character, followed by an optional <text:span text:style-name="Code">+</text:span> or <text:span text:style-name="Code">-</text:span> sign, followed by digits. Examples:</text:p>
      <text:p text:style-name="P65">123e45<text:tab/>.123<text:tab/>.123e45<text:tab/><text:tab/>123.<text:tab/>123.e<text:span text:style-name="T115">+</text:span>45<text:tab/>123.45<text:tab/><text:tab/>1.23e<text:span text:style-name="T115">-</text:span>45</text:p>
      <text:p text:style-name="Heading_20_4"><text:bookmark-start text:name="__RefHeading___Toc2360_678818557"/>Strings<text:bookmark-end text:name="__RefHeading___Toc2360_678818557"/></text:p>
      <text:p text:style-name="P23"><text:tab/>Strings are any sequence of characters enclosed by <text:span text:style-name="T321">two </text:span>double-quote characters. Examples:</text:p>
      <text:p text:style-name="P91">"A double-quoted string"<text:tab/><text:tab/>"Enclosed <text:span text:style-name="T321">\"</text:span>quotes<text:span text:style-name="T321">\"</text:span>"</text:p>
      <text:p text:style-name="Text_20_body"/>
      <text:p text:style-name="Heading_20_4"><text:bookmark-start text:name="__RefHeading___Toc2362_678818557"/><text:soft-page-break/>Arrays<text:bookmark-end text:name="__RefHeading___Toc2362_678818557"/></text:p>
      <text:p text:style-name="P25"><text:tab/>Array literals can be defined by a sequence of expressions<text:span text:style-name="T116">, separated by commas and </text:span><text:s/>enclosed by square brackets. </text:p>
      <text:p text:style-name="P80">array-literal</text:p>
      <text:p text:style-name="P80"><text:s text:c="4"/><text:span text:style-name="T83">[</text:span> expression-list<text:span text:style-name="T124">opt</text:span> <text:span text:style-name="T83">]</text:span></text:p>
      <text:p text:style-name="P80"/>
      <text:p text:style-name="P80">expression-list</text:p>
      <text:p text:style-name="P80"><text:s text:c="4"/>expression</text:p>
      <text:p text:style-name="P80"><text:s text:c="4"/>expression-list <text:span text:style-name="T83">,</text:span> expression</text:p>
      <text:p text:style-name="P25"><text:span text:style-name="T139"><text:tab/></text:span>Examples:</text:p>
      <text:p text:style-name="P66">var weekdays:string[7] = <text:span text:style-name="T32">[</text:span><text:span text:style-name="T58">"</text:span><text:span text:style-name="T32">M</text:span><text:span text:style-name="T58">"</text:span><text:span text:style-name="T32">, </text:span><text:span text:style-name="T58">"</text:span><text:span text:style-name="T32">T</text:span><text:span text:style-name="T58">"</text:span><text:span text:style-name="T32">, </text:span><text:span text:style-name="T58">"</text:span><text:span text:style-name="T32">W</text:span><text:span text:style-name="T58">"</text:span><text:span text:style-name="T32">, </text:span><text:span text:style-name="T58">"</text:span><text:span text:style-name="T32">T</text:span><text:span text:style-name="T58">"</text:span><text:span text:style-name="T32">, </text:span><text:span text:style-name="T58">"</text:span><text:span text:style-name="T32">F</text:span><text:span text:style-name="T58">"</text:span><text:span text:style-name="T32">]</text:span>;</text:p>
      <text:p text:style-name="P66">var numbers:int32[3] = <text:span text:style-name="T32">[1, 2, 3]</text:span>;</text:p>
      <text:p text:style-name="P24"/>
      <text:h text:style-name="P285" text:outline-level="2"><text:bookmark-start text:name="__RefHeading___Toc2364_678818557"/>Expressions<text:bookmark-end text:name="__RefHeading___Toc2364_678818557"/></text:h>
      <text:p text:style-name="P24"><text:tab/>An expression in BitTwiddler is any of the following, each of which will be explained in detail <text:span text:style-name="T141">in </text:span>the following sections.</text:p>
      <text:p text:style-name="P67">expression:</text:p>
      <text:p text:style-name="P67"><text:s text:c="4"/><text:span text:style-name="T117">constant</text:span></text:p>
      <text:p text:style-name="P68"><text:s text:c="4"/>identifier</text:p>
      <text:p text:style-name="P69"><text:s text:c="4"/><text:span text:style-name="T83">(</text:span> expression <text:span text:style-name="T83">)</text:span></text:p>
      <text:p text:style-name="P68"><text:s text:c="4"/>binary-operation</text:p>
      <text:p text:style-name="P70"><text:s text:c="4"/>unary-operation</text:p>
      <text:p text:style-name="P70"><text:s text:c="4"/>function-call</text:p>
      <text:p text:style-name="P303"><text:span text:style-name="T14"><text:s text:c="4"/>conditional</text:span></text:p>
      <text:p text:style-name="P71"><text:s text:c="4"/>match</text:p>
      <text:p text:style-name="Text_20_body"/>
      <text:h text:style-name="Heading_20_3" text:outline-level="3"><text:bookmark-start text:name="__RefHeading___Toc2366_678818557"/>Constant<text:bookmark-end text:name="__RefHeading___Toc2366_678818557"/></text:h>
      <text:p text:style-name="P26"><text:tab/>A literal constant expression is composed of any of the literal constants described in<text:span text:style-name="T118"> the</text:span> section <text:bookmark-ref text:reference-format="number" text:ref-name="__RefHeading___Toc1945_678818557">4.1.4</text:bookmark-ref><text:span text:style-name="T118"> </text:span><text:bookmark-ref text:reference-format="text" text:ref-name="__RefHeading___Toc1945_678818557">Literal Constants</text:bookmark-ref> above.<text:span text:style-name="T302"> The type of a literal constant expression is the type of the constant itself.</text:span></text:p>
      <text:p text:style-name="P26"/>
      <text:h text:style-name="Heading_20_3" text:outline-level="3"><text:bookmark-start text:name="__RefHeading___Toc2368_678818557"/>Identifier<text:bookmark-end text:name="__RefHeading___Toc2368_678818557"/></text:h>
      <text:p text:style-name="P27"><text:tab/>An identifier as described in the section <text:bookmark-ref text:reference-format="number" text:ref-name="__RefHeading___Toc1959_678818557">4.1.2</text:bookmark-ref> <text:bookmark-ref text:reference-format="text" text:ref-name="__RefHeading___Toc1959_678818557">Identifiers</text:bookmark-ref><text:span text:style-name="T119">. The type of an identifier expression is the type of the variable associated with that identifier.</text:span></text:p>
      <text:p text:style-name="P27"/>
      <text:h text:style-name="Heading_20_3" text:outline-level="3"><text:bookmark-start text:name="__RefHeading___Toc2370_678818557"/>Parenthesis-enclosed expressions<text:bookmark-end text:name="__RefHeading___Toc2370_678818557"/></text:h>
      <text:p text:style-name="P28"><text:tab/>An expression enclosed by parenthesis. Useful for altering the precedence of evaluation.</text:p>
      <text:p text:style-name="P28"/>
      <text:p text:style-name="P28"/>
      <text:h text:style-name="P288" text:outline-level="3"><text:bookmark-start text:name="__RefHeading___Toc2372_678818557"/>Unary and binary operations<text:bookmark-end text:name="__RefHeading___Toc2372_678818557"/></text:h>
      <text:p text:style-name="P28"><text:tab/>There are a number of binary and unary operations. They are listed here, along with their precedence and associativity.</text:p>
      <text:p text:style-name="P2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1">Operation</text:p>
          </table:table-cell>
          <table:table-cell table:style-name="Table1.A1" office:value-type="string">
            <text:p text:style-name="P150">Name</text:p>
          </table:table-cell>
          <table:table-cell table:style-name="Table1.A1" office:value-type="string">
            <text:p text:style-name="P150">Assoc<text:span text:style-name="T120">.</text:span></text:p>
          </table:table-cell>
          <table:table-cell table:style-name="Table1.D1" office:value-type="string">
            <text:p text:style-name="P150">Precedence</text:p>
          </table:table-cell>
        </table:table-row>
        <table:table-row>
          <table:table-cell table:style-name="Table1.A2" office:value-type="string">
            <text:p text:style-name="P149"><text:span text:style-name="Source_20_Text"><text:span text:style-name="T14">expr</text:span></text:span><text:span text:style-name="Source_20_Text"><text:span text:style-name="T15">ession</text:span></text:span><text:span text:style-name="Source_20_Text"><text:span text:style-name="T14"> </text:span></text:span><text:span text:style-name="Source_20_Text"><text:span text:style-name="T83">[</text:span></text:span><text:span text:style-name="Source_20_Text"><text:span text:style-name="T14"> expr</text:span></text:span><text:span text:style-name="Source_20_Text"><text:span text:style-name="T15">ession</text:span></text:span><text:span text:style-name="Source_20_Text"><text:span text:style-name="T14"> </text:span></text:span><text:span text:style-name="Source_20_Text"><text:span text:style-name="T83">]</text:span></text:span></text:p>
          </table:table-cell>
          <table:table-cell table:style-name="Table1.A2" office:value-type="string">
            <text:p text:style-name="P149">Subscript</text:p>
          </table:table-cell>
          <table:table-cell table:style-name="Table1.A2" office:value-type="string">
            <text:p text:style-name="P149">Left</text:p>
          </table:table-cell>
          <table:table-cell table:style-name="Table1.D2" office:value-type="string">
            <text:p text:style-name="P149">1</text:p>
          </table:table-cell>
        </table:table-row>
        <table:table-row>
          <table:table-cell table:style-name="Table1.A2" office:value-type="string">
            <text:p text:style-name="P156"><text:span text:style-name="Source_20_Text"><text:span text:style-name="T87">not</text:span></text:span><text:span text:style-name="Source_20_Text"><text:span text:style-name="T96"> </text:span></text:span><text:span text:style-name="Source_20_Text"><text:span text:style-name="T15">expression</text:span></text:span><text:span text:style-name="Source_20_Text"><text:span text:style-name="T96"><text:line-break/></text:span></text:span><text:span text:style-name="Source_20_Text"><text:span text:style-name="T84">~</text:span></text:span><text:span text:style-name="Source_20_Text"><text:span text:style-name="T96"> </text:span></text:span><text:span text:style-name="Source_20_Text"><text:span text:style-name="T15">expression</text:span></text:span></text:p>
            <text:p text:style-name="P160"><text:span text:style-name="Source_20_Text"><text:span text:style-name="T88">+</text:span></text:span><text:span text:style-name="Source_20_Text"><text:span text:style-name="T16"> expression</text:span></text:span></text:p>
            <text:p text:style-name="P160"><text:span text:style-name="Source_20_Text"><text:span text:style-name="T88">-</text:span></text:span><text:span text:style-name="Source_20_Text"><text:span text:style-name="T16"> expression</text:span></text:span></text:p>
          </table:table-cell>
          <table:table-cell table:style-name="Table1.A2" office:value-type="string">
            <text:p text:style-name="P163"><text:span text:style-name="T122">Logical</text:span> not</text:p>
            <text:p text:style-name="P162">Bitwise not</text:p>
            <text:p text:style-name="P170">Unary plus</text:p>
            <text:p text:style-name="P170">Unary minus</text:p>
          </table:table-cell>
          <table:table-cell table:style-name="Table1.A2" office:value-type="string">
            <text:p text:style-name="P162">Right</text:p>
          </table:table-cell>
          <table:table-cell table:style-name="Table1.D2" office:value-type="string">
            <text:p text:style-name="P162">2</text:p>
          </table:table-cell>
        </table:table-row>
        <table:table-row>
          <table:table-cell table:style-name="Table1.A2" office:value-type="string">
            <text:p text:style-name="P156"><text:span text:style-name="Source_20_Text"><text:span text:style-name="T15">expression </text:span></text:span><text:span text:style-name="Source_20_Text"><text:span text:style-name="T84">*</text:span></text:span><text:span text:style-name="Source_20_Text"><text:span text:style-name="T15"> expression<text:line-break/>expression </text:span></text:span><text:span text:style-name="Source_20_Text"><text:span text:style-name="T84">/</text:span></text:span><text:span text:style-name="Source_20_Text"><text:span text:style-name="T15"> expression<text:line-break/>expression </text:span></text:span><text:span text:style-name="Source_20_Text"><text:span text:style-name="T84">%</text:span></text:span><text:span text:style-name="Source_20_Text"><text:span text:style-name="T15"> expression</text:span></text:span></text:p>
          </table:table-cell>
          <table:table-cell table:style-name="Table1.A2" office:value-type="string">
            <text:p text:style-name="P162">Multiplication<text:line-break/>Division<text:line-break/><text:span text:style-name="T120">Remainder</text:span></text:p>
          </table:table-cell>
          <table:table-cell table:style-name="Table1.A2" office:value-type="string">
            <text:p text:style-name="P164">Left</text:p>
          </table:table-cell>
          <table:table-cell table:style-name="Table1.D2" office:value-type="string">
            <text:p text:style-name="P164">3</text:p>
          </table:table-cell>
        </table:table-row>
        <table:table-row>
          <table:table-cell table:style-name="Table1.A2" office:value-type="string">
            <text:p text:style-name="P157"><text:span text:style-name="Source_20_Text"><text:span text:style-name="T15">expression </text:span></text:span><text:span text:style-name="Source_20_Text"><text:span text:style-name="T85">+</text:span></text:span><text:span text:style-name="Source_20_Text"><text:span text:style-name="T15"> expression<text:line-break/>expression </text:span></text:span><text:span text:style-name="Source_20_Text"><text:span text:style-name="T85">-</text:span></text:span><text:span text:style-name="Source_20_Text"><text:span text:style-name="T15"> expression</text:span></text:span></text:p>
          </table:table-cell>
          <table:table-cell table:style-name="Table1.A2" office:value-type="string">
            <text:p text:style-name="P171">Addition</text:p>
            <text:p text:style-name="P171">Subtraction</text:p>
          </table:table-cell>
          <table:table-cell table:style-name="Table1.A2" office:value-type="string">
            <text:p text:style-name="P164">Left</text:p>
          </table:table-cell>
          <table:table-cell table:style-name="Table1.D2" office:value-type="string">
            <text:p text:style-name="P164">4</text:p>
          </table:table-cell>
        </table:table-row>
        <table:table-row>
          <table:table-cell table:style-name="Table1.A2" office:value-type="string">
            <text:p text:style-name="P157"><text:span text:style-name="Source_20_Text"><text:span text:style-name="T15">expression </text:span></text:span><text:span text:style-name="Source_20_Text"><text:span text:style-name="T85">&lt;&lt;</text:span></text:span><text:span text:style-name="Source_20_Text"><text:span text:style-name="T15"> expression<text:line-break/>expression </text:span></text:span><text:span text:style-name="Source_20_Text"><text:span text:style-name="T85">&gt;&gt;</text:span></text:span><text:span text:style-name="Source_20_Text"><text:span text:style-name="T15"> expression</text:span></text:span></text:p>
          </table:table-cell>
          <table:table-cell table:style-name="Table1.A2" office:value-type="string">
            <text:p text:style-name="P164">Bitwise left shift</text:p>
            <text:p text:style-name="P164">Bitwise right shift</text:p>
          </table:table-cell>
          <table:table-cell table:style-name="Table1.A2" office:value-type="string">
            <text:p text:style-name="P164">Left</text:p>
          </table:table-cell>
          <table:table-cell table:style-name="Table1.D2" office:value-type="string">
            <text:p text:style-name="P164">5</text:p>
          </table:table-cell>
        </table:table-row>
        <table:table-row>
          <table:table-cell table:style-name="Table1.A2" office:value-type="string">
            <text:p text:style-name="P157"><text:span text:style-name="Source_20_Text"><text:span text:style-name="T15">expression </text:span></text:span><text:span text:style-name="Source_20_Text"><text:span text:style-name="T85">&lt;</text:span></text:span><text:span text:style-name="Source_20_Text"><text:span text:style-name="T15"> expression<text:line-break/>expression </text:span></text:span><text:span text:style-name="Source_20_Text"><text:span text:style-name="T85">&lt;=</text:span></text:span><text:span text:style-name="Source_20_Text"><text:span text:style-name="T15"> expression<text:line-break/>expression </text:span></text:span><text:span text:style-name="Source_20_Text"><text:span text:style-name="T85">&gt;=</text:span></text:span><text:span text:style-name="Source_20_Text"><text:span text:style-name="T15"> expression<text:line-break/>expression </text:span></text:span><text:span text:style-name="Source_20_Text"><text:span text:style-name="T85">&gt;</text:span></text:span><text:span text:style-name="Source_20_Text"><text:span text:style-name="T15"> expression</text:span></text:span></text:p>
          </table:table-cell>
          <table:table-cell table:style-name="Table1.A2" office:value-type="string">
            <text:p text:style-name="P164"><text:span text:style-name="T122">Logical</text:span> less than</text:p>
            <text:p text:style-name="P165"><text:span text:style-name="T122">Logical</text:span> less than or equal<text:span text:style-name="T121"> to</text:span></text:p>
            <text:p text:style-name="P165"><text:span text:style-name="T122">Logical</text:span> greater than or equal<text:span text:style-name="T121"> to</text:span></text:p>
            <text:p text:style-name="P165"><text:span text:style-name="T122">Logical</text:span> greater than</text:p>
          </table:table-cell>
          <table:table-cell table:style-name="Table1.A2" office:value-type="string">
            <text:p text:style-name="P164">Left</text:p>
          </table:table-cell>
          <table:table-cell table:style-name="Table1.D2" office:value-type="string">
            <text:p text:style-name="P164">6</text:p>
          </table:table-cell>
        </table:table-row>
        <table:table-row>
          <table:table-cell table:style-name="Table1.A2" office:value-type="string">
            <text:p text:style-name="P158"><text:span text:style-name="Source_20_Text"><text:span text:style-name="T15">expression </text:span></text:span><text:span text:style-name="Source_20_Text"><text:span text:style-name="T86">==</text:span></text:span><text:span text:style-name="Source_20_Text"><text:span text:style-name="T15"> expression<text:line-break/>expression </text:span></text:span><text:span text:style-name="Source_20_Text"><text:span text:style-name="T86">!</text:span></text:span><text:span text:style-name="Source_20_Text"><text:span text:style-name="T85">=</text:span></text:span><text:span text:style-name="Source_20_Text"><text:span text:style-name="T15"> expression</text:span></text:span></text:p>
          </table:table-cell>
          <table:table-cell table:style-name="Table1.A2" office:value-type="string">
            <text:p text:style-name="P167"><text:span text:style-name="T122">Logical</text:span> equal to</text:p>
            <text:p text:style-name="P167"><text:span text:style-name="T122">Logical</text:span> not equal to</text:p>
          </table:table-cell>
          <table:table-cell table:style-name="Table1.A2" office:value-type="string">
            <text:p text:style-name="P164">Left</text:p>
          </table:table-cell>
          <table:table-cell table:style-name="Table1.D2" office:value-type="string">
            <text:p text:style-name="P164">7</text:p>
          </table:table-cell>
        </table:table-row>
        <table:table-row>
          <table:table-cell table:style-name="Table1.A2" office:value-type="string">
            <text:p text:style-name="P159"><text:span text:style-name="Source_20_Text"><text:span text:style-name="T15">expression </text:span></text:span><text:span text:style-name="Source_20_Text"><text:span text:style-name="T87">&amp;</text:span></text:span><text:span text:style-name="Source_20_Text"><text:span text:style-name="T15"> expression</text:span></text:span></text:p>
          </table:table-cell>
          <table:table-cell table:style-name="Table1.A2" office:value-type="string">
            <text:p text:style-name="P166">Bitwise and</text:p>
          </table:table-cell>
          <table:table-cell table:style-name="Table1.A2" office:value-type="string">
            <text:p text:style-name="P164">Left</text:p>
          </table:table-cell>
          <table:table-cell table:style-name="Table1.D2" office:value-type="string">
            <text:p text:style-name="P164">8</text:p>
          </table:table-cell>
        </table:table-row>
        <table:table-row>
          <table:table-cell table:style-name="Table1.A2" office:value-type="string">
            <text:p text:style-name="P159"><text:span text:style-name="Source_20_Text"><text:span text:style-name="T15">expression </text:span></text:span><text:span text:style-name="Source_20_Text"><text:span text:style-name="T87">|</text:span></text:span><text:span text:style-name="Source_20_Text"><text:span text:style-name="T15"> expression</text:span></text:span></text:p>
          </table:table-cell>
          <table:table-cell table:style-name="Table1.A2" office:value-type="string">
            <text:p text:style-name="P166">Bitwise or</text:p>
          </table:table-cell>
          <table:table-cell table:style-name="Table1.A2" office:value-type="string">
            <text:p text:style-name="P164">Left</text:p>
          </table:table-cell>
          <table:table-cell table:style-name="Table1.D2" office:value-type="string">
            <text:p text:style-name="P164">9</text:p>
          </table:table-cell>
        </table:table-row>
        <table:table-row>
          <table:table-cell table:style-name="Table1.A2" office:value-type="string">
            <text:p text:style-name="P159"><text:span text:style-name="Source_20_Text"><text:span text:style-name="T15">expression </text:span></text:span><text:span text:style-name="Source_20_Text"><text:span text:style-name="T87">and</text:span></text:span><text:span text:style-name="Source_20_Text"><text:span text:style-name="T15"> expression</text:span></text:span></text:p>
          </table:table-cell>
          <table:table-cell table:style-name="Table1.A2" office:value-type="string">
            <text:p text:style-name="P168"><text:span text:style-name="T122">Logical</text:span> and</text:p>
          </table:table-cell>
          <table:table-cell table:style-name="Table1.A2" office:value-type="string">
            <text:p text:style-name="P164">Left</text:p>
          </table:table-cell>
          <table:table-cell table:style-name="Table1.D2" office:value-type="string">
            <text:p text:style-name="P164">10</text:p>
          </table:table-cell>
        </table:table-row>
        <table:table-row>
          <table:table-cell table:style-name="Table1.A2" office:value-type="string">
            <text:p text:style-name="P159"><text:span text:style-name="Source_20_Text"><text:span text:style-name="T15">expression </text:span></text:span><text:span text:style-name="Source_20_Text"><text:span text:style-name="T87">or</text:span></text:span><text:span text:style-name="Source_20_Text"><text:span text:style-name="T15"> expression</text:span></text:span></text:p>
          </table:table-cell>
          <table:table-cell table:style-name="Table1.A2" office:value-type="string">
            <text:p text:style-name="P168"><text:span text:style-name="T122">Logical</text:span> or</text:p>
          </table:table-cell>
          <table:table-cell table:style-name="Table1.A2" office:value-type="string">
            <text:p text:style-name="P169">Left</text:p>
          </table:table-cell>
          <table:table-cell table:style-name="Table1.D2" office:value-type="string">
            <text:p text:style-name="P169">11</text:p>
          </table:table-cell>
        </table:table-row>
        <table:table-row>
          <table:table-cell table:style-name="Table1.A2" office:value-type="string">
            <text:p text:style-name="P172"><text:span text:style-name="Source_20_Text"><text:span text:style-name="T15">expression </text:span></text:span><text:span text:style-name="Source_20_Text"><text:span text:style-name="T86">=</text:span></text:span><text:span text:style-name="Source_20_Text"><text:span text:style-name="T15"> expression</text:span></text:span></text:p>
          </table:table-cell>
          <table:table-cell table:style-name="Table1.A2" office:value-type="string">
            <text:p text:style-name="P173">Assignment</text:p>
          </table:table-cell>
          <table:table-cell table:style-name="Table1.A2" office:value-type="string">
            <text:p text:style-name="P173">Right</text:p>
          </table:table-cell>
          <table:table-cell table:style-name="Table1.D2" office:value-type="string">
            <text:p text:style-name="P173">12</text:p>
          </table:table-cell>
        </table:table-row>
      </table:table>
      <text:p text:style-name="P28"/>
      <text:p text:style-name="P339"/>
      <text:p text:style-name="P345">Subscript</text:p>
      <text:p text:style-name="Code"><text:span text:style-name="Source_20_Text"><text:span text:style-name="T14">expr</text:span></text:span><text:span text:style-name="Source_20_Text"><text:span text:style-name="T15">ession</text:span></text:span><text:span text:style-name="Source_20_Text"><text:span text:style-name="T14"> </text:span></text:span><text:span text:style-name="Source_20_Text"><text:span text:style-name="T83">[</text:span></text:span><text:span text:style-name="Source_20_Text"><text:span text:style-name="T14"> expr</text:span></text:span><text:span text:style-name="Source_20_Text"><text:span text:style-name="T15">ession</text:span></text:span><text:span text:style-name="Source_20_Text"><text:span text:style-name="T14"> </text:span></text:span><text:span text:style-name="Source_20_Text"><text:span text:style-name="T83">]</text:span></text:span></text:p>
      <text:p text:style-name="P236"><text:span text:style-name="Source_20_Text"><text:span text:style-name="T279">Constraints: </text:span></text:span><text:span text:style-name="Source_20_Text"><text:span text:style-name="T278">T</text:span></text:span><text:span text:style-name="Source_20_Text"><text:span text:style-name="T275">h</text:span></text:span><text:span text:style-name="Source_20_Text"><text:span text:style-name="T276">e left hand </text:span></text:span><text:span text:style-name="Source_20_Text"><text:span text:style-name="T278">sub-</text:span></text:span><text:span text:style-name="Source_20_Text"><text:span text:style-name="T276">expression must be the id of a variable of array type or </text:span></text:span><text:span text:style-name="Source_20_Text"><text:span text:style-name="T274">string</text:span></text:span><text:span text:style-name="Source_20_Text"><text:span text:style-name="T276"> type.</text:span></text:span><text:span text:style-name="Source_20_Text"><text:span text:style-name="T291"> </text:span></text:span><text:span text:style-name="Source_20_Text"><text:span text:style-name="T277">The </text:span></text:span><text:span text:style-name="Source_20_Text"><text:span text:style-name="T278">sub-</text:span></text:span><text:span text:style-name="Source_20_Text"><text:span text:style-name="T277">expression inside the square brackets must be of integer type.</text:span></text:span></text:p>
      <text:p text:style-name="P236"><text:span text:style-name="Source_20_Text"><text:span text:style-name="T279">Type:</text:span></text:span><text:span text:style-name="Source_20_Text"><text:span text:style-name="T281"> </text:span></text:span><text:span text:style-name="Source_20_Text"><text:span text:style-name="T278">If the left-hand </text:span></text:span><text:span text:style-name="Source_20_Text"><text:span text:style-name="T295">sub-</text:span></text:span><text:span text:style-name="Source_20_Text"><text:span text:style-name="T278">expression is a </text:span></text:span><text:span text:style-name="Source_20_Text"><text:span text:style-name="T296">string</text:span></text:span><text:span text:style-name="Source_20_Text"><text:span text:style-name="T278">, the type of this expression is </text:span></text:span><text:span text:style-name="Source_20_Text"><text:span text:style-name="T296">int8</text:span></text:span><text:span text:style-name="Source_20_Text"><text:span text:style-name="T278">. Otherwise, it will be the type of an element of the array.</text:span></text:span></text:p>
      <text:p text:style-name="P237"><text:span text:style-name="Source_20_Text"><text:span text:style-name="T283"/></text:span></text:p>
      <text:p text:style-name="P237"><text:span text:style-name="Source_20_Text"><text:span text:style-name="T283"/></text:span></text:p>
      <text:p text:style-name="P341">Unary plus and minus</text:p>
      <text:p text:style-name="P313"><text:span text:style-name="Source_20_Text"><text:span text:style-name="T91">+</text:span></text:span><text:span text:style-name="Source_20_Text"><text:span text:style-name="T96"> </text:span></text:span><text:span text:style-name="Source_20_Text"><text:span text:style-name="T15">expression</text:span></text:span></text:p>
      <text:p text:style-name="P313"><text:span text:style-name="Source_20_Text"><text:span text:style-name="T31">-</text:span></text:span><text:span text:style-name="Source_20_Text"><text:span text:style-name="T26"> expression</text:span></text:span></text:p>
      <text:p text:style-name="P238"><text:span text:style-name="Source_20_Text"><text:span text:style-name="T279">Constraints: </text:span></text:span><text:span text:style-name="Source_20_Text"><text:span text:style-name="T278">T</text:span></text:span><text:span text:style-name="Source_20_Text"><text:span text:style-name="T275">h</text:span></text:span><text:span text:style-name="Source_20_Text"><text:span text:style-name="T276">e </text:span></text:span><text:span text:style-name="Source_20_Text"><text:span text:style-name="T278">sub-</text:span></text:span><text:span text:style-name="Source_20_Text"><text:span text:style-name="T276">expression must be </text:span></text:span><text:span text:style-name="Source_20_Text"><text:span text:style-name="T282">of</text:span></text:span><text:span text:style-name="Source_20_Text"><text:span text:style-name="T276"> </text:span></text:span><text:span text:style-name="Source_20_Text"><text:span text:style-name="T288">integer</text:span></text:span><text:span text:style-name="Source_20_Text"><text:span text:style-name="T289"> or floating point</text:span></text:span><text:span text:style-name="Source_20_Text"><text:span text:style-name="T288"> type.</text:span></text:span></text:p>
      <text:p text:style-name="P241"><text:span text:style-name="Source_20_Text"><text:span text:style-name="T279">Type:</text:span></text:span><text:span text:style-name="Source_20_Text"><text:span text:style-name="T280"> </text:span></text:span><text:span text:style-name="Source_20_Text"><text:span text:style-name="T283">same as the subexpression.</text:span></text:span></text:p>
      <text:p text:style-name="P243"><text:span text:style-name="Source_20_Text"><text:span text:style-name="T283"/></text:span></text:p>
      <text:p text:style-name="P243"><text:span text:style-name="Source_20_Text"><text:span text:style-name="T283"/></text:span></text:p>
      <text:p text:style-name="P342">String concatenation</text:p>
      <text:p text:style-name="P316"><text:span text:style-name="Source_20_Text"><text:span text:style-name="T15">expression </text:span></text:span><text:span text:style-name="Source_20_Text"><text:span text:style-name="T85">+</text:span></text:span><text:span text:style-name="Source_20_Text"><text:span text:style-name="T15"> expression<text:line-break/>expression </text:span></text:span><text:span text:style-name="Source_20_Text"><text:span text:style-name="T85">-</text:span></text:span><text:span text:style-name="Source_20_Text"><text:span text:style-name="T15"> expression</text:span></text:span></text:p>
      <text:p text:style-name="P291"><text:span text:style-name="Source_20_Text"><text:span text:style-name="T15"/></text:span></text:p>
      <text:p text:style-name="P243"><text:span text:style-name="Source_20_Text"><text:span text:style-name="T279">Constraints: </text:span></text:span><text:span text:style-name="Source_20_Text"><text:span text:style-name="T290">Both sub-expressions must </text:span></text:span><text:span text:style-name="Source_20_Text"><text:span text:style-name="T292">be of </text:span></text:span><text:span text:style-name="Source_20_Text"><text:span text:style-name="T298">string</text:span></text:span><text:span text:style-name="Source_20_Text"><text:span text:style-name="T292"> type.</text:span></text:span></text:p>
      <text:p text:style-name="P243"><text:span text:style-name="Source_20_Text"><text:span text:style-name="T279">Type:</text:span></text:span><text:span text:style-name="Source_20_Text"><text:span text:style-name="T280"> </text:span></text:span><text:span text:style-name="Source_20_Text"><text:span text:style-name="T77">string</text:span></text:span><text:span text:style-name="Source_20_Text"><text:span text:style-name="T285">.</text:span></text:span></text:p>
      <text:p text:style-name="P344">Arithmetic operations</text:p>
      <text:p text:style-name="P314"><text:span text:style-name="Source_20_Text"><text:span text:style-name="T15">expression </text:span></text:span><text:span text:style-name="Source_20_Text"><text:span text:style-name="T84">*</text:span></text:span><text:span text:style-name="Source_20_Text"><text:span text:style-name="T15"> expression<text:line-break/>expression </text:span></text:span><text:span text:style-name="Source_20_Text"><text:span text:style-name="T84">/</text:span></text:span><text:span text:style-name="Source_20_Text"><text:span text:style-name="T15"> expression<text:line-break/>expression </text:span></text:span><text:span text:style-name="Source_20_Text"><text:span text:style-name="T84">%</text:span></text:span><text:span text:style-name="Source_20_Text"><text:span text:style-name="T15"> expression</text:span></text:span></text:p>
      <text:p text:style-name="P314"><text:span text:style-name="Source_20_Text"><text:span text:style-name="T15">expression </text:span></text:span><text:span text:style-name="Source_20_Text"><text:span text:style-name="T85">+</text:span></text:span><text:span text:style-name="Source_20_Text"><text:span text:style-name="T15"> expression<text:line-break/>expression </text:span></text:span><text:span text:style-name="Source_20_Text"><text:span text:style-name="T85">-</text:span></text:span><text:span text:style-name="Source_20_Text"><text:span text:style-name="T15"> expression</text:span></text:span></text:p>
      <text:p text:style-name="P290"><text:span text:style-name="Source_20_Text"><text:span text:style-name="T15"/></text:span></text:p>
      <text:p text:style-name="P239"><text:span text:style-name="Source_20_Text"><text:span text:style-name="T279">Constraints: </text:span></text:span><text:span text:style-name="Source_20_Text"><text:span text:style-name="T290">Both sub-expressions must have the exact same type. That type must be numeric, i.e., integer or floating point.</text:span></text:span></text:p>
      <text:p text:style-name="P240"><text:span text:style-name="Source_20_Text"><text:span text:style-name="T279">Type:</text:span></text:span><text:span text:style-name="Source_20_Text"><text:span text:style-name="T280"> </text:span></text:span><text:span text:style-name="Source_20_Text"><text:span text:style-name="T283">same as the </text:span></text:span><text:span text:style-name="Source_20_Text"><text:span text:style-name="T284">type of the </text:span></text:span><text:span text:style-name="Source_20_Text"><text:span text:style-name="T283">sub</text:span></text:span><text:span text:style-name="Source_20_Text"><text:span text:style-name="T284">-</text:span></text:span><text:span text:style-name="Source_20_Text"><text:span text:style-name="T283">expression</text:span></text:span><text:span text:style-name="Source_20_Text"><text:span text:style-name="T284">s</text:span></text:span><text:span text:style-name="Source_20_Text"><text:span text:style-name="T283">.</text:span></text:span></text:p>
      <text:p text:style-name="P240"><text:span text:style-name="Source_20_Text"><text:span text:style-name="T283"/></text:span></text:p>
      <text:p text:style-name="P240"><text:span text:style-name="Source_20_Text"><text:span text:style-name="T285"/></text:span></text:p>
      <text:p text:style-name="P340"><text:span text:style-name="T297">Bitwise operations</text:span></text:p>
      <text:p text:style-name="P315"><text:span text:style-name="Source_20_Text"><text:span text:style-name="T84">~</text:span></text:span><text:span text:style-name="Source_20_Text"><text:span text:style-name="T96"> </text:span></text:span><text:span text:style-name="Source_20_Text"><text:span text:style-name="T15">expression</text:span></text:span></text:p>
      <text:p text:style-name="P315"><text:span text:style-name="Source_20_Text"><text:span text:style-name="T15">expression </text:span></text:span><text:span text:style-name="Source_20_Text"><text:span text:style-name="T85">&lt;&lt;</text:span></text:span><text:span text:style-name="Source_20_Text"><text:span text:style-name="T15"> expression</text:span></text:span></text:p>
      <text:p text:style-name="P315"><text:span text:style-name="Source_20_Text"><text:span text:style-name="T15">expression </text:span></text:span><text:span text:style-name="Source_20_Text"><text:span text:style-name="T85">&gt;&gt;</text:span></text:span><text:span text:style-name="Source_20_Text"><text:span text:style-name="T15"> expression</text:span></text:span></text:p>
      <text:p text:style-name="P314"><text:span text:style-name="Source_20_Text"><text:span text:style-name="T15">expression </text:span></text:span><text:span text:style-name="Source_20_Text"><text:span text:style-name="T87">&amp;</text:span></text:span><text:span text:style-name="Source_20_Text"><text:span text:style-name="T15"> expression</text:span></text:span></text:p>
      <text:p text:style-name="P314"><text:span text:style-name="Source_20_Text"><text:span text:style-name="T15">expression </text:span></text:span><text:span text:style-name="Source_20_Text"><text:span text:style-name="T87">|</text:span></text:span><text:span text:style-name="Source_20_Text"><text:span text:style-name="T15"> expression</text:span></text:span></text:p>
      <text:p text:style-name="P241"><text:span text:style-name="Source_20_Text"><text:span text:style-name="T279">Constraints: </text:span></text:span><text:span text:style-name="Source_20_Text"><text:span text:style-name="T278">T</text:span></text:span><text:span text:style-name="Source_20_Text"><text:span text:style-name="T275">h</text:span></text:span><text:span text:style-name="Source_20_Text"><text:span text:style-name="T276">e </text:span></text:span><text:span text:style-name="Source_20_Text"><text:span text:style-name="T278">sub-</text:span></text:span><text:span text:style-name="Source_20_Text"><text:span text:style-name="T276">expression</text:span></text:span><text:span text:style-name="Source_20_Text"><text:span text:style-name="T293">s</text:span></text:span><text:span text:style-name="Source_20_Text"><text:span text:style-name="T276"> must be </text:span></text:span><text:span text:style-name="Source_20_Text"><text:span text:style-name="T282">of</text:span></text:span><text:span text:style-name="Source_20_Text"><text:span text:style-name="T276"> </text:span></text:span><text:span text:style-name="Source_20_Text"><text:span text:style-name="T288">integer type.</text:span></text:span><text:span text:style-name="Source_20_Text"><text:span text:style-name="T294"> For binary operations, both sub-expressions must have the exact same type.</text:span></text:span></text:p>
      <text:p text:style-name="P241"><text:span text:style-name="Source_20_Text"><text:span text:style-name="T279">Type:</text:span></text:span><text:span text:style-name="Source_20_Text"><text:span text:style-name="T280"> </text:span></text:span><text:span text:style-name="Source_20_Text"><text:span text:style-name="T283">same as the </text:span></text:span><text:span text:style-name="Source_20_Text"><text:span text:style-name="T284">type of the </text:span></text:span><text:span text:style-name="Source_20_Text"><text:span text:style-name="T283">sub</text:span></text:span><text:span text:style-name="Source_20_Text"><text:span text:style-name="T284">-</text:span></text:span><text:span text:style-name="Source_20_Text"><text:span text:style-name="T283">expression</text:span></text:span><text:span text:style-name="Source_20_Text"><text:span text:style-name="T286">s</text:span></text:span><text:span text:style-name="Source_20_Text"><text:span text:style-name="T283">.</text:span></text:span></text:p>
      <text:p text:style-name="P241"><text:span text:style-name="Source_20_Text"><text:span text:style-name="T283"/></text:span></text:p>
      <text:p text:style-name="P346"><text:span text:style-name="T299">Boolean operations</text:span></text:p>
      <text:p text:style-name="P314"><text:span text:style-name="Source_20_Text">not</text:span><text:span text:style-name="Source_20_Text"><text:span text:style-name="T96"> </text:span></text:span><text:span text:style-name="Source_20_Text"><text:span text:style-name="T15">expression</text:span></text:span></text:p>
      <text:p text:style-name="P317"><text:span text:style-name="Source_20_Text"><text:span text:style-name="T15">expression </text:span></text:span><text:span text:style-name="Source_20_Text"><text:span text:style-name="T85">&lt;</text:span></text:span><text:span text:style-name="Source_20_Text"><text:span text:style-name="T15"> expression</text:span></text:span></text:p>
      <text:p text:style-name="P318"><text:span text:style-name="Source_20_Text"><text:span text:style-name="T15">expression </text:span></text:span><text:span text:style-name="Source_20_Text"><text:span text:style-name="T85">&lt;=</text:span></text:span><text:span text:style-name="Source_20_Text"><text:span text:style-name="T15"> expression</text:span></text:span></text:p>
      <text:p text:style-name="P318"><text:span text:style-name="Source_20_Text"><text:span text:style-name="T15">expression </text:span></text:span><text:span text:style-name="Source_20_Text"><text:span text:style-name="T85">=</text:span></text:span><text:span text:style-name="Source_20_Text"><text:span text:style-name="T92">=</text:span></text:span><text:span text:style-name="Source_20_Text"><text:span text:style-name="T15"> expression</text:span></text:span></text:p>
      <text:p text:style-name="P318"><text:span text:style-name="Source_20_Text"><text:span text:style-name="T15">expression </text:span></text:span><text:span text:style-name="Source_20_Text"><text:span text:style-name="T92">!</text:span></text:span><text:span text:style-name="Source_20_Text"><text:span text:style-name="T85">=</text:span></text:span><text:span text:style-name="Source_20_Text"><text:span text:style-name="T15"> expression</text:span></text:span></text:p>
      <text:p text:style-name="P317"><text:span text:style-name="Source_20_Text"><text:span text:style-name="T15">expression </text:span></text:span><text:span text:style-name="Source_20_Text"><text:span text:style-name="T85">&gt;=</text:span></text:span><text:span text:style-name="Source_20_Text"><text:span text:style-name="T15"> expression</text:span></text:span></text:p>
      <text:p text:style-name="P317"><text:span text:style-name="Source_20_Text"><text:span text:style-name="T15">expression </text:span></text:span><text:span text:style-name="Source_20_Text"><text:span text:style-name="T85">&gt;</text:span></text:span><text:span text:style-name="Source_20_Text"><text:span text:style-name="T15"> expression</text:span></text:span></text:p>
      <text:p text:style-name="P314"><text:span text:style-name="Source_20_Text"><text:span text:style-name="T15">expression </text:span></text:span><text:span text:style-name="Source_20_Text"><text:span text:style-name="T87">and</text:span></text:span><text:span text:style-name="Source_20_Text"><text:span text:style-name="T15"> expression</text:span></text:span></text:p>
      <text:p text:style-name="P314"><text:span text:style-name="Source_20_Text"><text:span text:style-name="T15">expression </text:span></text:span><text:span text:style-name="Source_20_Text"><text:span text:style-name="T87">or</text:span></text:span><text:span text:style-name="Source_20_Text"><text:span text:style-name="T15"> expression</text:span></text:span></text:p>
      <text:p text:style-name="P242"><text:span text:style-name="Source_20_Text"><text:span text:style-name="T279">Constraints: </text:span></text:span><text:span text:style-name="Source_20_Text"><text:span text:style-name="T278">T</text:span></text:span><text:span text:style-name="Source_20_Text"><text:span text:style-name="T275">h</text:span></text:span><text:span text:style-name="Source_20_Text"><text:span text:style-name="T276">e </text:span></text:span><text:span text:style-name="Source_20_Text"><text:span text:style-name="T278">sub-</text:span></text:span><text:span text:style-name="Source_20_Text"><text:span text:style-name="T276">expression</text:span></text:span><text:span text:style-name="Source_20_Text"><text:span text:style-name="T293">s</text:span></text:span><text:span text:style-name="Source_20_Text"><text:span text:style-name="T276"> must be </text:span></text:span><text:span text:style-name="Source_20_Text"><text:span text:style-name="T282">of</text:span></text:span><text:span text:style-name="Source_20_Text"><text:span text:style-name="T276"> </text:span></text:span><text:span text:style-name="Source_20_Text"><text:span text:style-name="T300">bool</text:span></text:span><text:span text:style-name="Source_20_Text"><text:span text:style-name="T288"> type.</text:span></text:span></text:p>
      <text:p text:style-name="P242"><text:span text:style-name="Source_20_Text"><text:span text:style-name="T279">Type:</text:span></text:span><text:span text:style-name="Source_20_Text"><text:span text:style-name="T280"> </text:span></text:span><text:span text:style-name="Source_20_Text"><text:span text:style-name="T135">bool</text:span></text:span></text:p>
      <text:p text:style-name="P239"><text:span text:style-name="Source_20_Text"><text:span text:style-name="T283"/></text:span></text:p>
      <text:p text:style-name="P239"><text:span text:style-name="Source_20_Text"><text:span text:style-name="T283"/></text:span></text:p>
      <text:p text:style-name="P343"><text:span text:style-name="T301">Assignment</text:span></text:p>
      <text:p text:style-name="P319"><text:span text:style-name="Source_20_Text"><text:span text:style-name="T15">expression </text:span></text:span><text:span text:style-name="Source_20_Text"><text:span text:style-name="T93">=</text:span></text:span><text:span text:style-name="Source_20_Text"><text:span text:style-name="T15"> expression</text:span></text:span></text:p>
      <text:p text:style-name="P292"><text:span text:style-name="Source_20_Text"><text:span text:style-name="T15"/></text:span></text:p>
      <text:p text:style-name="P244"><text:span text:style-name="Source_20_Text"><text:span text:style-name="T279">Constraints: </text:span></text:span><text:span text:style-name="Source_20_Text"><text:span text:style-name="T287">The left-hand sub-expression must be an id. Both sub-expressions must have the same type.</text:span></text:span></text:p>
      <text:p text:style-name="Text_20_body"><text:span text:style-name="Source_20_Text"><text:span text:style-name="T279">Type:</text:span></text:span><text:span text:style-name="Source_20_Text"><text:span text:style-name="T280"> </text:span></text:span><text:span text:style-name="Source_20_Text"><text:span text:style-name="T275">same as the type of the right-hand sub-expression.</text:span></text:span></text:p>
      <text:p text:style-name="P236"><text:span text:style-name="Source_20_Text"><text:span text:style-name="T278"/></text:span></text:p>
      <text:p text:style-name="P236"><text:span text:style-name="Source_20_Text"><text:span text:style-name="T278"/></text:span></text:p>
      <text:p text:style-name="Text_20_body"><text:span text:style-name="Source_20_Text"><text:span text:style-name="T277"/></text:span></text:p>
      <text:p text:style-name="Heading_20_4"><text:span text:style-name="Source_20_Text"/></text:p>
      <text:h text:style-name="P288" text:outline-level="3"><text:bookmark-start text:name="__RefHeading___Toc2374_678818557"/>Function Call<text:bookmark-end text:name="__RefHeading___Toc2374_678818557"/></text:h>
      <text:p text:style-name="P29"><text:tab/>A function call expression has the form:</text:p>
      <text:p text:style-name="P81">function-call</text:p>
      <text:p text:style-name="P82"><text:span text:style-name="T14"><text:s text:c="4"/>id</text:span> <text:span text:style-name="T32">(</text:span> <text:span text:style-name="T14">expression-list</text:span><text:span text:style-name="T125">opt</text:span><text:span text:style-name="T1"> </text:span><text:span text:style-name="T7">)</text:span></text:p>
      <text:p text:style-name="P85"/>
      <text:p text:style-name="P64"><text:span text:style-name="T1">e</text:span><text:span text:style-name="T8">xpression-list</text:span></text:p>
      <text:p text:style-name="P84"><text:s text:c="4"/>expression</text:p>
      <text:p text:style-name="P82"><text:span text:style-name="T10"><text:s text:c="4"/>expression-list </text:span><text:span text:style-name="T2">,</text:span><text:span text:style-name="T10"> expression</text:span></text:p>
      <text:p text:style-name="P30"><text:tab/>The value of the function call expression is the value returned by the function being called. Example:</text:p>
      <text:p text:style-name="P320">sum(1, 1)</text:p>
      <text:p text:style-name="P245"><text:tab/>The type of a function call expression is the return type of the called function.</text:p>
      <text:h text:style-name="P288" text:outline-level="3"><text:bookmark-start text:name="__RefHeading___Toc2376_678818557"/>Conditional<text:bookmark-end text:name="__RefHeading___Toc2376_678818557"/></text:h>
      <text:p text:style-name="P31"><text:tab/>A conditional expression has the form<text:span text:style-name="T129">:</text:span></text:p>
      <text:p text:style-name="P72">conditional</text:p>
      <text:p text:style-name="P72"><text:s text:c="4"/>if elseifs<text:span text:style-name="T124">opt</text:span> else<text:span text:style-name="T124">opt</text:span></text:p>
      <text:p text:style-name="P92"/>
      <text:p text:style-name="P83">if</text:p>
      <text:p text:style-name="P83"><text:s text:c="4"/><text:span text:style-name="T83">if</text:span> expression block</text:p>
      <text:p text:style-name="P83"/>
      <text:p text:style-name="P83">elseifs:</text:p>
      <text:p text:style-name="P83"><text:s text:c="4"/>elseif</text:p>
      <text:p text:style-name="P83"><text:s text:c="4"/>elseifs elseif</text:p>
      <text:p text:style-name="P83"/>
      <text:p text:style-name="P83">elseif:</text:p>
      <text:p text:style-name="P83"><text:s text:c="4"/><text:span text:style-name="T83">elif</text:span> expression block</text:p>
      <text:p text:style-name="P83"/>
      <text:p text:style-name="P83">else:</text:p>
      <text:p text:style-name="P90"><text:span text:style-name="T9"><text:s text:c="4"/></text:span><text:span text:style-name="T4">else</text:span><text:span text:style-name="T9"> block</text:span></text:p>
      <text:p text:style-name="P32"><text:tab/>Note that it doesn't require parenthesis around the expression being tested. <text:span text:style-name="T272">The predicate must evaluate to a boolean value</text:span>. Since conditionals are <text:span text:style-name="T14">expressions</text:span><text:span text:style-name="T95">, it's value is the value of the last statement executed inside its </text:span><text:span text:style-name="T14">block</text:span><text:span text:style-name="T95">. Example:</text:span></text:p>
      <text:p text:style-name="P86"><text:span text:style-name="T32">if</text:span> x == 1 {</text:p>
      <text:p text:style-name="P86"><text:s text:c="4"/>"one";</text:p>
      <text:p text:style-name="P86">} <text:span text:style-name="T32">elif</text:span> x == 2 {</text:p>
      <text:p text:style-name="P86"><text:s text:c="4"/>"two";</text:p>
      <text:p text:style-name="P86">} <text:span text:style-name="T32">else</text:span> {</text:p>
      <text:p text:style-name="P86"><text:s text:c="4"/>"<text:span text:style-name="T130">not one nor two</text:span>";</text:p>
      <text:p text:style-name="P86">}</text:p>
      <text:p text:style-name="P254"><text:span text:style-name="T303"><text:tab/>A conditional expression block must end with an expression statement. The type of a conditional expression block is the type of the last expression in the block. All blocks must have the same type. The type of the whole conditional expression is the type of its blocks.</text:span></text:p>
      <text:h text:style-name="P288" text:outline-level="3"><text:bookmark-start text:name="__RefHeading___Toc2380_678818557"/>Match<text:bookmark-end text:name="__RefHeading___Toc2380_678818557"/></text:h>
      <text:p text:style-name="P33"><text:tab/>The match expression is similar to C's <text:span text:style-name="Code">switch</text:span>. Its purpose is to test a single expression against possible values and execute the block associated with the matched expression. If there is no match, the program halts with an error.</text:p>
      <text:p text:style-name="P73">match</text:p>
      <text:p text:style-name="P73"><text:s text:c="4"/><text:span text:style-name="T83">match</text:span> expression match-block</text:p>
      <text:p text:style-name="P73"/>
      <text:p text:style-name="P73">match-block</text:p>
      <text:p text:style-name="P73"><text:s text:c="4"/><text:span text:style-name="T83">{</text:span> match-arms <text:span text:style-name="T83">}</text:span></text:p>
      <text:p text:style-name="P73"/>
      <text:p text:style-name="P73">match-arms</text:p>
      <text:p text:style-name="P73"><text:s text:c="4"/>match-arm</text:p>
      <text:p text:style-name="P73"><text:s text:c="4"/>match-arms match-arm</text:p>
      <text:p text:style-name="P73"/>
      <text:p text:style-name="P73">match-arm</text:p>
      <text:p text:style-name="P89"><text:span text:style-name="T18"><text:s text:c="4"/>expression </text:span><text:span text:style-name="T89">-&gt;</text:span><text:span text:style-name="T18"> block</text:span></text:p>
      <text:p text:style-name="P34"><text:tab/>Example:</text:p>
      <text:p text:style-name="P87"><text:span text:style-name="T32">match</text:span> 3 {</text:p>
      <text:p text:style-name="P87"><text:s text:c="4"/>1 <text:span text:style-name="T32">-&gt;</text:span> { "one"; <text:span text:style-name="T142"><text:s text:c="2"/></text:span>}</text:p>
      <text:p text:style-name="P87"><text:s text:c="4"/>2 <text:span text:style-name="T32">-&gt;</text:span> { "two"; <text:span text:style-name="T142"><text:s text:c="2"/></text:span>}</text:p>
      <text:p text:style-name="P87"><text:s text:c="4"/>3 <text:span text:style-name="T32">-&gt;</text:span> { "three"; }</text:p>
      <text:p text:style-name="P329"><text:s text:c="4"/>_ -&gt; { "something else"; }</text:p>
      <text:p text:style-name="P330"><text:span text:style-name="T310">}</text:span></text:p>
      <text:p text:style-name="P256"><text:span text:style-name="T311"><text:tab/>A match arm block must end with an expression statement. The type of a match arm <text:s/>block is the type of the last expression in the block. All arm blocks must have the same type. The type of the whole match expression is the type of its blocks.</text:span></text:p>
      <text:h text:style-name="P285" text:outline-level="2"><text:bookmark-start text:name="__RefHeading___Toc3590_678818557"/>Blocks<text:span text:style-name="T307"> and block statements</text:span><text:bookmark-end text:name="__RefHeading___Toc3590_678818557"/></text:h>
      <text:p text:style-name="P35"><text:tab/><text:span text:style-name="T32">Blocks</text:span> are used in a few of BitTwiddler's constructs. They are not expressions; they can only appear in certain specific places. <text:span text:style-name="T307">When they are used in if and match expressions, blocks can have a type; the type of a block is the type of its last statement, if the last statement is an expression.</text:span></text:p>
      <text:p text:style-name="P74">block</text:p>
      <text:p text:style-name="P74"><text:s text:c="4"/><text:span text:style-name="T83">{</text:span> block-<text:span text:style-name="T133">statements</text:span><text:span text:style-name="T124">opt</text:span> <text:span text:style-name="T83">}</text:span></text:p>
      <text:p text:style-name="P74"/>
      <text:p text:style-name="P75">block-<text:span text:style-name="T133">statements</text:span></text:p>
      <text:p text:style-name="P75"><text:s text:c="4"/>block-<text:span text:style-name="T133">statement</text:span></text:p>
      <text:p text:style-name="P75"><text:s text:c="4"/>block-<text:span text:style-name="T132">statements</text:span> block-<text:span text:style-name="T133">statement</text:span></text:p>
      <text:p text:style-name="P74"/>
      <text:p text:style-name="P75">block-<text:span text:style-name="T133">statement</text:span></text:p>
      <text:p text:style-name="P308"><text:s text:c="4"/>var</text:p>
      <text:p text:style-name="P74"><text:s text:c="4"/>expr <text:span text:style-name="T83">;</text:span></text:p>
      <text:p text:style-name="P74"><text:s text:c="4"/><text:span text:style-name="T83">return</text:span> expr <text:span text:style-name="T83">;</text:span></text:p>
      <text:p text:style-name="P305"><text:span text:style-name="T83"><text:s text:c="4"/></text:span><text:span text:style-name="T76">for</text:span></text:p>
      <text:p text:style-name="P305"><text:span text:style-name="T83"><text:s text:c="4"/></text:span><text:span text:style-name="T76">while</text:span></text:p>
      <text:p text:style-name="P311"/>
      <text:p text:style-name="P36"><text:tab/>Hence, each<text:span text:style-name="T133"> block statement can be a variable declaration, an expression, a </text:span><text:span text:style-name="Code">return</text:span><text:span text:style-name="T133"> statement (</text:span><text:span text:style-name="Code">return</text:span><text:span text:style-name="T133"> statements are only semantically valid in </text:span><text:span text:style-name="Code">function</text:span><text:span text:style-name="T133"> blocks), a for statement or a while statement.</text:span></text:p>
      <text:p text:style-name="P40"><text:tab/>Variables<text:span text:style-name="T273"> </text:span>that are declared inside a block have the local scope of the block.</text:p>
      <text:p text:style-name="P35"/>
      <text:h text:style-name="P288" text:outline-level="3"><text:bookmark-start text:name="__RefHeading___Toc3592_678818557"/>Variables<text:bookmark-end text:name="__RefHeading___Toc3592_678818557"/></text:h>
      <text:p text:style-name="P37"><text:tab/>Variables are used as labels to values in memory. The same syntax is used to define both global and local-scope variables and template fields:</text:p>
      <text:p text:style-name="P76">var<text:span text:style-name="T137">iable</text:span></text:p>
      <text:p text:style-name="P76"><text:s text:c="4"/><text:span text:style-name="T83">var</text:span> <text:span text:style-name="T1">id </text:span><text:span text:style-name="T2">:</text:span><text:span text:style-name="T1"> type </text:span><text:span text:style-name="T2">=</text:span><text:span text:style-name="T1"> expr</text:span><text:span text:style-name="T11">ession</text:span><text:span text:style-name="T1"> </text:span><text:span text:style-name="T2">;</text:span><text:span text:style-name="T3"> <text:s text:c="6"/></text:span><text:span text:style-name="T13">(1)</text:span></text:p>
      <text:p text:style-name="P77"><text:span text:style-name="T1"><text:s text:c="4"/></text:span><text:span text:style-name="T2">var</text:span><text:span text:style-name="T1"> id <text:s text:c="7"/></text:span><text:span text:style-name="T2">=</text:span><text:span text:style-name="T1"> expr</text:span><text:span text:style-name="T11">ession</text:span><text:span text:style-name="T1"> </text:span><text:span text:style-name="T2">;</text:span><text:span text:style-name="T3"> <text:s text:c="6"/></text:span><text:span text:style-name="T13">(2)</text:span></text:p>
      <text:p text:style-name="P76"><text:span text:style-name="T1"><text:s text:c="4"/></text:span><text:span text:style-name="T2">var</text:span><text:span text:style-name="T1"> id </text:span><text:span text:style-name="T2">:</text:span><text:span text:style-name="T1"> type <text:s text:c="6"/></text:span><text:span text:style-name="T12"><text:s text:c="6"/></text:span><text:span text:style-name="T1"><text:s/></text:span><text:span text:style-name="T2">;</text:span><text:span text:style-name="T3"> <text:s text:c="6"/></text:span><text:span text:style-name="T13">(3)</text:span></text:p>
      <text:h text:style-name="P286" text:outline-level="3" text:is-list-header="true"/>
      <text:p text:style-name="P250"><text:span text:style-name="T134"><text:tab/>Form (1) assigns the value of the </text:span><text:span text:style-name="T17">expression</text:span><text:span text:style-name="T134"> on the right hand side to the identifier </text:span><text:span text:style-name="T17">id</text:span><text:span text:style-name="T134">, with the specified </text:span><text:span text:style-name="T17">type</text:span><text:span text:style-name="T134">. </text:span></text:p>
      <text:p text:style-name="P250"><text:span text:style-name="T308"><text:tab/>In form (2) </text:span><text:span text:style-name="T17">id</text:span><text:span text:style-name="T134"> will take the type of the expression on the right hand side.</text:span></text:p>
      <text:p text:style-name="P255"><text:span text:style-name="T308"><text:tab/>Now, in form (3), when</text:span><text:span text:style-name="T35"> </text:span><text:span text:style-name="T78">an expression is not specified,</text:span><text:span text:style-name="T35"> </text:span><text:span text:style-name="T37">then </text:span><text:span text:style-name="T35">the value is </text:span><text:span text:style-name="T54">automatically </text:span><text:span text:style-name="T35">read from the standard input</text:span><text:span text:style-name="T36"><text:note text:id="ftn1" text:note-class="footnote"><text:note-citation>1</text:note-citation><text:note-body><text:p text:style-name="P214"><text:s/>This is an unique BitTwiddler feature. If a variable is declared without and immediate value, an appropriate value is read from the standard input.</text:p></text:note-body></text:note></text:span><text:span text:style-name="T35">.</text:span></text:p>
      <text:h text:style-name="P289" text:outline-level="3"><text:bookmark-start text:name="__RefHeading___Toc2378_678818557"/>F<text:span text:style-name="T123">o</text:span>r<text:bookmark-end text:name="__RefHeading___Toc2378_678818557"/></text:h>
      <text:p text:style-name="P251"><text:tab/>The for <text:span text:style-name="T305">statement</text:span> <text:span text:style-name="T304">iterates over the items of an iterable expression. It has the following form:</text:span></text:p>
      <text:p text:style-name="P309">for</text:p>
      <text:p text:style-name="P321"><text:span text:style-name="T14"><text:s text:c="4"/></text:span><text:span text:style-name="T83">for</text:span><text:span text:style-name="T14"> </text:span><text:span text:style-name="T27">id</text:span><text:span text:style-name="T126">1</text:span><text:span text:style-name="T90">,</text:span><text:span text:style-name="T28"> id</text:span><text:span text:style-name="T127">2</text:span><text:span text:style-name="T14"> </text:span><text:span text:style-name="T83">in</text:span><text:span text:style-name="T14"> expression block</text:span></text:p>
      <text:p text:style-name="P246"><text:tab/><text:span text:style-name="T107">This is </text:span><text:span text:style-name="T108">somewhat a shorthand for:</text:span></text:p>
      <text:p text:style-name="P322"><text:span text:style-name="T32">var</text:span><text:span text:style-name="T62"> </text:span><text:span text:style-name="T29">&lt;id</text:span><text:span text:style-name="T128">1</text:span><text:span text:style-name="T29">&gt;</text:span><text:span text:style-name="T62">:</text:span><text:span text:style-name="T32">uint64</text:span><text:span text:style-name="T62"> = 0;</text:span></text:p>
      <text:p text:style-name="P322"><text:span text:style-name="T32">var</text:span><text:span text:style-name="T62"> </text:span><text:span text:style-name="T29">&lt;id</text:span><text:span text:style-name="T128">2</text:span><text:span text:style-name="T29">&gt;</text:span><text:span text:style-name="T62">:</text:span><text:span text:style-name="T29">&lt;type of array element&gt;</text:span><text:span text:style-name="T62"> = &lt;empty&gt;;</text:span></text:p>
      <text:p text:style-name="P322"><text:span text:style-name="T32"/></text:p>
      <text:p text:style-name="P322"><text:span text:style-name="T32">while </text:span><text:span text:style-name="T29">&lt;id</text:span><text:span text:style-name="T128">1</text:span><text:span text:style-name="T29">&gt;</text:span><text:span text:style-name="T62"> </text:span><text:span text:style-name="T32">&lt;</text:span><text:span text:style-name="T62"> len(</text:span><text:span text:style-name="T29">&lt;expression&gt;</text:span><text:span text:style-name="T62">) </text:span><text:span text:style-name="T32">{</text:span></text:p>
      <text:p text:style-name="P323"><text:s text:c="4"/><text:span text:style-name="T14">&lt;id</text:span><text:span text:style-name="T125">2</text:span><text:span text:style-name="T14">&gt;</text:span> = <text:span text:style-name="T14">&lt;expression&gt;</text:span>[<text:span text:style-name="T14">&lt;id</text:span><text:span text:style-name="T125">1</text:span><text:span text:style-name="T14">&gt;</text:span>];</text:p>
      <text:p text:style-name="P323"><text:s text:c="4"/><text:span text:style-name="T14">&lt;block&gt;</text:span></text:p>
      <text:p text:style-name="P323"><text:s text:c="4"/><text:span text:style-name="T14">&lt;id</text:span><text:span text:style-name="T125">1</text:span><text:span text:style-name="T14">&gt;</text:span> = <text:span text:style-name="T14">&lt;id</text:span><text:span text:style-name="T125">1</text:span><text:span text:style-name="T14">&gt;</text:span> + 1;</text:p>
      <text:p text:style-name="P312">}</text:p>
      <text:p text:style-name="P248"><text:span text:style-name="T32">Caveat:</text:span> <text:span text:style-name="T14">id</text:span><text:span text:style-name="T125">1</text:span> and <text:span text:style-name="T14">id</text:span><text:span text:style-name="T125">2</text:span> are scoped to the inner block.</text:p>
      <text:p text:style-name="P247"><text:span text:style-name="T32">Constraints:</text:span> <text:span text:style-name="T14">expression</text:span> must be of type <text:span text:style-name="Source_20_Text">string</text:span> or of type array.</text:p>
      <text:p text:style-name="P247"/>
      <text:p text:style-name="P249"><text:tab/>Example:</text:p>
      <text:p text:style-name="P324"><text:span text:style-name="T32">var</text:span> one_two_three:<text:span text:style-name="T32">uint8</text:span>[] = [1, 2, 3];</text:p>
      <text:p text:style-name="P324"/>
      <text:p text:style-name="P324"><text:span text:style-name="T32">for</text:span> idx, item <text:span text:style-name="T32">in</text:span> one_two_three {</text:p>
      <text:p text:style-name="P324"><text:s text:c="4"/>emit("one_two_three[{idx}] = {item}\n");</text:p>
      <text:p text:style-name="P324">}</text:p>
      <text:p text:style-name="P324"/>
      <text:p text:style-name="P325"># Prints:</text:p>
      <text:p text:style-name="P325"># <text:s text:c="2"/>one_two_three[0] = 1</text:p>
      <text:p text:style-name="P325"># <text:s text:c="2"/>one_two_three[1] = 2</text:p>
      <text:p text:style-name="P325"># <text:s text:c="2"/>one_two_three[2] = 3</text:p>
      <text:p text:style-name="P246"/>
      <text:p text:style-name="P246"/>
      <text:h text:style-name="P287" text:outline-level="3"/>
      <text:h text:style-name="P289" text:outline-level="3"><text:bookmark-start text:name="__RefHeading___Toc3588_678818557"/>While<text:bookmark-end text:name="__RefHeading___Toc3588_678818557"/></text:h>
      <text:p text:style-name="P252"><text:tab/>The <text:span text:style-name="Code">while</text:span> <text:span text:style-name="T309">statement</text:span> repeatedly executes a block of instructions while the evaluated expression remains true.</text:p>
      <text:p text:style-name="P310">while</text:p>
      <text:p text:style-name="P310"><text:s text:c="4"/><text:span text:style-name="T83">while</text:span> expression block</text:p>
      <text:p text:style-name="P253"><text:tab/>Example:</text:p>
      <text:p text:style-name="P327"/>
      <text:p text:style-name="P326"><text:span text:style-name="T32">var</text:span> i = 0;</text:p>
      <text:p text:style-name="P326"><text:span text:style-name="T32">while</text:span> i &lt; 10 {</text:p>
      <text:p text:style-name="P326"><text:s text:c="4"/>i = i + 1;</text:p>
      <text:p text:style-name="P326">};</text:p>
      <text:h text:style-name="Heading_20_2" text:outline-level="2"><text:bookmark-start text:name="__RefHeading___Toc3594_678818557"/>Functions<text:bookmark-end text:name="__RefHeading___Toc3594_678818557"/></text:h>
      <text:p text:style-name="P38"><text:tab/>Functions are named blocks of code that can be executed with parameters. They are defined as:</text:p>
      <text:p text:style-name="P78">function</text:p>
      <text:p text:style-name="P78"><text:s text:c="4"/><text:span text:style-name="T83">func</text:span> id parameters<text:span text:style-name="T124">opt</text:span> <text:span text:style-name="T83">:</text:span> type block</text:p>
      <text:p text:style-name="P78"/>
      <text:p text:style-name="P78">parameters</text:p>
      <text:p text:style-name="P78"><text:s text:c="4"/><text:span text:style-name="T83">(</text:span> parameters-list <text:span text:style-name="T83">)</text:span></text:p>
      <text:p text:style-name="P78"/>
      <text:p text:style-name="P78">parameters-list</text:p>
      <text:p text:style-name="P78"><text:s text:c="4"/>parameter</text:p>
      <text:p text:style-name="P78"><text:s text:c="4"/>parameters-list <text:span text:style-name="T83">,</text:span> parameter</text:p>
      <text:p text:style-name="P78"/>
      <text:p text:style-name="P78">parameter</text:p>
      <text:p text:style-name="P78"><text:s text:c="4"/>id <text:span text:style-name="T83">:</text:span> type</text:p>
      <text:p text:style-name="Text_20_body"/>
      <text:p text:style-name="P39"><text:tab/>Example:</text:p>
      <text:p text:style-name="P88"><text:span text:style-name="T32">func</text:span> sum <text:span text:style-name="T32">(</text:span>a<text:span text:style-name="T32">:</text:span>int64, b<text:span text:style-name="T32">:</text:span>int64<text:span text:style-name="T32">)</text:span><text:span text:style-name="T136"> : int64</text:span> {</text:p>
      <text:p text:style-name="P88"><text:s text:c="4"/>a + b;</text:p>
      <text:p text:style-name="P88">}</text:p>
      <text:h text:style-name="P285" text:outline-level="2"><text:bookmark-start text:name="__RefHeading___Toc3602_678818557"/>Program<text:bookmark-end text:name="__RefHeading___Toc3602_678818557"/></text:h>
      <text:p text:style-name="P41"><text:tab/>A BitTwiddler program has the following structure:</text:p>
      <text:p text:style-name="P79">program</text:p>
      <text:p text:style-name="P79"><text:s text:c="4"/>decls<text:span text:style-name="T124">opt</text:span> <text:span text:style-name="T94">main</text:span> block <text:span text:style-name="T83">EOF</text:span></text:p>
      <text:p text:style-name="P79"/>
      <text:p text:style-name="P79">decls</text:p>
      <text:p text:style-name="P79"><text:s text:c="4"/>decl</text:p>
      <text:p text:style-name="P79"><text:s text:c="4"/>decls decl</text:p>
      <text:p text:style-name="P79"/>
      <text:p text:style-name="P79">decl</text:p>
      <text:p text:style-name="P307"><text:s text:c="4"/>variable</text:p>
      <text:p text:style-name="P79"><text:s text:c="4"/>function</text:p>
      <text:p text:style-name="P257"><text:tab/>Variables and functions declared in <text:span text:style-name="T14">decls</text:span> have global scope. The <text:span text:style-name="Code"><text:span text:style-name="T306">main</text:span></text:span> block is the entry point of the program.<text:span text:style-name="T138"> </text:span></text:p>
      <text:p text:style-name="P257"/>
      <text:h text:style-name="P281" text:outline-level="2">Type inference</text:h>
      <text:p text:style-name="P258"><text:tab/>Wherever possible, BitTwiddler can infer types. For example, in the following snippet:</text:p>
      <text:p text:style-name="P331"><text:span text:style-name="T32">var</text:span> x = true;</text:p>
      <text:p text:style-name="P258"><text:tab/>The variable x has its type inferred to be <text:span text:style-name="Source_20_Text">bool</text:span>. However, this is not always possible. Take, for example:</text:p>
      <text:p text:style-name="P331"><text:span text:style-name="T32">var</text:span> y = 1;</text:p>
      <text:p text:style-name="P258"><text:tab/>The value <text:span text:style-name="Source_20_Text">1</text:span> is an integer, but BitTwiddler has several integer types; therefore, the compiler will not be able to infer <text:span text:style-name="Source_20_Text">y</text:span>'s type in this case, and compilation will fail.<text:span text:style-name="T312"> Type inference works even for more complicated expressions:</text:span></text:p>
      <text:p text:style-name="P332"><text:span text:style-name="T32">var</text:span> z = <text:span text:style-name="T32">if</text:span> x { <text:span text:style-name="T32">var</text:span> w:<text:span text:style-name="T32">int8</text:span> = 1; w; } <text:span text:style-name="T32">else</text:span> { <text:span text:style-name="T32">var</text:span> q:<text:span text:style-name="T32">int8</text:span>; q; };</text:p>
      <text:p text:style-name="P259"><text:tab/>The variable <text:span text:style-name="Source_20_Text">z</text:span> will have <text:span text:style-name="Source_20_Text">int8</text:span> type. </text:p>
      <text:h text:style-name="P285" text:outline-level="2"><text:bookmark-start text:name="__RefHeading___Toc3604_678818557"/><text:span text:style-name="T143">Standard library</text:span> functions<text:bookmark-end text:name="__RefHeading___Toc3604_678818557"/></text:h>
      <text:p text:style-name="P42"><text:tab/>BitTwiddler has a number of functions that are built-in, part of the standard library.</text:p>
      <text:p text:style-name="P43"/>
      <text:h text:style-name="Heading_20_3" text:outline-level="3"><text:bookmark-start text:name="__RefHeading___Toc2449_709759715"/>emit<text:bookmark-end text:name="__RefHeading___Toc2449_709759715"/></text:h>
      <text:p text:style-name="Code"><text:tab/>emit (val : string) : None</text:p>
      <text:p text:style-name="Text_20_body"><text:span text:style-name="T143"><text:tab/>Emits </text:span><text:span text:style-name="Code">val</text:span><text:span text:style-name="T143"> to the standard output. </text:span><text:span text:style-name="Code"><text:span text:style-name="T313">val </text:span></text:span><text:span text:style-name="T313">is parsed at compile time, so it </text:span><text:span text:style-name="T55">must</text:span><text:span text:style-name="T313"> be a literal string.</text:span></text:p>
      <text:p text:style-name="P42"/>
      <text:h text:style-name="Heading_20_3" text:outline-level="3"><text:bookmark-start text:name="__RefHeading___Toc2451_709759715"/>print<text:bookmark-end text:name="__RefHeading___Toc2451_709759715"/></text:h>
      <text:p text:style-name="Code"><text:tab/>print (val : string) : None</text:p>
      <text:p text:style-name="P232"><text:tab/>Prints <text:span text:style-name="Code">val</text:span> to standard error. <text:span text:style-name="Code"><text:span text:style-name="T313">val </text:span></text:span><text:span text:style-name="T313">is parsed at compile time, so it </text:span><text:span text:style-name="T55">must</text:span><text:span text:style-name="T313"> be a literal string.</text:span></text:p>
      <text:p text:style-name="P42"/>
      <text:h text:style-name="Heading_20_3" text:outline-level="3"><text:bookmark-start text:name="__RefHeading___Toc2453_709759715"/>fatal<text:bookmark-end text:name="__RefHeading___Toc2453_709759715"/></text:h>
      <text:p text:style-name="Code"><text:tab/>fatal (val : string) : None</text:p>
      <text:p text:style-name="P232"><text:tab/>Prints <text:span text:style-name="Code">val</text:span> to standard error; exits from the program. <text:span text:style-name="Code"><text:span text:style-name="T313">val </text:span></text:span><text:span text:style-name="T313">is parsed at compile time, so it </text:span><text:span text:style-name="T55">must</text:span><text:span text:style-name="T313"> be a literal string.</text:span></text:p>
      <text:p text:style-name="P42"/>
      <text:h text:style-name="Heading_20_3" text:outline-level="3"><text:bookmark-start text:name="__RefHeading___Toc2459_709759715"/>len<text:bookmark-end text:name="__RefHeading___Toc2459_709759715"/></text:h>
      <text:p text:style-name="Code"><text:tab/>len (val : *) : uint64</text:p>
      <text:p text:style-name="P42"><text:tab/>Returns the length of <text:span text:style-name="Code">val</text:span><text:span text:style-name="T144">:</text:span></text:p>
      <text:list xml:id="list6648286326826690364" text:style-name="L4">
        <text:list-item>
          <text:p text:style-name="P268">If <text:span text:style-name="Code">val</text:span> is an array, returns the length of the array<text:span text:style-name="T145">;</text:span></text:p>
        </text:list-item>
        <text:list-item>
          <text:p text:style-name="P269">If <text:span text:style-name="Code">val</text:span> is a string, returns the number of characters;</text:p>
        </text:list-item>
      </text:list>
      <text:h text:style-name="P285" text:outline-level="2"><text:bookmark-start text:name="__RefHeading___Toc4499_709759715"/><text:span text:style-name="T38">Example Program</text:span><text:span text:style-name="T39">: binary data</text:span><text:bookmark-end text:name="__RefHeading___Toc4499_709759715"/></text:h>
      <text:p text:style-name="P44"/>
      <text:p text:style-name="P46"><text:tab/>Consider a hypothetical computer game that stores <text:span text:style-name="T146">character attributes</text:span> in binary file<text:span text:style-name="T146">s</text:span>, and the following content for one of these files encoding <text:span text:style-name="T314">two</text:span> characters name and <text:span text:style-name="T315">level</text:span> (numbers are in hexadecimal):</text:p>
      <table:table table:name="Table7" table:style-name="Table7">
        <table:table-column table:style-name="Table7.A"/>
        <table:table-column table:style-name="Table7.B" table:number-columns-repeated="5"/>
        <table:table-column table:style-name="Table7.G"/>
        <table:table-column table:style-name="Table7.H" table:number-columns-repeated="2"/>
        <table:table-column table:style-name="Table7.B" table:number-columns-repeated="3"/>
        <table:table-column table:style-name="Table7.M" table:number-columns-repeated="3"/>
        <table:table-row>
          <table:table-cell table:style-name="Table7.A1" office:value-type="string">
            <text:p text:style-name="P174"><text:span text:style-name="Code"><text:span text:style-name="T62">02</text:span></text:span></text:p>
          </table:table-cell>
          <table:table-cell table:style-name="Table7.A1" office:value-type="string">
            <text:p text:style-name="P293"><text:span text:style-name="Code"><text:span text:style-name="T79">'B'</text:span></text:span></text:p>
          </table:table-cell>
          <table:table-cell table:style-name="Table7.A1" office:value-type="string">
            <text:p text:style-name="P293"><text:span text:style-name="Code"><text:span text:style-name="T79">'a'</text:span></text:span></text:p>
          </table:table-cell>
          <table:table-cell table:style-name="Table7.A1" office:value-type="string">
            <text:p text:style-name="P174"><text:span text:style-name="Code"><text:span text:style-name="T62">'</text:span></text:span><text:span text:style-name="Code"><text:span text:style-name="T79">r</text:span></text:span><text:span text:style-name="Code"><text:span text:style-name="T62">'</text:span></text:span></text:p>
          </table:table-cell>
          <table:table-cell table:style-name="Table7.A1" office:value-type="string">
            <text:p text:style-name="P174"><text:span text:style-name="Code"><text:span text:style-name="T62">'</text:span></text:span><text:span text:style-name="Code"><text:span text:style-name="T79">r</text:span></text:span><text:span text:style-name="Code"><text:span text:style-name="T62">'</text:span></text:span></text:p>
          </table:table-cell>
          <table:table-cell table:style-name="Table7.A1" office:value-type="string">
            <text:p text:style-name="P174"><text:span text:style-name="Code"><text:span text:style-name="T62">'</text:span></text:span><text:span text:style-name="Code"><text:span text:style-name="T79">y</text:span></text:span><text:span text:style-name="Code"><text:span text:style-name="T62">'</text:span></text:span></text:p>
          </table:table-cell>
          <table:table-cell table:style-name="Table7.A1" office:value-type="string">
            <text:p text:style-name="P293"><text:span text:style-name="Code"><text:span text:style-name="T79">00</text:span></text:span></text:p>
          </table:table-cell>
          <table:table-cell table:style-name="Table7.A1" office:value-type="string">
            <text:p text:style-name="P174"><text:span text:style-name="Code"><text:span text:style-name="T62">0</text:span></text:span><text:span text:style-name="Code"><text:span text:style-name="T79">A</text:span></text:span></text:p>
          </table:table-cell>
          <table:table-cell table:style-name="Table7.A1" office:value-type="string">
            <text:p text:style-name="P293"><text:span text:style-name="Code"><text:span text:style-name="T79">00</text:span></text:span></text:p>
          </table:table-cell>
          <table:table-cell table:style-name="Table7.A1" office:value-type="string">
            <text:p text:style-name="P174"><text:span text:style-name="Code"><text:span text:style-name="T66">'A'</text:span></text:span></text:p>
          </table:table-cell>
          <table:table-cell table:style-name="Table7.A1" office:value-type="string">
            <text:p text:style-name="P174"><text:span text:style-name="Code"><text:span text:style-name="T62">'</text:span></text:span><text:span text:style-name="Code"><text:span text:style-name="T66">n</text:span></text:span><text:span text:style-name="Code"><text:span text:style-name="T62">'</text:span></text:span></text:p>
          </table:table-cell>
          <table:table-cell table:style-name="Table7.A1" office:value-type="string">
            <text:p text:style-name="P174"><text:span text:style-name="Code"><text:span text:style-name="T62">'</text:span></text:span><text:span text:style-name="Code"><text:span text:style-name="T66">n</text:span></text:span><text:span text:style-name="Code"><text:span text:style-name="T62">'</text:span></text:span></text:p>
          </table:table-cell>
          <table:table-cell table:style-name="Table7.A1" office:value-type="string">
            <text:p text:style-name="P295"><text:span text:style-name="Code"><text:span text:style-name="T80">00</text:span></text:span></text:p>
          </table:table-cell>
          <table:table-cell table:style-name="Table7.A1" office:value-type="string">
            <text:p text:style-name="P295"><text:span text:style-name="Code"><text:span text:style-name="T80">37</text:span></text:span></text:p>
          </table:table-cell>
          <table:table-cell table:style-name="Table7.O1" office:value-type="string">
            <text:p text:style-name="P174"><text:span text:style-name="Code"><text:span text:style-name="T68">00</text:span></text:span></text:p>
          </table:table-cell>
        </table:table-row>
        <table:table-row>
          <table:table-cell table:style-name="Table7.A2" office:value-type="string">
            <text:p text:style-name="P174">Two <text:span text:style-name="T315">characters</text:span></text:p>
            <text:p text:style-name="P299">(uint8)</text:p>
          </table:table-cell>
          <table:table-cell table:style-name="Table7.B2" table:number-columns-spanned="6" office:value-type="string">
            <text:p text:style-name="P296"><text:span text:style-name="T316">N</text:span>ame<text:span text:style-name="T315"> (string)</text:span></text:p>
            <text:p text:style-name="P296">“<text:span text:style-name="T315">Barry</text:span>”</text:p>
          </table:table-cell>
          <table:covered-table-cell/>
          <table:covered-table-cell/>
          <table:covered-table-cell/>
          <table:covered-table-cell/>
          <table:covered-table-cell/>
          <table:table-cell table:style-name="Table7.A2" table:number-columns-spanned="2" office:value-type="string">
            <text:p text:style-name="P174"><text:span text:style-name="T316">Level (uint16)</text:span></text:p>
            <text:p text:style-name="P297">10</text:p>
          </table:table-cell>
          <table:covered-table-cell/>
          <table:table-cell table:style-name="Table7.A2" table:number-columns-spanned="4" office:value-type="string">
            <text:p text:style-name="P298">Name</text:p>
            <text:p text:style-name="P176">"Ann"</text:p>
          </table:table-cell>
          <table:covered-table-cell/>
          <table:covered-table-cell/>
          <table:covered-table-cell/>
          <table:table-cell table:style-name="Table7.N2" table:number-columns-spanned="2" office:value-type="string">
            <text:p text:style-name="P298">Level</text:p>
            <text:p text:style-name="P298">55</text:p>
          </table:table-cell>
          <table:covered-table-cell/>
        </table:table-row>
      </table:table>
      <text:p text:style-name="P48"/>
      <text:p text:style-name="P338"><text:span text:style-name="T32">func</text:span> read_character():<text:span text:style-name="T32">None</text:span> {</text:p>
      <text:p text:style-name="P337"><text:s text:c="4"/><text:span text:style-name="T32">var</text:span> name:<text:span text:style-name="T32">string</text:span>;</text:p>
      <text:p text:style-name="P337"><text:s text:c="4"/><text:span text:style-name="T32">var</text:span> level:<text:span text:style-name="T32">uint16</text:span>;</text:p>
      <text:p text:style-name="P337"/>
      <text:p text:style-name="P337"><text:s text:c="4"/><text:span text:style-name="T32">emit</text:span>(<text:span text:style-name="T195">"</text:span><text:span text:style-name="T194"> <text:s/></text:span><text:span text:style-name="T195">\</text:span><text:span text:style-name="T190">"{name}</text:span><text:span text:style-name="T195">\</text:span><text:span text:style-name="T190">": {</text:span><text:span text:style-name="T195">\</text:span><text:span text:style-name="T190">"level</text:span><text:span text:style-name="T195">\</text:span><text:span text:style-name="T190">": {level} }\n</text:span><text:span text:style-name="T195">"</text:span>);</text:p>
      <text:p text:style-name="P337">}</text:p>
      <text:p text:style-name="P100"><text:span text:style-name="T56"/></text:p>
      <text:p text:style-name="P100"><text:span text:style-name="T56">main</text:span> {<text:span text:style-name="T187"><text:tab/><text:tab/><text:tab/><text:tab/><text:tab/><text:tab/> <text:s text:c="4"/></text:span><text:span text:style-name="T161"># Entry point</text:span></text:p>
      <text:p text:style-name="P95"><text:span text:style-name="T201"><text:s text:c="2"/></text:span><text:span text:style-name="T43">var</text:span><text:span text:style-name="T201"> </text:span>num<text:span text:style-name="T317">Chars</text:span>: <text:span text:style-name="T32">uint8</text:span>;<text:span text:style-name="T187"><text:tab/><text:tab/><text:tab/></text:span><text:span text:style-name="T161"># Reads in </text:span><text:span text:style-name="T162">the </text:span><text:span text:style-name="T160">number of </text:span><text:span text:style-name="T178">characters in the game</text:span></text:p>
      <text:p text:style-name="P334"><text:span text:style-name="T201"><text:s text:c="2"/></text:span></text:p>
      <text:p text:style-name="P335"><text:s text:c="2"/><text:span text:style-name="T32">emit</text:span><text:span text:style-name="T62">(</text:span><text:span text:style-name="T195">"</text:span><text:span text:style-name="T190">{\n</text:span><text:span text:style-name="T195">"</text:span>);</text:p>
      <text:p text:style-name="P334"><text:span text:style-name="T318"><text:s text:c="2"/></text:span><text:span text:style-name="T57">var</text:span><text:span text:style-name="T318"> i:</text:span><text:span text:style-name="T57">uint8</text:span><text:span text:style-name="T318"> = 0;</text:span></text:p>
      <text:p text:style-name="P335"><text:s text:c="2"/><text:span text:style-name="T32">while</text:span> i &lt; numChars {</text:p>
      <text:p text:style-name="P335"><text:s text:c="4"/>read_character();</text:p>
      <text:p text:style-name="P335"><text:s text:c="4"/>i = i + 1;</text:p>
      <text:p text:style-name="P335"><text:s text:c="2"/>}</text:p>
      <text:p text:style-name="P335"><text:s text:c="2"/><text:span text:style-name="T32">emit</text:span>(<text:span text:style-name="T195">"</text:span><text:span text:style-name="T190">}\n</text:span><text:span text:style-name="T195">"</text:span>);</text:p>
      <text:p text:style-name="P104">}</text:p>
      <text:h text:style-name="P285" text:outline-level="2"><text:bookmark-start text:name="__RefHeading___Toc4501_709759715"/><text:span text:style-name="T38">Example Program</text:span><text:span text:style-name="T39">: </text:span><text:span text:style-name="T42">gcd</text:span><text:bookmark-end text:name="__RefHeading___Toc4501_709759715"/></text:h>
      <text:p text:style-name="P46"><text:tab/></text:p>
      <text:p text:style-name="P106"><text:span text:style-name="T32">func </text:span><text:span text:style-name="T62">gcd</text:span><text:span text:style-name="T70"> </text:span><text:span text:style-name="T62">(a:</text:span><text:span text:style-name="T32">uint64</text:span><text:span text:style-name="T62">, b:</text:span><text:span text:style-name="T32">uint64</text:span><text:span text:style-name="T62">)</text:span><text:span text:style-name="T73"> : </text:span><text:span text:style-name="T44">uint64</text:span><text:span text:style-name="T62"> {</text:span></text:p>
      <text:p text:style-name="P108"><text:span text:style-name="T62"><text:s text:c="4"/></text:span><text:span text:style-name="T42">if</text:span><text:span text:style-name="T71"> b == 0 {</text:span></text:p>
      <text:p text:style-name="P106"><text:span text:style-name="T62"><text:s text:c="8"/></text:span><text:span text:style-name="T59">return</text:span><text:span text:style-name="T81"> </text:span><text:span text:style-name="T62">a;</text:span></text:p>
      <text:p text:style-name="P106"><text:span text:style-name="T62"><text:s text:c="4"/>} </text:span><text:span text:style-name="T32">else</text:span><text:span text:style-name="T62"> {</text:span></text:p>
      <text:p text:style-name="P117"><text:s text:c="8"/><text:span text:style-name="T59">return</text:span><text:span text:style-name="T322"> </text:span>gcd(b, a % b);</text:p>
      <text:p text:style-name="P117"><text:s text:c="4"/>}<text:span text:style-name="T202">;</text:span></text:p>
      <text:p text:style-name="P117">}</text:p>
      <text:p text:style-name="P119"/>
      <text:p text:style-name="P100"><text:span text:style-name="T60">main</text:span> {</text:p>
      <text:p text:style-name="P108"><text:s text:c="5"/><text:span text:style-name="T44">var</text:span><text:span text:style-name="T202"> </text:span>a : <text:span text:style-name="T32">uint</text:span><text:span text:style-name="T44">64</text:span><text:span text:style-name="T61"> </text:span><text:span text:style-name="T82">= 10</text:span>;</text:p>
      <text:p text:style-name="P108"><text:s text:c="5"/><text:span text:style-name="T44">var</text:span><text:span text:style-name="T202"> </text:span>b : <text:span text:style-name="T32">uint</text:span><text:span text:style-name="T44">64</text:span><text:span text:style-name="T61"> </text:span><text:span text:style-name="T82">= 5</text:span>;</text:p>
      <text:p text:style-name="P108"/>
      <text:p text:style-name="P108"><text:s text:c="5"/><text:span text:style-name="T44">var</text:span><text:span text:style-name="T202"> </text:span>r = gcd(a, b);<text:span text:style-name="T200"><text:tab/></text:span><text:span text:style-name="T157"># </text:span><text:span text:style-name="T171">A</text:span><text:span text:style-name="T170">utomatic type for </text:span><text:span text:style-name="T169">r</text:span><text:span text:style-name="T170"> (</text:span><text:span text:style-name="T169">uint64</text:span><text:span text:style-name="T170">)</text:span></text:p>
      <text:p text:style-name="P108"><text:s text:c="5"/><text:span text:style-name="T32">emit</text:span>(<text:span text:style-name="T196">"</text:span><text:span text:style-name="T193">gcd({a}, {b}) = {r}\n</text:span><text:span text:style-name="T196">"</text:span>);</text:p>
      <text:p text:style-name="P336">}</text:p>
      <text:p text:style-name="Text_20_body"/>
      <text:h text:style-name="P277" text:outline-level="1">Project Plan</text:h>
      <text:h text:style-name="P283" text:outline-level="2"><text:span text:style-name="T323">Planning</text:span></text:h>
      <text:h text:style-name="P282" text:outline-level="2">Specification</text:h>
      <text:h text:style-name="P282" text:outline-level="2">Development</text:h>
      <text:h text:style-name="P282" text:outline-level="2">Testing</text:h>
      <text:h text:style-name="P282" text:outline-level="2">Programming style guide</text:h>
      <text:h text:style-name="P282" text:outline-level="2">Timeline</text:h>
      <text:h text:style-name="P282" text:outline-level="2">Roles and Responsibilities</text:h>
      <text:h text:style-name="P282" text:outline-level="2">Software development environment</text:h>
      <text:h text:style-name="P282" text:outline-level="2">Project log</text:h>
      <text:h text:style-name="P273" text:outline-level="1">Architectural Design</text:h>
      <text:p text:style-name="P260">Block diagram</text:p>
      <text:p text:style-name="P260">Interfaces between components</text:p>
      <text:p text:style-name="P260">Who implemented each components</text:p>
      <text:h text:style-name="P273" text:outline-level="1">Test plan</text:h>
      <text:p text:style-name="P260">Show two or three representative source language programs along with the target language program generated for each </text:p>
      <text:p text:style-name="P261">Show the test suites used to test your translator </text:p>
      <text:p text:style-name="P261">Explain why and how these test cases were chosen </text:p>
      <text:p text:style-name="P261">What kind of automation was used in testing </text:p>
      <text:p text:style-name="Text_20_body">State who did what </text:p>
      <text:h text:style-name="P273" text:outline-level="1">Lessons learned</text:h>
      <text:h text:style-name="P284" text:outline-level="2">Advice for future students</text:h>
      <text:h text:style-name="P273" text:outline-level="1">Code listing</text:h>
      <text:p text:style-name="P260"/>
      <text:p text:style-name="P264"><text:span text:style-name="T32"/></text:p>
      <text:p text:style-name="P267"><text:soft-page-break/>var x : int32 = 0;</text:p>
      <text:p text:style-name="P267">var x : int64 = 1;</text:p>
      <text:p text:style-name="P267"/>
      <text:p text:style-name="P267">main {</text:p>
      <text:p text:style-name="P2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Bold" style:font-pitch="fixed"/>
    <style:font-face style:name="Ubuntu Mono1"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hadow="non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1" fo:font-family="'Liberation Sans'" style:font-style-name="Regular" style:font-family-generic="swiss" style:font-pitch="variable" style:font-size-asian="10.5pt"/>
    </style:style>
    <style:style style:name="Table_20_Heading" style:display-name="Table Heading" style:family="paragraph" style:parent-style-name="Table_20_Contents" style:class="extra"/>
    <style:style style:name="Title" style:family="paragraph" style:parent-style-name="Heading" style:class="chapter"/>
    <style:style style:name="Code" style:family="paragraph" style:parent-style-name="Text_20_body">
      <style:paragraph-properties fo:margin-left="0.2in" fo:margin-right="0.2in" fo:margin-top="0.2201in" fo:margin-bottom="0.2201in" loext:contextual-spacing="true" fo:text-indent="0in" style:auto-text-indent="false" fo:padding="0.1402in" fo:border-left="none" fo:border-right="none" fo:border-top="0.06pt solid #666666" fo:border-bottom="0.06pt solid #666666" style:shadow="#dddddd 0.0402in 0.0402in"/>
      <style:text-properties style:font-name="Ubuntu Mono" fo:font-family="'Ubuntu Mono'" style:font-style-name="Bold" style:font-pitch="fixed" fo:font-weight="normal" fo:background-color="transparent"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4" style:display-name="Heading 4" style:family="paragraph" style:parent-style-name="Heading" style:default-outline-level="" style:list-style-name="" style:class="text">
      <style:paragraph-properties fo:margin-top="0.1701in" fo:margin-bottom="0.1799in" loext:contextual-spacing="false" text:number-lines="true" text:line-number="0"/>
      <style:text-properties fo:font-weight="normal"/>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2" style:display-name="Contents 2" style:family="paragraph" style:parent-style-name="Index" style:class="index"/>
    <style:style style:name="Contents_20_3" style:display-name="Contents 3" style:family="paragraph" style:parent-style-name="Index" style:class="index"/>
    <style:style style:name="Footnote" style:family="paragraph" style:parent-style-name="Standard" style:class="extra"/>
    <style:style style:name="Note" style:family="paragraph" style:parent-style-name="Text_20_body" style:next-style-name="Text_20_body" style:master-page-name="">
      <loext:graphic-properties draw:fill-color="#006699"/>
      <style:paragraph-properties fo:margin-left="0.1in" fo:margin-right="0.1in" fo:margin-top="0.2in" fo:margin-bottom="0.2in" loext:contextual-spacing="false" fo:text-indent="0in" style:auto-text-indent="false" style:page-number="auto" fo:padding="0.1799in" fo:border="1.5pt fine-dashed #666666" style:shadow="#dddddd 0.0201in 0.0201in">
        <style:tab-stops/>
      </style:paragraph-properties>
      <style:text-properties style:font-name="Liberation Sans1" fo:font-family="'Liberation Sans'" style:font-style-name="Regular" style:font-family-generic="swiss" style:font-pitch="variable" fo:font-style="italic" fo:background-color="transparent" style:font-size-asian="10.5pt"/>
    </style:style>
    <style:style style:name="First_20_line_20_indent" style:display-name="First line indent" style:family="paragraph" style:parent-style-name="Text_20_body" style:class="text"/>
    <style:style style:name="Quotations"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normal" style:font-weight-asian="normal" style:font-weight-complex="norma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style:font-name="Ubuntu Mono1" fo:font-family="'Ubuntu Mono'" style:font-style-name="Regular" style:font-pitch="fixed" fo:font-weight="bold" officeooo:rsid="0117ba17"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23:16:54.840509173</meta:creation-date>
    <dc:date>2018-12-16T23:41:17.451189594</dc:date>
    <meta:editing-duration>P1DT12H11M18S</meta:editing-duration>
    <meta:editing-cycles>817</meta:editing-cycles>
    <meta:generator>LibreOffice/5.1.6.2$Linux_X86_64 LibreOffice_project/10m0$Build-2</meta:generator>
    <meta:document-statistic meta:table-count="9" meta:image-count="0" meta:object-count="0" meta:page-count="38" meta:paragraph-count="744" meta:word-count="4050" meta:character-count="25289" meta:non-whitespace-character-count="21227"/>
  </office:meta>
</office:document-meta>
</file>